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">
      <style:table-cell-properties fo:border="thin solid #000000"/>
    </style:style>
    <style:style style:name="ce4" style:family="table-cell" style:parent-style-name="Default" style:data-style-name="N14">
      <style:table-cell-properties fo:border="thin solid #000000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3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3.56305555555556cm"/>
    </style:style>
    <style:style style:name="co3" style:family="table-column">
      <style:table-column-properties fo:break-before="auto" style:column-width="2.13430555555556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5.45041666666667cm" style:use-optimal-column-width="true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1.49930555555556cm" style:use-optimal-column-width="true"/>
    </style:style>
    <style:style style:name="co10" style:family="table-column">
      <style:table-column-properties fo:break-before="auto" style:column-width="2.55763888888889cm" style:use-optimal-column-width="true"/>
    </style:style>
    <style:style style:name="co11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shee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4" table:number-columns-repeated="16368" table:default-cell-style-name="ce1"/>
        <table:table-row table:style-name="ro1">
          <table:table-cell office:value-type="string" table:number-columns-spanned="5" table:number-rows-spanned="1" table:style-name="ce9">
            <text:p>旅館名稱</text:p>
          </table:table-cell>
          <table:covered-table-cell table:number-columns-repeated="4"/>
          <table:table-cell office:value-type="string" table:style-name="ce2">
            <text:p>Hotel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Room</text:p>
          </table:table-cell>
          <table:table-cell office:value-type="string" table:number-columns-spanned="2" table:number-rows-spanned="1" table:style-name="ce9">
            <text:p>Demand</text:p>
          </table:table-cell>
          <table:covered-table-cell/>
          <table:table-cell office:value-type="string" table:style-name="ce2">
            <text:p>Occupancy</text:p>
          </table:table-cell>
          <table:table-cell office:value-type="string" table:number-columns-spanned="2" table:number-rows-spanned="1" table:style-name="ce9">
            <text:p>ADR</text:p>
          </table:table-cell>
          <table:covered-table-cell/>
          <table:table-cell office:value-type="string" table:style-name="ce2">
            <text:p>Room_Revenue</text:p>
          </table:table-cell>
          <table:table-cell office:value-type="string" table:style-name="ce2">
            <text:p>F&amp;B_Revenue</text:p>
          </table:table-cell>
          <table:table-cell office:value-type="string" table:style-name="ce2">
            <text:p>Total_Revenue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圓山大飯店</text:p>
          </table:table-cell>
          <table:covered-table-cell table:number-columns-repeated="4"/>
          <table:table-cell office:value-type="string" office:string-value="圓山大飯店" table:formula="of:=SUBSTITUTE([.A2];&quot;*&quot;;&quot;&quot;)" table:style-name="ce6">
            <text:p>圓山大飯店</text:p>
          </table:table-cell>
          <table:table-cell office:value-type="string" table:style-name="ce6">
            <text:p>Taipei</text:p>
          </table:table-cell>
          <table:table-cell office:value-type="float" office:value="500" table:style-name="ce3">
            <text:p>500</text:p>
          </table:table-cell>
          <table:table-cell office:value-type="float" office:value="11502" table:number-columns-spanned="2" table:number-rows-spanned="1" table:style-name="ce8">
            <text:p>11,502</text:p>
          </table:table-cell>
          <table:covered-table-cell/>
          <table:table-cell office:value-type="percentage" office:value="0.76680000000000004" table:style-name="ce4">
            <text:p>76.68%</text:p>
          </table:table-cell>
          <table:table-cell office:value-type="float" office:value="3589.1242392627369" table:number-columns-spanned="2" table:number-rows-spanned="1" table:style-name="ce8">
            <text:p>3,589</text:p>
          </table:table-cell>
          <table:covered-table-cell/>
          <table:table-cell office:value-type="float" office:value="41282107" table:style-name="ce3">
            <text:p>41,282,107</text:p>
          </table:table-cell>
          <table:table-cell office:value-type="float" office:value="59082934" table:style-name="ce3">
            <text:p>59,082,934</text:p>
          </table:table-cell>
          <table:table-cell office:value-type="float" office:value="115111639" table:style-name="ce3">
            <text:p>115,111,6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國賓大飯店</text:p>
          </table:table-cell>
          <table:covered-table-cell table:number-columns-repeated="4"/>
          <table:table-cell office:value-type="string" office:string-value="國賓大飯店" table:formula="of:=SUBSTITUTE([.A3];&quot;*&quot;;&quot;&quot;)" table:style-name="ce6">
            <text:p>國賓大飯店</text:p>
          </table:table-cell>
          <table:table-cell office:value-type="string" table:style-name="ce6">
            <text:p>Taipei</text:p>
          </table:table-cell>
          <table:table-cell office:value-type="float" office:value="316" table:style-name="ce3">
            <text:p>316</text:p>
          </table:table-cell>
          <table:table-cell office:value-type="float" office:value="5828" table:number-columns-spanned="2" table:number-rows-spanned="1" table:style-name="ce8">
            <text:p>5,828</text:p>
          </table:table-cell>
          <table:covered-table-cell/>
          <table:table-cell office:value-type="percentage" office:value="0.6147679324894515" table:style-name="ce4">
            <text:p>61.48%</text:p>
          </table:table-cell>
          <table:table-cell office:value-type="float" office:value="3715.0677762525738" table:number-columns-spanned="2" table:number-rows-spanned="1" table:style-name="ce8">
            <text:p>3,715</text:p>
          </table:table-cell>
          <table:covered-table-cell/>
          <table:table-cell office:value-type="float" office:value="21651415" table:style-name="ce3">
            <text:p>21,651,415</text:p>
          </table:table-cell>
          <table:table-cell office:value-type="float" office:value="76404453" table:style-name="ce3">
            <text:p>76,404,453</text:p>
          </table:table-cell>
          <table:table-cell office:value-type="float" office:value="104372337" table:style-name="ce3">
            <text:p>104,372,3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北華國大飯店</text:p>
          </table:table-cell>
          <table:covered-table-cell table:number-columns-repeated="4"/>
          <table:table-cell office:value-type="string" office:string-value="台北華國大飯店" table:formula="of:=SUBSTITUTE([.A4];&quot;*&quot;;&quot;&quot;)" table:style-name="ce6">
            <text:p>台北華國大飯店</text:p>
          </table:table-cell>
          <table:table-cell office:value-type="string" table:style-name="ce6">
            <text:p>Taipei</text:p>
          </table:table-cell>
          <table:table-cell office:value-type="float" office:value="326" table:style-name="ce3">
            <text:p>326</text:p>
          </table:table-cell>
          <table:table-cell office:value-type="float" office:value="7269" table:number-columns-spanned="2" table:number-rows-spanned="1" table:style-name="ce8">
            <text:p>7,269</text:p>
          </table:table-cell>
          <table:covered-table-cell/>
          <table:table-cell office:value-type="percentage" office:value="0.74325153374233133" table:style-name="ce4">
            <text:p>74.33%</text:p>
          </table:table-cell>
          <table:table-cell office:value-type="float" office:value="2944.1184482047051" table:number-columns-spanned="2" table:number-rows-spanned="1" table:style-name="ce8">
            <text:p>2,944</text:p>
          </table:table-cell>
          <table:covered-table-cell/>
          <table:table-cell office:value-type="float" office:value="21400797" table:style-name="ce3">
            <text:p>21,400,797</text:p>
          </table:table-cell>
          <table:table-cell office:value-type="float" office:value="9583154" table:style-name="ce3">
            <text:p>9,583,154</text:p>
          </table:table-cell>
          <table:table-cell office:value-type="float" office:value="32998923" table:style-name="ce3">
            <text:p>32,998,92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華泰王子大飯店</text:p>
          </table:table-cell>
          <table:covered-table-cell table:number-columns-repeated="4"/>
          <table:table-cell office:value-type="string" office:string-value="華泰王子大飯店" table:formula="of:=SUBSTITUTE([.A5];&quot;*&quot;;&quot;&quot;)" table:style-name="ce6">
            <text:p>華泰王子大飯店</text:p>
          </table:table-cell>
          <table:table-cell office:value-type="string" table:style-name="ce6">
            <text:p>Taipei</text:p>
          </table:table-cell>
          <table:table-cell office:value-type="float" office:value="203" table:style-name="ce3">
            <text:p>203</text:p>
          </table:table-cell>
          <table:table-cell office:value-type="float" office:value="4680" table:number-columns-spanned="2" table:number-rows-spanned="1" table:style-name="ce8">
            <text:p>4,680</text:p>
          </table:table-cell>
          <table:covered-table-cell/>
          <table:table-cell office:value-type="percentage" office:value="0.76847290640394084" table:style-name="ce4">
            <text:p>76.85%</text:p>
          </table:table-cell>
          <table:table-cell office:value-type="float" office:value="2773.979487179487" table:number-columns-spanned="2" table:number-rows-spanned="1" table:style-name="ce8">
            <text:p>2,774</text:p>
          </table:table-cell>
          <table:covered-table-cell/>
          <table:table-cell office:value-type="float" office:value="12982224" table:style-name="ce3">
            <text:p>12,982,224</text:p>
          </table:table-cell>
          <table:table-cell office:value-type="float" office:value="10275284" table:style-name="ce3">
            <text:p>10,275,284</text:p>
          </table:table-cell>
          <table:table-cell office:value-type="float" office:value="25640726" table:style-name="ce3">
            <text:p>25,640,7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豪景大酒店</text:p>
          </table:table-cell>
          <table:covered-table-cell table:number-columns-repeated="4"/>
          <table:table-cell office:value-type="string" office:string-value="豪景大酒店" table:formula="of:=SUBSTITUTE([.A6];&quot;*&quot;;&quot;&quot;)" table:style-name="ce6">
            <text:p>豪景大酒店</text:p>
          </table:table-cell>
          <table:table-cell office:value-type="string" table:style-name="ce6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4368" table:number-columns-spanned="2" table:number-rows-spanned="1" table:style-name="ce8">
            <text:p>4,368</text:p>
          </table:table-cell>
          <table:covered-table-cell/>
          <table:table-cell office:value-type="percentage" office:value="0.6966507177033493" table:style-name="ce4">
            <text:p>69.67%</text:p>
          </table:table-cell>
          <table:table-cell office:value-type="float" office:value="2079.9967948717949" table:number-columns-spanned="2" table:number-rows-spanned="1" table:style-name="ce8">
            <text:p>2,080</text:p>
          </table:table-cell>
          <table:covered-table-cell/>
          <table:table-cell office:value-type="float" office:value="9085426" table:style-name="ce3">
            <text:p>9,085,426</text:p>
          </table:table-cell>
          <table:table-cell office:value-type="float" office:value="1484687" table:style-name="ce3">
            <text:p>1,484,687</text:p>
          </table:table-cell>
          <table:table-cell office:value-type="float" office:value="10858755" table:style-name="ce3">
            <text:p>10,858,7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國王大飯店</text:p>
          </table:table-cell>
          <table:covered-table-cell table:number-columns-repeated="4"/>
          <table:table-cell office:value-type="string" office:string-value="國王大飯店" table:formula="of:=SUBSTITUTE([.A7];&quot;*&quot;;&quot;&quot;)" table:style-name="ce6">
            <text:p>國王大飯店</text:p>
          </table:table-cell>
          <table:table-cell office:value-type="string" table:style-name="ce6">
            <text:p>Taipei</text:p>
          </table:table-cell>
          <table:table-cell office:value-type="float" office:value="97" table:style-name="ce3">
            <text:p>97</text:p>
          </table:table-cell>
          <table:table-cell office:value-type="float" office:value="1968" table:number-columns-spanned="2" table:number-rows-spanned="1" table:style-name="ce8">
            <text:p>1,968</text:p>
          </table:table-cell>
          <table:covered-table-cell/>
          <table:table-cell office:value-type="percentage" office:value="0.67628865979381447" table:style-name="ce4">
            <text:p>67.63%</text:p>
          </table:table-cell>
          <table:table-cell office:value-type="float" office:value="1560.491869918699" table:number-columns-spanned="2" table:number-rows-spanned="1" table:style-name="ce8">
            <text:p>1,560</text:p>
          </table:table-cell>
          <table:covered-table-cell/>
          <table:table-cell office:value-type="float" office:value="3071048" table:style-name="ce3">
            <text:p>3,071,048</text:p>
          </table:table-cell>
          <table:table-cell office:value-type="float" office:value="808863" table:style-name="ce3">
            <text:p>808,863</text:p>
          </table:table-cell>
          <table:table-cell office:value-type="float" office:value="3935876" table:style-name="ce3">
            <text:p>3,935,8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北凱撒大飯店</text:p>
          </table:table-cell>
          <table:covered-table-cell table:number-columns-repeated="4"/>
          <table:table-cell office:value-type="string" office:string-value="台北凱撒大飯店" table:formula="of:=SUBSTITUTE([.A8];&quot;*&quot;;&quot;&quot;)" table:style-name="ce6">
            <text:p>台北凱撒大飯店</text:p>
          </table:table-cell>
          <table:table-cell office:value-type="string" table:style-name="ce6">
            <text:p>Taipei</text:p>
          </table:table-cell>
          <table:table-cell office:value-type="float" office:value="478" table:style-name="ce3">
            <text:p>478</text:p>
          </table:table-cell>
          <table:table-cell office:value-type="float" office:value="12128" table:number-columns-spanned="2" table:number-rows-spanned="1" table:style-name="ce8">
            <text:p>12,128</text:p>
          </table:table-cell>
          <table:covered-table-cell/>
          <table:table-cell office:value-type="percentage" office:value="0.84574616457461649" table:style-name="ce4">
            <text:p>84.57%</text:p>
          </table:table-cell>
          <table:table-cell office:value-type="float" office:value="3460.5762697889181" table:number-columns-spanned="2" table:number-rows-spanned="1" table:style-name="ce8">
            <text:p>3,461</text:p>
          </table:table-cell>
          <table:covered-table-cell/>
          <table:table-cell office:value-type="float" office:value="41969869" table:style-name="ce3">
            <text:p>41,969,869</text:p>
          </table:table-cell>
          <table:table-cell office:value-type="float" office:value="21931613" table:style-name="ce3">
            <text:p>21,931,613</text:p>
          </table:table-cell>
          <table:table-cell office:value-type="float" office:value="66893863" table:style-name="ce3">
            <text:p>66,893,8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康華大飯店</text:p>
          </table:table-cell>
          <table:covered-table-cell table:number-columns-repeated="4"/>
          <table:table-cell office:value-type="string" office:string-value="康華大飯店" table:formula="of:=SUBSTITUTE([.A9];&quot;*&quot;;&quot;&quot;)" table:style-name="ce6">
            <text:p>康華大飯店</text:p>
          </table:table-cell>
          <table:table-cell office:value-type="string" table:style-name="ce6">
            <text:p>Taipei</text:p>
          </table:table-cell>
          <table:table-cell office:value-type="float" office:value="215" table:style-name="ce3">
            <text:p>215</text:p>
          </table:table-cell>
          <table:table-cell office:value-type="float" office:value="3952" table:number-columns-spanned="2" table:number-rows-spanned="1" table:style-name="ce8">
            <text:p>3,952</text:p>
          </table:table-cell>
          <table:covered-table-cell/>
          <table:table-cell office:value-type="percentage" office:value="0.61271317829457361" table:style-name="ce4">
            <text:p>61.27%</text:p>
          </table:table-cell>
          <table:table-cell office:value-type="float" office:value="2262.0544028340082" table:number-columns-spanned="2" table:number-rows-spanned="1" table:style-name="ce8">
            <text:p>2,262</text:p>
          </table:table-cell>
          <table:covered-table-cell/>
          <table:table-cell office:value-type="float" office:value="8939639" table:style-name="ce3">
            <text:p>8,939,639</text:p>
          </table:table-cell>
          <table:table-cell office:value-type="float" office:value="10491081" table:style-name="ce3">
            <text:p>10,491,081</text:p>
          </table:table-cell>
          <table:table-cell office:value-type="float" office:value="20174638" table:style-name="ce3">
            <text:p>20,174,63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兄弟大飯店</text:p>
          </table:table-cell>
          <table:covered-table-cell table:number-columns-repeated="4"/>
          <table:table-cell office:value-type="string" office:string-value="兄弟大飯店" table:formula="of:=SUBSTITUTE([.A10];&quot;*&quot;;&quot;&quot;)" table:style-name="ce6">
            <text:p>兄弟大飯店</text:p>
          </table:table-cell>
          <table:table-cell office:value-type="string" table:style-name="ce6">
            <text:p>Taipei</text:p>
          </table:table-cell>
          <table:table-cell office:value-type="float" office:value="250" table:style-name="ce3">
            <text:p>250</text:p>
          </table:table-cell>
          <table:table-cell office:value-type="float" office:value="4508" table:number-columns-spanned="2" table:number-rows-spanned="1" table:style-name="ce8">
            <text:p>4,508</text:p>
          </table:table-cell>
          <table:covered-table-cell/>
          <table:table-cell office:value-type="percentage" office:value="0.60106666666666664" table:style-name="ce4">
            <text:p>60.11%</text:p>
          </table:table-cell>
          <table:table-cell office:value-type="float" office:value="3384.81033717835" table:number-columns-spanned="2" table:number-rows-spanned="1" table:style-name="ce8">
            <text:p>3,385</text:p>
          </table:table-cell>
          <table:covered-table-cell/>
          <table:table-cell office:value-type="float" office:value="15258725" table:style-name="ce3">
            <text:p>15,258,725</text:p>
          </table:table-cell>
          <table:table-cell office:value-type="float" office:value="38387688" table:style-name="ce3">
            <text:p>38,387,688</text:p>
          </table:table-cell>
          <table:table-cell office:value-type="float" office:value="57830409" table:style-name="ce3">
            <text:p>57,830,4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三德大飯店</text:p>
          </table:table-cell>
          <table:covered-table-cell table:number-columns-repeated="4"/>
          <table:table-cell office:value-type="string" office:string-value="三德大飯店" table:formula="of:=SUBSTITUTE([.A11];&quot;*&quot;;&quot;&quot;)" table:style-name="ce6">
            <text:p>三德大飯店</text:p>
          </table:table-cell>
          <table:table-cell office:value-type="string" table:style-name="ce6">
            <text:p>Taipei</text:p>
          </table:table-cell>
          <table:table-cell office:value-type="float" office:value="287" table:style-name="ce3">
            <text:p>287</text:p>
          </table:table-cell>
          <table:table-cell office:value-type="float" office:value="3765" table:number-columns-spanned="2" table:number-rows-spanned="1" table:style-name="ce8">
            <text:p>3,765</text:p>
          </table:table-cell>
          <table:covered-table-cell/>
          <table:table-cell office:value-type="percentage" office:value="0.43728222996515681" table:style-name="ce4">
            <text:p>43.73%</text:p>
          </table:table-cell>
          <table:table-cell office:value-type="float" office:value="1798.9452855245679" table:number-columns-spanned="2" table:number-rows-spanned="1" table:style-name="ce8">
            <text:p>1,799</text:p>
          </table:table-cell>
          <table:covered-table-cell/>
          <table:table-cell office:value-type="float" office:value="6773029" table:style-name="ce3">
            <text:p>6,773,029</text:p>
          </table:table-cell>
          <table:table-cell office:value-type="float" office:value="3561411" table:style-name="ce3">
            <text:p>3,561,411</text:p>
          </table:table-cell>
          <table:table-cell office:value-type="float" office:value="13073573" table:style-name="ce3">
            <text:p>13,073,57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亞都麗緻大飯店</text:p>
          </table:table-cell>
          <table:covered-table-cell table:number-columns-repeated="4"/>
          <table:table-cell office:value-type="string" office:string-value="亞都麗緻大飯店" table:formula="of:=SUBSTITUTE([.A12];&quot;*&quot;;&quot;&quot;)" table:style-name="ce6">
            <text:p>亞都麗緻大飯店</text:p>
          </table:table-cell>
          <table:table-cell office:value-type="string" table:style-name="ce6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4194" table:number-columns-spanned="2" table:number-rows-spanned="1" table:style-name="ce8">
            <text:p>4,194</text:p>
          </table:table-cell>
          <table:covered-table-cell/>
          <table:table-cell office:value-type="percentage" office:value="0.66889952153110044" table:style-name="ce4">
            <text:p>66.89%</text:p>
          </table:table-cell>
          <table:table-cell office:value-type="float" office:value="4027.6225560324269" table:number-columns-spanned="2" table:number-rows-spanned="1" table:style-name="ce8">
            <text:p>4,028</text:p>
          </table:table-cell>
          <table:covered-table-cell/>
          <table:table-cell office:value-type="float" office:value="16891849" table:style-name="ce3">
            <text:p>16,891,849</text:p>
          </table:table-cell>
          <table:table-cell office:value-type="float" office:value="10080575" table:style-name="ce3">
            <text:p>10,080,575</text:p>
          </table:table-cell>
          <table:table-cell office:value-type="float" office:value="31348498" table:style-name="ce3">
            <text:p>31,348,4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國聯大飯店</text:p>
          </table:table-cell>
          <table:covered-table-cell table:number-columns-repeated="4"/>
          <table:table-cell office:value-type="string" office:string-value="國聯大飯店" table:formula="of:=SUBSTITUTE([.A13];&quot;*&quot;;&quot;&quot;)" table:style-name="ce6">
            <text:p>國聯大飯店</text:p>
          </table:table-cell>
          <table:table-cell office:value-type="string" table:style-name="ce6">
            <text:p>Taipei</text:p>
          </table:table-cell>
          <table:table-cell office:value-type="float" office:value="243" table:style-name="ce3">
            <text:p>243</text:p>
          </table:table-cell>
          <table:table-cell office:value-type="float" office:value="4690" table:number-columns-spanned="2" table:number-rows-spanned="1" table:style-name="ce8">
            <text:p>4,690</text:p>
          </table:table-cell>
          <table:covered-table-cell/>
          <table:table-cell office:value-type="percentage" office:value="0.64334705075445819" table:style-name="ce4">
            <text:p>64.33%</text:p>
          </table:table-cell>
          <table:table-cell office:value-type="float" office:value="2110.6780383795308" table:number-columns-spanned="2" table:number-rows-spanned="1" table:style-name="ce8">
            <text:p>2,111</text:p>
          </table:table-cell>
          <table:covered-table-cell/>
          <table:table-cell office:value-type="float" office:value="9899080" table:style-name="ce3">
            <text:p>9,899,080</text:p>
          </table:table-cell>
          <table:table-cell office:value-type="float" office:value="1341255" table:style-name="ce3">
            <text:p>1,341,255</text:p>
          </table:table-cell>
          <table:table-cell office:value-type="float" office:value="12442515" table:style-name="ce3">
            <text:p>12,442,5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北寒舍喜來登大飯店</text:p>
          </table:table-cell>
          <table:covered-table-cell table:number-columns-repeated="4"/>
          <table:table-cell office:value-type="string" office:string-value="台北寒舍喜來登大飯店" table:formula="of:=SUBSTITUTE([.A14];&quot;*&quot;;&quot;&quot;)" table:style-name="ce6">
            <text:p>台北寒舍喜來登大飯店</text:p>
          </table:table-cell>
          <table:table-cell office:value-type="string" table:style-name="ce6">
            <text:p>Taipei</text:p>
          </table:table-cell>
          <table:table-cell office:value-type="float" office:value="688" table:style-name="ce3">
            <text:p>688</text:p>
          </table:table-cell>
          <table:table-cell office:value-type="float" office:value="13430" table:number-columns-spanned="2" table:number-rows-spanned="1" table:style-name="ce8">
            <text:p>13,430</text:p>
          </table:table-cell>
          <table:covered-table-cell/>
          <table:table-cell office:value-type="percentage" office:value="0.65067829457364346" table:style-name="ce4">
            <text:p>65.07%</text:p>
          </table:table-cell>
          <table:table-cell office:value-type="float" office:value="4918.5877140729708" table:number-columns-spanned="2" table:number-rows-spanned="1" table:style-name="ce8">
            <text:p>4,919</text:p>
          </table:table-cell>
          <table:covered-table-cell/>
          <table:table-cell office:value-type="float" office:value="66056633" table:style-name="ce3">
            <text:p>66,056,633</text:p>
          </table:table-cell>
          <table:table-cell office:value-type="float" office:value="110634062" table:style-name="ce3">
            <text:p>110,634,062</text:p>
          </table:table-cell>
          <table:table-cell office:value-type="float" office:value="197695611" table:style-name="ce3">
            <text:p>197,695,6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老爺大酒店</text:p>
          </table:table-cell>
          <table:covered-table-cell table:number-columns-repeated="4"/>
          <table:table-cell office:value-type="string" office:string-value="老爺大酒店" table:formula="of:=SUBSTITUTE([.A15];&quot;*&quot;;&quot;&quot;)" table:style-name="ce6">
            <text:p>老爺大酒店</text:p>
          </table:table-cell>
          <table:table-cell office:value-type="string" table:style-name="ce6">
            <text:p>Taipei</text:p>
          </table:table-cell>
          <table:table-cell office:value-type="float" office:value="202" table:style-name="ce3">
            <text:p>202</text:p>
          </table:table-cell>
          <table:table-cell office:value-type="float" office:value="5361" table:number-columns-spanned="2" table:number-rows-spanned="1" table:style-name="ce8">
            <text:p>5,361</text:p>
          </table:table-cell>
          <table:covered-table-cell/>
          <table:table-cell office:value-type="percentage" office:value="0.88465346534653466" table:style-name="ce4">
            <text:p>88.47%</text:p>
          </table:table-cell>
          <table:table-cell office:value-type="float" office:value="4655.9015109121428" table:number-columns-spanned="2" table:number-rows-spanned="1" table:style-name="ce8">
            <text:p>4,656</text:p>
          </table:table-cell>
          <table:covered-table-cell/>
          <table:table-cell office:value-type="float" office:value="24960288" table:style-name="ce3">
            <text:p>24,960,288</text:p>
          </table:table-cell>
          <table:table-cell office:value-type="float" office:value="24850742" table:style-name="ce3">
            <text:p>24,850,742</text:p>
          </table:table-cell>
          <table:table-cell office:value-type="float" office:value="56117106" table:style-name="ce3">
            <text:p>56,117,1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福華大飯店</text:p>
          </table:table-cell>
          <table:covered-table-cell table:number-columns-repeated="4"/>
          <table:table-cell office:value-type="string" office:string-value="福華大飯店" table:formula="of:=SUBSTITUTE([.A16];&quot;*&quot;;&quot;&quot;)" table:style-name="ce6">
            <text:p>福華大飯店</text:p>
          </table:table-cell>
          <table:table-cell office:value-type="string" table:style-name="ce6">
            <text:p>Taipei</text:p>
          </table:table-cell>
          <table:table-cell office:value-type="float" office:value="606" table:style-name="ce3">
            <text:p>606</text:p>
          </table:table-cell>
          <table:table-cell office:value-type="float" office:value="11820" table:number-columns-spanned="2" table:number-rows-spanned="1" table:style-name="ce8">
            <text:p>11,820</text:p>
          </table:table-cell>
          <table:covered-table-cell/>
          <table:table-cell office:value-type="percentage" office:value="0.65016501650165015" table:style-name="ce4">
            <text:p>65.02%</text:p>
          </table:table-cell>
          <table:table-cell office:value-type="float" office:value="3526.8189509306262" table:number-columns-spanned="2" table:number-rows-spanned="1" table:style-name="ce8">
            <text:p>3,527</text:p>
          </table:table-cell>
          <table:covered-table-cell/>
          <table:table-cell office:value-type="float" office:value="41687000" table:style-name="ce3">
            <text:p>41,687,000</text:p>
          </table:table-cell>
          <table:table-cell office:value-type="float" office:value="42914000" table:style-name="ce3">
            <text:p>42,914,000</text:p>
          </table:table-cell>
          <table:table-cell office:value-type="float" office:value="101181000" table:style-name="ce3">
            <text:p>101,181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北君悅酒店</text:p>
          </table:table-cell>
          <table:covered-table-cell table:number-columns-repeated="4"/>
          <table:table-cell office:value-type="string" office:string-value="台北君悅酒店" table:formula="of:=SUBSTITUTE([.A17];&quot;*&quot;;&quot;&quot;)" table:style-name="ce6">
            <text:p>台北君悅酒店</text:p>
          </table:table-cell>
          <table:table-cell office:value-type="string" table:style-name="ce6">
            <text:p>Taipei</text:p>
          </table:table-cell>
          <table:table-cell office:value-type="float" office:value="850" table:style-name="ce3">
            <text:p>850</text:p>
          </table:table-cell>
          <table:table-cell office:value-type="float" office:value="17420" table:number-columns-spanned="2" table:number-rows-spanned="1" table:style-name="ce8">
            <text:p>17,420</text:p>
          </table:table-cell>
          <table:covered-table-cell/>
          <table:table-cell office:value-type="percentage" office:value="0.68313725490196076" table:style-name="ce4">
            <text:p>68.31%</text:p>
          </table:table-cell>
          <table:table-cell office:value-type="float" office:value="5750.6788174512058" table:number-columns-spanned="2" table:number-rows-spanned="1" table:style-name="ce8">
            <text:p>5,751</text:p>
          </table:table-cell>
          <table:covered-table-cell/>
          <table:table-cell office:value-type="float" office:value="100176825" table:style-name="ce3">
            <text:p>100,176,825</text:p>
          </table:table-cell>
          <table:table-cell office:value-type="float" office:value="99796970" table:style-name="ce3">
            <text:p>99,796,970</text:p>
          </table:table-cell>
          <table:table-cell office:value-type="float" office:value="230755935" table:style-name="ce3">
            <text:p>230,755,9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西華大飯店</text:p>
          </table:table-cell>
          <table:covered-table-cell table:number-columns-repeated="4"/>
          <table:table-cell office:value-type="string" office:string-value="西華大飯店" table:formula="of:=SUBSTITUTE([.A18];&quot;*&quot;;&quot;&quot;)" table:style-name="ce6">
            <text:p>西華大飯店</text:p>
          </table:table-cell>
          <table:table-cell office:value-type="string" table:style-name="ce6">
            <text:p>Taipei</text:p>
          </table:table-cell>
          <table:table-cell office:value-type="float" office:value="343" table:style-name="ce3">
            <text:p>343</text:p>
          </table:table-cell>
          <table:table-cell office:value-type="float" office:value="7001" table:number-columns-spanned="2" table:number-rows-spanned="1" table:style-name="ce8">
            <text:p>7,001</text:p>
          </table:table-cell>
          <table:covered-table-cell/>
          <table:table-cell office:value-type="percentage" office:value="0.68036929057337225" table:style-name="ce4">
            <text:p>68.04%</text:p>
          </table:table-cell>
          <table:table-cell office:value-type="float" office:value="4284.9785744893588" table:number-columns-spanned="2" table:number-rows-spanned="1" table:style-name="ce8">
            <text:p>4,285</text:p>
          </table:table-cell>
          <table:covered-table-cell/>
          <table:table-cell office:value-type="float" office:value="29999135" table:style-name="ce3">
            <text:p>29,999,135</text:p>
          </table:table-cell>
          <table:table-cell office:value-type="float" office:value="17203924" table:style-name="ce3">
            <text:p>17,203,924</text:p>
          </table:table-cell>
          <table:table-cell office:value-type="float" office:value="52101699" table:style-name="ce3">
            <text:p>52,101,6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晶華酒店</text:p>
          </table:table-cell>
          <table:covered-table-cell table:number-columns-repeated="4"/>
          <table:table-cell office:value-type="string" office:string-value="晶華酒店" table:formula="of:=SUBSTITUTE([.A19];&quot;*&quot;;&quot;&quot;)" table:style-name="ce6">
            <text:p>晶華酒店</text:p>
          </table:table-cell>
          <table:table-cell office:value-type="string" table:style-name="ce6">
            <text:p>Taipei</text:p>
          </table:table-cell>
          <table:table-cell office:value-type="float" office:value="538" table:style-name="ce3">
            <text:p>538</text:p>
          </table:table-cell>
          <table:table-cell office:value-type="float" office:value="12623" table:number-columns-spanned="2" table:number-rows-spanned="1" table:style-name="ce8">
            <text:p>12,623</text:p>
          </table:table-cell>
          <table:covered-table-cell/>
          <table:table-cell office:value-type="percentage" office:value="0.78209417596034692" table:style-name="ce4">
            <text:p>78.21%</text:p>
          </table:table-cell>
          <table:table-cell office:value-type="float" office:value="5438.0720114077476" table:number-columns-spanned="2" table:number-rows-spanned="1" table:style-name="ce8">
            <text:p>5,438</text:p>
          </table:table-cell>
          <table:covered-table-cell/>
          <table:table-cell office:value-type="float" office:value="68644783" table:style-name="ce3">
            <text:p>68,644,783</text:p>
          </table:table-cell>
          <table:table-cell office:value-type="float" office:value="141339637" table:style-name="ce3">
            <text:p>141,339,637</text:p>
          </table:table-cell>
          <table:table-cell office:value-type="float" office:value="260259805" table:style-name="ce3">
            <text:p>260,259,80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香格里拉台北遠東國際大飯店</text:p>
          </table:table-cell>
          <table:covered-table-cell table:number-columns-repeated="4"/>
          <table:table-cell office:value-type="string" office:string-value="香格里拉台北遠東國際大飯店" table:formula="of:=SUBSTITUTE([.A20];&quot;*&quot;;&quot;&quot;)" table:style-name="ce6">
            <text:p>香格里拉台北遠東國際大飯店</text:p>
          </table:table-cell>
          <table:table-cell office:value-type="string" table:style-name="ce6">
            <text:p>Taipei</text:p>
          </table:table-cell>
          <table:table-cell office:value-type="float" office:value="420" table:style-name="ce3">
            <text:p>420</text:p>
          </table:table-cell>
          <table:table-cell office:value-type="float" office:value="8261" table:number-columns-spanned="2" table:number-rows-spanned="1" table:style-name="ce8">
            <text:p>8,261</text:p>
          </table:table-cell>
          <table:covered-table-cell/>
          <table:table-cell office:value-type="percentage" office:value="0.65563492063492068" table:style-name="ce4">
            <text:p>65.56%</text:p>
          </table:table-cell>
          <table:table-cell office:value-type="float" office:value="5751.5148287132306" table:number-columns-spanned="2" table:number-rows-spanned="1" table:style-name="ce8">
            <text:p>5,752</text:p>
          </table:table-cell>
          <table:covered-table-cell/>
          <table:table-cell office:value-type="float" office:value="47513264" table:style-name="ce3">
            <text:p>47,513,264</text:p>
          </table:table-cell>
          <table:table-cell office:value-type="float" office:value="58613154" table:style-name="ce3">
            <text:p>58,613,154</text:p>
          </table:table-cell>
          <table:table-cell office:value-type="float" office:value="121859031" table:style-name="ce3">
            <text:p>121,859,0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神旺大飯店</text:p>
          </table:table-cell>
          <table:covered-table-cell table:number-columns-repeated="4"/>
          <table:table-cell office:value-type="string" office:string-value="神旺大飯店" table:formula="of:=SUBSTITUTE([.A21];&quot;*&quot;;&quot;&quot;)" table:style-name="ce6">
            <text:p>神旺大飯店</text:p>
          </table:table-cell>
          <table:table-cell office:value-type="string" table:style-name="ce6">
            <text:p>Taipei</text:p>
          </table:table-cell>
          <table:table-cell office:value-type="float" office:value="268" table:style-name="ce3">
            <text:p>268</text:p>
          </table:table-cell>
          <table:table-cell office:value-type="float" office:value="6635" table:number-columns-spanned="2" table:number-rows-spanned="1" table:style-name="ce8">
            <text:p>6,635</text:p>
          </table:table-cell>
          <table:covered-table-cell/>
          <table:table-cell office:value-type="percentage" office:value="0.82524875621890548" table:style-name="ce4">
            <text:p>82.52%</text:p>
          </table:table-cell>
          <table:table-cell office:value-type="float" office:value="2262.464807837227" table:number-columns-spanned="2" table:number-rows-spanned="1" table:style-name="ce8">
            <text:p>2,262</text:p>
          </table:table-cell>
          <table:covered-table-cell/>
          <table:table-cell office:value-type="float" office:value="15011454" table:style-name="ce3">
            <text:p>15,011,454</text:p>
          </table:table-cell>
          <table:table-cell office:value-type="float" office:value="25402362" table:style-name="ce3">
            <text:p>25,402,362</text:p>
          </table:table-cell>
          <table:table-cell office:value-type="float" office:value="43724595" table:style-name="ce3">
            <text:p>43,724,5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美麗信花園酒店</text:p>
          </table:table-cell>
          <table:covered-table-cell table:number-columns-repeated="4"/>
          <table:table-cell office:value-type="string" office:string-value="美麗信花園酒店" table:formula="of:=SUBSTITUTE([.A22];&quot;*&quot;;&quot;&quot;)" table:style-name="ce6">
            <text:p>美麗信花園酒店</text:p>
          </table:table-cell>
          <table:table-cell office:value-type="string" table:style-name="ce6">
            <text:p>Taipei</text:p>
          </table:table-cell>
          <table:table-cell office:value-type="float" office:value="203" table:style-name="ce3">
            <text:p>203</text:p>
          </table:table-cell>
          <table:table-cell office:value-type="float" office:value="5244" table:number-columns-spanned="2" table:number-rows-spanned="1" table:style-name="ce8">
            <text:p>5,244</text:p>
          </table:table-cell>
          <table:covered-table-cell/>
          <table:table-cell office:value-type="percentage" office:value="0.86108374384236452" table:style-name="ce4">
            <text:p>86.11%</text:p>
          </table:table-cell>
          <table:table-cell office:value-type="float" office:value="2163.6750572082378" table:number-columns-spanned="2" table:number-rows-spanned="1" table:style-name="ce8">
            <text:p>2,164</text:p>
          </table:table-cell>
          <table:covered-table-cell/>
          <table:table-cell office:value-type="float" office:value="11346312" table:style-name="ce3">
            <text:p>11,346,312</text:p>
          </table:table-cell>
          <table:table-cell office:value-type="float" office:value="6367372" table:style-name="ce3">
            <text:p>6,367,372</text:p>
          </table:table-cell>
          <table:table-cell office:value-type="float" office:value="33855878" table:style-name="ce3">
            <text:p>33,855,87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北寒舍艾美酒店</text:p>
          </table:table-cell>
          <table:covered-table-cell table:number-columns-repeated="4"/>
          <table:table-cell office:value-type="string" office:string-value="台北寒舍艾美酒店" table:formula="of:=SUBSTITUTE([.A23];&quot;*&quot;;&quot;&quot;)" table:style-name="ce6">
            <text:p>台北寒舍艾美酒店</text:p>
          </table:table-cell>
          <table:table-cell office:value-type="string" table:style-name="ce6">
            <text:p>Taipei</text:p>
          </table:table-cell>
          <table:table-cell office:value-type="float" office:value="160" table:style-name="ce3">
            <text:p>160</text:p>
          </table:table-cell>
          <table:table-cell office:value-type="float" office:value="4004" table:number-columns-spanned="2" table:number-rows-spanned="1" table:style-name="ce8">
            <text:p>4,004</text:p>
          </table:table-cell>
          <table:covered-table-cell/>
          <table:table-cell office:value-type="percentage" office:value="0.83416666666666661" table:style-name="ce4">
            <text:p>83.42%</text:p>
          </table:table-cell>
          <table:table-cell office:value-type="float" office:value="9063.111388611389" table:number-columns-spanned="2" table:number-rows-spanned="1" table:style-name="ce8">
            <text:p>9,063</text:p>
          </table:table-cell>
          <table:covered-table-cell/>
          <table:table-cell office:value-type="float" office:value="36288698" table:style-name="ce3">
            <text:p>36,288,698</text:p>
          </table:table-cell>
          <table:table-cell office:value-type="float" office:value="63106130" table:style-name="ce3">
            <text:p>63,106,130</text:p>
          </table:table-cell>
          <table:table-cell office:value-type="float" office:value="115083377" table:style-name="ce3">
            <text:p>115,083,3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北W飯店</text:p>
          </table:table-cell>
          <table:covered-table-cell table:number-columns-repeated="4"/>
          <table:table-cell office:value-type="string" office:string-value="台北W飯店" table:formula="of:=SUBSTITUTE([.A24];&quot;*&quot;;&quot;&quot;)" table:style-name="ce6">
            <text:p>台北W飯店</text:p>
          </table:table-cell>
          <table:table-cell office:value-type="string" table:style-name="ce6">
            <text:p>Taipei</text:p>
          </table:table-cell>
          <table:table-cell office:value-type="float" office:value="405" table:style-name="ce3">
            <text:p>405</text:p>
          </table:table-cell>
          <table:table-cell office:value-type="float" office:value="10188" table:number-columns-spanned="2" table:number-rows-spanned="1" table:style-name="ce8">
            <text:p>10,188</text:p>
          </table:table-cell>
          <table:covered-table-cell/>
          <table:table-cell office:value-type="percentage" office:value="0.83851851851851855" table:style-name="ce4">
            <text:p>83.85%</text:p>
          </table:table-cell>
          <table:table-cell office:value-type="float" office:value="8605.1341774636821" table:number-columns-spanned="2" table:number-rows-spanned="1" table:style-name="ce8">
            <text:p>8,605</text:p>
          </table:table-cell>
          <table:covered-table-cell/>
          <table:table-cell office:value-type="float" office:value="87669107" table:style-name="ce3">
            <text:p>87,669,107</text:p>
          </table:table-cell>
          <table:table-cell office:value-type="float" office:value="46107847" table:style-name="ce3">
            <text:p>46,107,847</text:p>
          </table:table-cell>
          <table:table-cell office:value-type="float" office:value="151135404" table:style-name="ce3">
            <text:p>151,135,4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北萬豪酒店</text:p>
          </table:table-cell>
          <table:covered-table-cell table:number-columns-repeated="4"/>
          <table:table-cell office:value-type="string" office:string-value="台北萬豪酒店" table:formula="of:=SUBSTITUTE([.A25];&quot;*&quot;;&quot;&quot;)" table:style-name="ce6">
            <text:p>台北萬豪酒店</text:p>
          </table:table-cell>
          <table:table-cell office:value-type="string" table:style-name="ce6">
            <text:p>Taipei</text:p>
          </table:table-cell>
          <table:table-cell office:value-type="float" office:value="318" table:style-name="ce3">
            <text:p>318</text:p>
          </table:table-cell>
          <table:table-cell office:value-type="float" office:value="7286" table:number-columns-spanned="2" table:number-rows-spanned="1" table:style-name="ce8">
            <text:p>7,286</text:p>
          </table:table-cell>
          <table:covered-table-cell/>
          <table:table-cell office:value-type="percentage" office:value="0.76373165618448635" table:style-name="ce4">
            <text:p>76.37%</text:p>
          </table:table-cell>
          <table:table-cell office:value-type="float" office:value="5933.3698874553938" table:number-columns-spanned="2" table:number-rows-spanned="1" table:style-name="ce8">
            <text:p>5,933</text:p>
          </table:table-cell>
          <table:covered-table-cell/>
          <table:table-cell office:value-type="float" office:value="43230533" table:style-name="ce3">
            <text:p>43,230,533</text:p>
          </table:table-cell>
          <table:table-cell office:value-type="float" office:value="64385149" table:style-name="ce3">
            <text:p>64,385,149</text:p>
          </table:table-cell>
          <table:table-cell office:value-type="float" office:value="141469035" table:style-name="ce3">
            <text:p>141,469,0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北美福大飯店</text:p>
          </table:table-cell>
          <table:covered-table-cell table:number-columns-repeated="4"/>
          <table:table-cell office:value-type="string" office:string-value="台北美福大飯店" table:formula="of:=SUBSTITUTE([.A26];&quot;*&quot;;&quot;&quot;)" table:style-name="ce6">
            <text:p>台北美福大飯店</text:p>
          </table:table-cell>
          <table:table-cell office:value-type="string" table:style-name="ce6">
            <text:p>Taipei</text:p>
          </table:table-cell>
          <table:table-cell office:value-type="float" office:value="146" table:style-name="ce3">
            <text:p>146</text:p>
          </table:table-cell>
          <table:table-cell office:value-type="float" office:value="2306" table:number-columns-spanned="2" table:number-rows-spanned="1" table:style-name="ce8">
            <text:p>2,306</text:p>
          </table:table-cell>
          <table:covered-table-cell/>
          <table:table-cell office:value-type="percentage" office:value="0.52648401826484015" table:style-name="ce4">
            <text:p>52.65%</text:p>
          </table:table-cell>
          <table:table-cell office:value-type="float" office:value="6511.6248915871638" table:number-columns-spanned="2" table:number-rows-spanned="1" table:style-name="ce8">
            <text:p>6,512</text:p>
          </table:table-cell>
          <table:covered-table-cell/>
          <table:table-cell office:value-type="float" office:value="15015807" table:style-name="ce3">
            <text:p>15,015,807</text:p>
          </table:table-cell>
          <table:table-cell office:value-type="float" office:value="60013722" table:style-name="ce3">
            <text:p>60,013,722</text:p>
          </table:table-cell>
          <table:table-cell office:value-type="float" office:value="80511739" table:style-name="ce3">
            <text:p>80,511,7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亞士都飯店</text:p>
          </table:table-cell>
          <table:covered-table-cell table:number-columns-repeated="4"/>
          <table:table-cell office:value-type="string" office:string-value="亞士都飯店" table:formula="of:=SUBSTITUTE([.A27];&quot;*&quot;;&quot;&quot;)" table:style-name="ce6">
            <text:p>亞士都飯店</text:p>
          </table:table-cell>
          <table:table-cell office:value-type="string" table:style-name="ce6">
            <text:p>Taipei</text:p>
          </table:table-cell>
          <table:table-cell office:value-type="float" office:value="40" table:style-name="ce3">
            <text:p>40</text:p>
          </table:table-cell>
          <table:table-cell office:value-type="float" office:value="470" table:number-columns-spanned="2" table:number-rows-spanned="1" table:style-name="ce8">
            <text:p>470</text:p>
          </table:table-cell>
          <table:covered-table-cell/>
          <table:table-cell office:value-type="percentage" office:value="0.39166666666666672" table:style-name="ce4">
            <text:p>39.17%</text:p>
          </table:table-cell>
          <table:table-cell office:value-type="float" office:value="2287.834042553191" table:number-columns-spanned="2" table:number-rows-spanned="1" table:style-name="ce8">
            <text:p>2,288</text:p>
          </table:table-cell>
          <table:covered-table-cell/>
          <table:table-cell office:value-type="float" office:value="1075282" table:style-name="ce3">
            <text:p>1,075,282</text:p>
          </table:table-cell>
          <table:table-cell office:value-type="float" office:value="0" table:style-name="ce3">
            <text:p>0</text:p>
          </table:table-cell>
          <table:table-cell office:value-type="float" office:value="1075282" table:style-name="ce3">
            <text:p>1,075,28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天成大飯店</text:p>
          </table:table-cell>
          <table:covered-table-cell table:number-columns-repeated="4"/>
          <table:table-cell office:value-type="string" office:string-value="天成大飯店" table:formula="of:=SUBSTITUTE([.A28];&quot;*&quot;;&quot;&quot;)" table:style-name="ce6">
            <text:p>天成大飯店</text:p>
          </table:table-cell>
          <table:table-cell office:value-type="string" table:style-name="ce6">
            <text:p>Taipei</text:p>
          </table:table-cell>
          <table:table-cell office:value-type="float" office:value="225" table:style-name="ce3">
            <text:p>225</text:p>
          </table:table-cell>
          <table:table-cell office:value-type="float" office:value="6165" table:number-columns-spanned="2" table:number-rows-spanned="1" table:style-name="ce8">
            <text:p>6,165</text:p>
          </table:table-cell>
          <table:covered-table-cell/>
          <table:table-cell office:value-type="percentage" office:value="0.91333333333333333" table:style-name="ce4">
            <text:p>91.33%</text:p>
          </table:table-cell>
          <table:table-cell office:value-type="float" office:value="3012.144525547445" table:number-columns-spanned="2" table:number-rows-spanned="1" table:style-name="ce8">
            <text:p>3,012</text:p>
          </table:table-cell>
          <table:covered-table-cell/>
          <table:table-cell office:value-type="float" office:value="18569871" table:style-name="ce3">
            <text:p>18,569,871</text:p>
          </table:table-cell>
          <table:table-cell office:value-type="float" office:value="23527180" table:style-name="ce3">
            <text:p>23,527,180</text:p>
          </table:table-cell>
          <table:table-cell office:value-type="float" office:value="44612041" table:style-name="ce3">
            <text:p>44,612,04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六福客棧</text:p>
          </table:table-cell>
          <table:covered-table-cell table:number-columns-repeated="4"/>
          <table:table-cell office:value-type="string" office:string-value="六福客棧" table:formula="of:=SUBSTITUTE([.A29];&quot;*&quot;;&quot;&quot;)" table:style-name="ce6">
            <text:p>六福客棧</text:p>
          </table:table-cell>
          <table:table-cell office:value-type="string" table:style-name="ce6">
            <text:p>Taipei</text:p>
          </table:table-cell>
          <table:table-cell office:value-type="float" office:value="230" table:style-name="ce3">
            <text:p>230</text:p>
          </table:table-cell>
          <table:table-cell office:value-type="float" office:value="4671" table:number-columns-spanned="2" table:number-rows-spanned="1" table:style-name="ce8">
            <text:p>4,671</text:p>
          </table:table-cell>
          <table:covered-table-cell/>
          <table:table-cell office:value-type="percentage" office:value="0.67695652173913046" table:style-name="ce4">
            <text:p>67.70%</text:p>
          </table:table-cell>
          <table:table-cell office:value-type="float" office:value="1334.843074288161" table:number-columns-spanned="2" table:number-rows-spanned="1" table:style-name="ce8">
            <text:p>1,335</text:p>
          </table:table-cell>
          <table:covered-table-cell/>
          <table:table-cell office:value-type="float" office:value="6235052" table:style-name="ce3">
            <text:p>6,235,052</text:p>
          </table:table-cell>
          <table:table-cell office:value-type="float" office:value="7725357" table:style-name="ce3">
            <text:p>7,725,357</text:p>
          </table:table-cell>
          <table:table-cell office:value-type="float" office:value="14420125" table:style-name="ce3">
            <text:p>14,420,12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第一大飯店</text:p>
          </table:table-cell>
          <table:covered-table-cell table:number-columns-repeated="4"/>
          <table:table-cell office:value-type="string" office:string-value="第一大飯店" table:formula="of:=SUBSTITUTE([.A30];&quot;*&quot;;&quot;&quot;)" table:style-name="ce6">
            <text:p>第一大飯店</text:p>
          </table:table-cell>
          <table:table-cell office:value-type="string" table:style-name="ce6">
            <text:p>Taipei</text:p>
          </table:table-cell>
          <table:table-cell office:value-type="float" office:value="176" table:style-name="ce3">
            <text:p>176</text:p>
          </table:table-cell>
          <table:table-cell office:value-type="float" office:value="3939" table:number-columns-spanned="2" table:number-rows-spanned="1" table:style-name="ce8">
            <text:p>3,939</text:p>
          </table:table-cell>
          <table:covered-table-cell/>
          <table:table-cell office:value-type="percentage" office:value="0.74602272727272723" table:style-name="ce4">
            <text:p>74.60%</text:p>
          </table:table-cell>
          <table:table-cell office:value-type="float" office:value="1532.0454430058389" table:number-columns-spanned="2" table:number-rows-spanned="1" table:style-name="ce8">
            <text:p>1,532</text:p>
          </table:table-cell>
          <table:covered-table-cell/>
          <table:table-cell office:value-type="float" office:value="6034727" table:style-name="ce3">
            <text:p>6,034,727</text:p>
          </table:table-cell>
          <table:table-cell office:value-type="float" office:value="3270092" table:style-name="ce3">
            <text:p>3,270,092</text:p>
          </table:table-cell>
          <table:table-cell office:value-type="float" office:value="28793907" table:style-name="ce3">
            <text:p>28,793,9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慶泰大飯店</text:p>
          </table:table-cell>
          <table:covered-table-cell table:number-columns-repeated="4"/>
          <table:table-cell office:value-type="string" office:string-value="慶泰大飯店" table:formula="of:=SUBSTITUTE([.A31];&quot;*&quot;;&quot;&quot;)" table:style-name="ce6">
            <text:p>慶泰大飯店</text:p>
          </table:table-cell>
          <table:table-cell office:value-type="string" table:style-name="ce6">
            <text:p>Taipei</text:p>
          </table:table-cell>
          <table:table-cell office:value-type="float" office:value="150" table:style-name="ce3">
            <text:p>150</text:p>
          </table:table-cell>
          <table:table-cell office:value-type="float" office:value="3447" table:number-columns-spanned="2" table:number-rows-spanned="1" table:style-name="ce8">
            <text:p>3,447</text:p>
          </table:table-cell>
          <table:covered-table-cell/>
          <table:table-cell office:value-type="percentage" office:value="0.76600000000000001" table:style-name="ce4">
            <text:p>76.60%</text:p>
          </table:table-cell>
          <table:table-cell office:value-type="float" office:value="2751.626631853786" table:number-columns-spanned="2" table:number-rows-spanned="1" table:style-name="ce8">
            <text:p>2,752</text:p>
          </table:table-cell>
          <table:covered-table-cell/>
          <table:table-cell office:value-type="float" office:value="9484857" table:style-name="ce3">
            <text:p>9,484,857</text:p>
          </table:table-cell>
          <table:table-cell office:value-type="float" office:value="5475006" table:style-name="ce3">
            <text:p>5,475,006</text:p>
          </table:table-cell>
          <table:table-cell office:value-type="float" office:value="15487472" table:style-name="ce3">
            <text:p>15,487,4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洛碁大飯店花華本館</text:p>
          </table:table-cell>
          <table:covered-table-cell table:number-columns-repeated="4"/>
          <table:table-cell office:value-type="string" office:string-value="洛碁大飯店花華本館" table:formula="of:=SUBSTITUTE([.A32];&quot;*&quot;;&quot;&quot;)" table:style-name="ce6">
            <text:p>洛碁大飯店花華本館</text:p>
          </table:table-cell>
          <table:table-cell office:value-type="string" table:style-name="ce6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2825" table:number-columns-spanned="2" table:number-rows-spanned="1" table:style-name="ce8">
            <text:p>2,825</text:p>
          </table:table-cell>
          <table:covered-table-cell/>
          <table:table-cell office:value-type="percentage" office:value="0.84077380952380953" table:style-name="ce4">
            <text:p>84.08%</text:p>
          </table:table-cell>
          <table:table-cell office:value-type="float" office:value="1725.679646017699" table:number-columns-spanned="2" table:number-rows-spanned="1" table:style-name="ce8">
            <text:p>1,726</text:p>
          </table:table-cell>
          <table:covered-table-cell/>
          <table:table-cell office:value-type="float" office:value="4875045" table:style-name="ce3">
            <text:p>4,875,045</text:p>
          </table:table-cell>
          <table:table-cell office:value-type="float" office:value="0" table:style-name="ce3">
            <text:p>0</text:p>
          </table:table-cell>
          <table:table-cell office:value-type="float" office:value="4875045" table:style-name="ce3">
            <text:p>4,875,04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歐華酒店</text:p>
          </table:table-cell>
          <table:covered-table-cell table:number-columns-repeated="4"/>
          <table:table-cell office:value-type="string" office:string-value="歐華酒店" table:formula="of:=SUBSTITUTE([.A33];&quot;*&quot;;&quot;&quot;)" table:style-name="ce6">
            <text:p>歐華酒店</text:p>
          </table:table-cell>
          <table:table-cell office:value-type="string" table:style-name="ce6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1409" table:number-columns-spanned="2" table:number-rows-spanned="1" table:style-name="ce8">
            <text:p>1,409</text:p>
          </table:table-cell>
          <table:covered-table-cell/>
          <table:table-cell office:value-type="percentage" office:value="0.4193452380952381" table:style-name="ce4">
            <text:p>41.93%</text:p>
          </table:table-cell>
          <table:table-cell office:value-type="float" office:value="2954.8445706174589" table:number-columns-spanned="2" table:number-rows-spanned="1" table:style-name="ce8">
            <text:p>2,955</text:p>
          </table:table-cell>
          <table:covered-table-cell/>
          <table:table-cell office:value-type="float" office:value="4163376" table:style-name="ce3">
            <text:p>4,163,376</text:p>
          </table:table-cell>
          <table:table-cell office:value-type="float" office:value="5038648" table:style-name="ce3">
            <text:p>5,038,648</text:p>
          </table:table-cell>
          <table:table-cell office:value-type="float" office:value="10342110" table:style-name="ce3">
            <text:p>10,342,1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福容大飯店 <text:s/>台北一館</text:p>
          </table:table-cell>
          <table:covered-table-cell table:number-columns-repeated="4"/>
          <table:table-cell office:value-type="string" office:string-value="福容大飯店  台北一館" table:formula="of:=SUBSTITUTE([.A34];&quot;*&quot;;&quot;&quot;)" table:style-name="ce6">
            <text:p>福容大飯店 <text:s/>台北一館</text:p>
          </table:table-cell>
          <table:table-cell office:value-type="string" table:style-name="ce6">
            <text:p>Taipei</text:p>
          </table:table-cell>
          <table:table-cell office:value-type="float" office:value="120" table:style-name="ce3">
            <text:p>120</text:p>
          </table:table-cell>
          <table:table-cell office:value-type="float" office:value="2176" table:number-columns-spanned="2" table:number-rows-spanned="1" table:style-name="ce8">
            <text:p>2,176</text:p>
          </table:table-cell>
          <table:covered-table-cell/>
          <table:table-cell office:value-type="percentage" office:value="0.60444444444444445" table:style-name="ce4">
            <text:p>60.44%</text:p>
          </table:table-cell>
          <table:table-cell office:value-type="float" office:value="2961.869485294118" table:number-columns-spanned="2" table:number-rows-spanned="1" table:style-name="ce8">
            <text:p>2,962</text:p>
          </table:table-cell>
          <table:covered-table-cell/>
          <table:table-cell office:value-type="float" office:value="6445028" table:style-name="ce3">
            <text:p>6,445,028</text:p>
          </table:table-cell>
          <table:table-cell office:value-type="float" office:value="11713285" table:style-name="ce3">
            <text:p>11,713,285</text:p>
          </table:table-cell>
          <table:table-cell office:value-type="float" office:value="19591477" table:style-name="ce3">
            <text:p>19,591,4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首都大飯店</text:p>
          </table:table-cell>
          <table:covered-table-cell table:number-columns-repeated="4"/>
          <table:table-cell office:value-type="string" office:string-value="首都大飯店" table:formula="of:=SUBSTITUTE([.A35];&quot;*&quot;;&quot;&quot;)" table:style-name="ce6">
            <text:p>首都大飯店</text:p>
          </table:table-cell>
          <table:table-cell office:value-type="string" table:style-name="ce6">
            <text:p>Taipei</text:p>
          </table:table-cell>
          <table:table-cell office:value-type="float" office:value="129" table:style-name="ce3">
            <text:p>129</text:p>
          </table:table-cell>
          <table:table-cell office:value-type="float" office:value="2462" table:number-columns-spanned="2" table:number-rows-spanned="1" table:style-name="ce8">
            <text:p>2,462</text:p>
          </table:table-cell>
          <table:covered-table-cell/>
          <table:table-cell office:value-type="percentage" office:value="0.63617571059431521" table:style-name="ce4">
            <text:p>63.62%</text:p>
          </table:table-cell>
          <table:table-cell office:value-type="float" office:value="2843.8334687246138" table:number-columns-spanned="2" table:number-rows-spanned="1" table:style-name="ce8">
            <text:p>2,844</text:p>
          </table:table-cell>
          <table:covered-table-cell/>
          <table:table-cell office:value-type="float" office:value="7001518" table:style-name="ce3">
            <text:p>7,001,518</text:p>
          </table:table-cell>
          <table:table-cell office:value-type="float" office:value="2347062" table:style-name="ce3">
            <text:p>2,347,062</text:p>
          </table:table-cell>
          <table:table-cell office:value-type="float" office:value="9961991" table:style-name="ce3">
            <text:p>9,961,9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台北君品大酒店</text:p>
          </table:table-cell>
          <table:covered-table-cell table:number-columns-repeated="4"/>
          <table:table-cell office:value-type="string" office:string-value="台北君品大酒店" table:formula="of:=SUBSTITUTE([.A36];&quot;*&quot;;&quot;&quot;)" table:style-name="ce6">
            <text:p>台北君品大酒店</text:p>
          </table:table-cell>
          <table:table-cell office:value-type="string" table:style-name="ce6">
            <text:p>Taipei</text:p>
          </table:table-cell>
          <table:table-cell office:value-type="float" office:value="286" table:style-name="ce3">
            <text:p>286</text:p>
          </table:table-cell>
          <table:table-cell office:value-type="float" office:value="6474" table:number-columns-spanned="2" table:number-rows-spanned="1" table:style-name="ce8">
            <text:p>6,474</text:p>
          </table:table-cell>
          <table:covered-table-cell/>
          <table:table-cell office:value-type="percentage" office:value="0.75454545454545452" table:style-name="ce4">
            <text:p>75.45%</text:p>
          </table:table-cell>
          <table:table-cell office:value-type="float" office:value="4812.3515600865003" table:number-columns-spanned="2" table:number-rows-spanned="1" table:style-name="ce8">
            <text:p>4,812</text:p>
          </table:table-cell>
          <table:covered-table-cell/>
          <table:table-cell office:value-type="float" office:value="31155164" table:style-name="ce3">
            <text:p>31,155,164</text:p>
          </table:table-cell>
          <table:table-cell office:value-type="float" office:value="56144068" table:style-name="ce3">
            <text:p>56,144,068</text:p>
          </table:table-cell>
          <table:table-cell office:value-type="float" office:value="92174040" table:style-name="ce3">
            <text:p>92,174,0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台北花園大酒店</text:p>
          </table:table-cell>
          <table:covered-table-cell table:number-columns-repeated="4"/>
          <table:table-cell office:value-type="string" office:string-value="台北花園大酒店" table:formula="of:=SUBSTITUTE([.A37];&quot;*&quot;;&quot;&quot;)" table:style-name="ce6">
            <text:p>台北花園大酒店</text:p>
          </table:table-cell>
          <table:table-cell office:value-type="string" table:style-name="ce6">
            <text:p>Taipei</text:p>
          </table:table-cell>
          <table:table-cell office:value-type="float" office:value="241" table:style-name="ce3">
            <text:p>241</text:p>
          </table:table-cell>
          <table:table-cell office:value-type="float" office:value="6513" table:number-columns-spanned="2" table:number-rows-spanned="1" table:style-name="ce8">
            <text:p>6,513</text:p>
          </table:table-cell>
          <table:covered-table-cell/>
          <table:table-cell office:value-type="percentage" office:value="0.90082987551867222" table:style-name="ce4">
            <text:p>90.08%</text:p>
          </table:table-cell>
          <table:table-cell office:value-type="float" office:value="2244.1844004299101" table:number-columns-spanned="2" table:number-rows-spanned="1" table:style-name="ce8">
            <text:p>2,244</text:p>
          </table:table-cell>
          <table:covered-table-cell/>
          <table:table-cell office:value-type="float" office:value="14616373" table:style-name="ce3">
            <text:p>14,616,373</text:p>
          </table:table-cell>
          <table:table-cell office:value-type="float" office:value="22422130" table:style-name="ce3">
            <text:p>22,422,130</text:p>
          </table:table-cell>
          <table:table-cell office:value-type="float" office:value="40631205" table:style-name="ce3">
            <text:p>40,631,20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日勝生加賀屋國際溫泉飯店</text:p>
          </table:table-cell>
          <table:covered-table-cell table:number-columns-repeated="4"/>
          <table:table-cell office:value-type="string" office:string-value="日勝生加賀屋國際溫泉飯店" table:formula="of:=SUBSTITUTE([.A38];&quot;*&quot;;&quot;&quot;)" table:style-name="ce6">
            <text:p>日勝生加賀屋國際溫泉飯店</text:p>
          </table:table-cell>
          <table:table-cell office:value-type="string" table:style-name="ce6">
            <text:p>Taipei</text:p>
          </table:table-cell>
          <table:table-cell office:value-type="float" office:value="90" table:style-name="ce3">
            <text:p>90</text:p>
          </table:table-cell>
          <table:table-cell office:value-type="float" office:value="1252" table:number-columns-spanned="2" table:number-rows-spanned="1" table:style-name="ce8">
            <text:p>1,252</text:p>
          </table:table-cell>
          <table:covered-table-cell/>
          <table:table-cell office:value-type="percentage" office:value="0.46370370370370367" table:style-name="ce4">
            <text:p>46.37%</text:p>
          </table:table-cell>
          <table:table-cell office:value-type="float" office:value="5470.902555910543" table:number-columns-spanned="2" table:number-rows-spanned="1" table:style-name="ce8">
            <text:p>5,471</text:p>
          </table:table-cell>
          <table:covered-table-cell/>
          <table:table-cell office:value-type="float" office:value="6849570" table:style-name="ce3">
            <text:p>6,849,570</text:p>
          </table:table-cell>
          <table:table-cell office:value-type="float" office:value="5507845" table:style-name="ce3">
            <text:p>5,507,845</text:p>
          </table:table-cell>
          <table:table-cell office:value-type="float" office:value="15757286" table:style-name="ce3">
            <text:p>15,757,2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北投麗禧溫泉酒店</text:p>
          </table:table-cell>
          <table:covered-table-cell table:number-columns-repeated="4"/>
          <table:table-cell office:value-type="string" office:string-value="北投麗禧溫泉酒店" table:formula="of:=SUBSTITUTE([.A39];&quot;*&quot;;&quot;&quot;)" table:style-name="ce6">
            <text:p>北投麗禧溫泉酒店</text:p>
          </table:table-cell>
          <table:table-cell office:value-type="string" table:style-name="ce6">
            <text:p>Taipei</text:p>
          </table:table-cell>
          <table:table-cell office:value-type="float" office:value="66" table:style-name="ce3">
            <text:p>66</text:p>
          </table:table-cell>
          <table:table-cell office:value-type="float" office:value="980" table:number-columns-spanned="2" table:number-rows-spanned="1" table:style-name="ce8">
            <text:p>980</text:p>
          </table:table-cell>
          <table:covered-table-cell/>
          <table:table-cell office:value-type="percentage" office:value="0.49494949494949497" table:style-name="ce4">
            <text:p>49.49%</text:p>
          </table:table-cell>
          <table:table-cell office:value-type="float" office:value="12555.44795918367" table:number-columns-spanned="2" table:number-rows-spanned="1" table:style-name="ce8">
            <text:p>12,555</text:p>
          </table:table-cell>
          <table:covered-table-cell/>
          <table:table-cell office:value-type="float" office:value="12304339" table:style-name="ce3">
            <text:p>12,304,339</text:p>
          </table:table-cell>
          <table:table-cell office:value-type="float" office:value="9966558" table:style-name="ce3">
            <text:p>9,966,558</text:p>
          </table:table-cell>
          <table:table-cell office:value-type="float" office:value="25423822" table:style-name="ce3">
            <text:p>25,423,82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寒舍艾麗酒店</text:p>
          </table:table-cell>
          <table:covered-table-cell table:number-columns-repeated="4"/>
          <table:table-cell office:value-type="string" office:string-value="寒舍艾麗酒店" table:formula="of:=SUBSTITUTE([.A40];&quot;*&quot;;&quot;&quot;)" table:style-name="ce6">
            <text:p>寒舍艾麗酒店</text:p>
          </table:table-cell>
          <table:table-cell office:value-type="string" table:style-name="ce6">
            <text:p>Taipei</text:p>
          </table:table-cell>
          <table:table-cell office:value-type="float" office:value="235" table:style-name="ce3">
            <text:p>235</text:p>
          </table:table-cell>
          <table:table-cell office:value-type="float" office:value="5664" table:number-columns-spanned="2" table:number-rows-spanned="1" table:style-name="ce8">
            <text:p>5,664</text:p>
          </table:table-cell>
          <table:covered-table-cell/>
          <table:table-cell office:value-type="percentage" office:value="0.80340425531914894" table:style-name="ce4">
            <text:p>80.34%</text:p>
          </table:table-cell>
          <table:table-cell office:value-type="float" office:value="6165.0132415254238" table:number-columns-spanned="2" table:number-rows-spanned="1" table:style-name="ce8">
            <text:p>6,165</text:p>
          </table:table-cell>
          <table:covered-table-cell/>
          <table:table-cell office:value-type="float" office:value="34918635" table:style-name="ce3">
            <text:p>34,918,635</text:p>
          </table:table-cell>
          <table:table-cell office:value-type="float" office:value="25878478" table:style-name="ce3">
            <text:p>25,878,478</text:p>
          </table:table-cell>
          <table:table-cell office:value-type="float" office:value="67164365" table:style-name="ce3">
            <text:p>67,164,3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北投老爺酒店</text:p>
          </table:table-cell>
          <table:covered-table-cell table:number-columns-repeated="4"/>
          <table:table-cell office:value-type="string" office:string-value="北投老爺酒店" table:formula="of:=SUBSTITUTE([.A41];&quot;*&quot;;&quot;&quot;)" table:style-name="ce6">
            <text:p>北投老爺酒店</text:p>
          </table:table-cell>
          <table:table-cell office:value-type="string" table:style-name="ce6">
            <text:p>Taipei</text:p>
          </table:table-cell>
          <table:table-cell office:value-type="float" office:value="50" table:style-name="ce3">
            <text:p>50</text:p>
          </table:table-cell>
          <table:table-cell office:value-type="float" office:value="677" table:number-columns-spanned="2" table:number-rows-spanned="1" table:style-name="ce8">
            <text:p>677</text:p>
          </table:table-cell>
          <table:covered-table-cell/>
          <table:table-cell office:value-type="percentage" office:value="0.45133333333333331" table:style-name="ce4">
            <text:p>45.13%</text:p>
          </table:table-cell>
          <table:table-cell office:value-type="float" office:value="5003.4889217134414" table:number-columns-spanned="2" table:number-rows-spanned="1" table:style-name="ce8">
            <text:p>5,003</text:p>
          </table:table-cell>
          <table:covered-table-cell/>
          <table:table-cell office:value-type="float" office:value="3387362" table:style-name="ce3">
            <text:p>3,387,362</text:p>
          </table:table-cell>
          <table:table-cell office:value-type="float" office:value="2109264" table:style-name="ce3">
            <text:p>2,109,264</text:p>
          </table:table-cell>
          <table:table-cell office:value-type="float" office:value="6208276" table:style-name="ce3">
            <text:p>6,208,2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台北有園飯店</text:p>
          </table:table-cell>
          <table:covered-table-cell table:number-columns-repeated="4"/>
          <table:table-cell office:value-type="string" office:string-value="台北有園飯店" table:formula="of:=SUBSTITUTE([.A42];&quot;*&quot;;&quot;&quot;)" table:style-name="ce6">
            <text:p>台北有園飯店</text:p>
          </table:table-cell>
          <table:table-cell office:value-type="string" table:style-name="ce6">
            <text:p>Taipei</text:p>
          </table:table-cell>
          <table:table-cell office:value-type="float" office:value="56" table:style-name="ce3">
            <text:p>56</text:p>
          </table:table-cell>
          <table:table-cell office:value-type="float" office:value="1390" table:number-columns-spanned="2" table:number-rows-spanned="1" table:style-name="ce8">
            <text:p>1,390</text:p>
          </table:table-cell>
          <table:covered-table-cell/>
          <table:table-cell office:value-type="percentage" office:value="0.82738095238095233" table:style-name="ce4">
            <text:p>82.74%</text:p>
          </table:table-cell>
          <table:table-cell office:value-type="float" office:value="2528.9287769784169" table:number-columns-spanned="2" table:number-rows-spanned="1" table:style-name="ce8">
            <text:p>2,529</text:p>
          </table:table-cell>
          <table:covered-table-cell/>
          <table:table-cell office:value-type="float" office:value="3515211" table:style-name="ce3">
            <text:p>3,515,211</text:p>
          </table:table-cell>
          <table:table-cell office:value-type="float" office:value="452465" table:style-name="ce3">
            <text:p>452,465</text:p>
          </table:table-cell>
          <table:table-cell office:value-type="float" office:value="4104695" table:style-name="ce3">
            <text:p>4,104,6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合尊酒店 S Hotel</text:p>
          </table:table-cell>
          <table:covered-table-cell table:number-columns-repeated="4"/>
          <table:table-cell office:value-type="string" office:string-value="合尊酒店 S Hotel" table:formula="of:=SUBSTITUTE([.A43];&quot;*&quot;;&quot;&quot;)" table:style-name="ce6">
            <text:p>合尊酒店 S Hotel</text:p>
          </table:table-cell>
          <table:table-cell office:value-type="string" table:style-name="ce6">
            <text:p>Taipei</text:p>
          </table:table-cell>
          <table:table-cell office:value-type="float" office:value="101" table:style-name="ce3">
            <text:p>101</text:p>
          </table:table-cell>
          <table:table-cell office:value-type="float" office:value="2317" table:number-columns-spanned="2" table:number-rows-spanned="1" table:style-name="ce8">
            <text:p>2,317</text:p>
          </table:table-cell>
          <table:covered-table-cell/>
          <table:table-cell office:value-type="percentage" office:value="0.76468646864686474" table:style-name="ce4">
            <text:p>76.47%</text:p>
          </table:table-cell>
          <table:table-cell office:value-type="float" office:value="3898.8545533016832" table:number-columns-spanned="2" table:number-rows-spanned="1" table:style-name="ce8">
            <text:p>3,899</text:p>
          </table:table-cell>
          <table:covered-table-cell/>
          <table:table-cell office:value-type="float" office:value="9033646" table:style-name="ce3">
            <text:p>9,033,646</text:p>
          </table:table-cell>
          <table:table-cell office:value-type="float" office:value="3245003" table:style-name="ce3">
            <text:p>3,245,003</text:p>
          </table:table-cell>
          <table:table-cell office:value-type="float" office:value="13570389" table:style-name="ce3">
            <text:p>13,570,3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台北中山雅樂軒酒店</text:p>
          </table:table-cell>
          <table:covered-table-cell table:number-columns-repeated="4"/>
          <table:table-cell office:value-type="string" office:string-value="台北中山雅樂軒酒店" table:formula="of:=SUBSTITUTE([.A44];&quot;*&quot;;&quot;&quot;)" table:style-name="ce6">
            <text:p>台北中山雅樂軒酒店</text:p>
          </table:table-cell>
          <table:table-cell office:value-type="string" table:style-name="ce6">
            <text:p>Taipei</text:p>
          </table:table-cell>
          <table:table-cell office:value-type="float" office:value="88" table:style-name="ce3">
            <text:p>88</text:p>
          </table:table-cell>
          <table:table-cell office:value-type="float" office:value="2171" table:number-columns-spanned="2" table:number-rows-spanned="1" table:style-name="ce8">
            <text:p>2,171</text:p>
          </table:table-cell>
          <table:covered-table-cell/>
          <table:table-cell office:value-type="percentage" office:value="0.82234848484848488" table:style-name="ce4">
            <text:p>82.23%</text:p>
          </table:table-cell>
          <table:table-cell office:value-type="float" office:value="4221.4564716720406" table:number-columns-spanned="2" table:number-rows-spanned="1" table:style-name="ce8">
            <text:p>4,221</text:p>
          </table:table-cell>
          <table:covered-table-cell/>
          <table:table-cell office:value-type="float" office:value="9164782" table:style-name="ce3">
            <text:p>9,164,782</text:p>
          </table:table-cell>
          <table:table-cell office:value-type="float" office:value="752866" table:style-name="ce3">
            <text:p>752,866</text:p>
          </table:table-cell>
          <table:table-cell office:value-type="float" office:value="11095952" table:style-name="ce3">
            <text:p>11,095,9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義華酒店</text:p>
          </table:table-cell>
          <table:covered-table-cell table:number-columns-repeated="4"/>
          <table:table-cell office:value-type="string" office:string-value="義華酒店" table:formula="of:=SUBSTITUTE([.A45];&quot;*&quot;;&quot;&quot;)" table:style-name="ce6">
            <text:p>義華酒店</text:p>
          </table:table-cell>
          <table:table-cell office:value-type="string" table:style-name="ce6">
            <text:p>Taipei</text:p>
          </table:table-cell>
          <table:table-cell office:value-type="float" office:value="149" table:style-name="ce3">
            <text:p>149</text:p>
          </table:table-cell>
          <table:table-cell office:value-type="float" office:value="539" table:number-columns-spanned="2" table:number-rows-spanned="1" table:style-name="ce8">
            <text:p>539</text:p>
          </table:table-cell>
          <table:covered-table-cell/>
          <table:table-cell office:value-type="percentage" office:value="0.1205816554809843" table:style-name="ce4">
            <text:p>12.06%</text:p>
          </table:table-cell>
          <table:table-cell office:value-type="float" office:value="3933" table:number-columns-spanned="2" table:number-rows-spanned="1" table:style-name="ce8">
            <text:p>3,933</text:p>
          </table:table-cell>
          <table:covered-table-cell/>
          <table:table-cell office:value-type="float" office:value="2119887" table:style-name="ce3">
            <text:p>2,119,887</text:p>
          </table:table-cell>
          <table:table-cell office:value-type="float" office:value="185083" table:style-name="ce3">
            <text:p>185,083</text:p>
          </table:table-cell>
          <table:table-cell office:value-type="float" office:value="8536220" table:style-name="ce3">
            <text:p>8,536,2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華園大飯店</text:p>
          </table:table-cell>
          <table:covered-table-cell table:number-columns-repeated="4"/>
          <table:table-cell office:value-type="string" office:string-value="華園大飯店" table:formula="of:=SUBSTITUTE([.A46];&quot;*&quot;;&quot;&quot;)" table:style-name="ce6">
            <text:p>華園大飯店</text:p>
          </table:table-cell>
          <table:table-cell office:value-type="string" table:style-name="ce6">
            <text:p>Kaohsiung</text:p>
          </table:table-cell>
          <table:table-cell office:value-type="float" office:value="269" table:style-name="ce3">
            <text:p>269</text:p>
          </table:table-cell>
          <table:table-cell office:value-type="float" office:value="5505" table:number-columns-spanned="2" table:number-rows-spanned="1" table:style-name="ce8">
            <text:p>5,505</text:p>
          </table:table-cell>
          <table:covered-table-cell/>
          <table:table-cell office:value-type="percentage" office:value="0.68215613382899631" table:style-name="ce4">
            <text:p>68.22%</text:p>
          </table:table-cell>
          <table:table-cell office:value-type="float" office:value="1413.945504087194" table:number-columns-spanned="2" table:number-rows-spanned="1" table:style-name="ce8">
            <text:p>1,414</text:p>
          </table:table-cell>
          <table:covered-table-cell/>
          <table:table-cell office:value-type="float" office:value="7783770" table:style-name="ce3">
            <text:p>7,783,770</text:p>
          </table:table-cell>
          <table:table-cell office:value-type="float" office:value="2434284" table:style-name="ce3">
            <text:p>2,434,284</text:p>
          </table:table-cell>
          <table:table-cell office:value-type="float" office:value="10700147" table:style-name="ce3">
            <text:p>10,700,1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華王大飯店</text:p>
          </table:table-cell>
          <table:covered-table-cell table:number-columns-repeated="4"/>
          <table:table-cell office:value-type="string" office:string-value="華王大飯店" table:formula="of:=SUBSTITUTE([.A47];&quot;*&quot;;&quot;&quot;)" table:style-name="ce6">
            <text:p>華王大飯店</text:p>
          </table:table-cell>
          <table:table-cell office:value-type="string" table:style-name="ce6">
            <text:p>Kaohsiung</text:p>
          </table:table-cell>
          <table:table-cell office:value-type="float" office:value="297" table:style-name="ce3">
            <text:p>297</text:p>
          </table:table-cell>
          <table:table-cell office:value-type="float" office:value="2580" table:number-columns-spanned="2" table:number-rows-spanned="1" table:style-name="ce8">
            <text:p>2,580</text:p>
          </table:table-cell>
          <table:covered-table-cell/>
          <table:table-cell office:value-type="percentage" office:value="0.28956228956228958" table:style-name="ce4">
            <text:p>28.96%</text:p>
          </table:table-cell>
          <table:table-cell office:value-type="float" office:value="1450.2023255813949" table:number-columns-spanned="2" table:number-rows-spanned="1" table:style-name="ce8">
            <text:p>1,450</text:p>
          </table:table-cell>
          <table:covered-table-cell/>
          <table:table-cell office:value-type="float" office:value="3741522" table:style-name="ce3">
            <text:p>3,741,522</text:p>
          </table:table-cell>
          <table:table-cell office:value-type="float" office:value="1979118" table:style-name="ce3">
            <text:p>1,979,118</text:p>
          </table:table-cell>
          <table:table-cell office:value-type="float" office:value="5796083" table:style-name="ce3">
            <text:p>5,796,0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高雄國賓大飯店</text:p>
          </table:table-cell>
          <table:covered-table-cell table:number-columns-repeated="4"/>
          <table:table-cell office:value-type="string" office:string-value="高雄國賓大飯店" table:formula="of:=SUBSTITUTE([.A48];&quot;*&quot;;&quot;&quot;)" table:style-name="ce6">
            <text:p>高雄國賓大飯店</text:p>
          </table:table-cell>
          <table:table-cell office:value-type="string" table:style-name="ce6">
            <text:p>Kaohsiung</text:p>
          </table:table-cell>
          <table:table-cell office:value-type="float" office:value="453" table:style-name="ce3">
            <text:p>453</text:p>
          </table:table-cell>
          <table:table-cell office:value-type="float" office:value="11767" table:number-columns-spanned="2" table:number-rows-spanned="1" table:style-name="ce8">
            <text:p>11,767</text:p>
          </table:table-cell>
          <table:covered-table-cell/>
          <table:table-cell office:value-type="percentage" office:value="0.86585724797645325" table:style-name="ce4">
            <text:p>86.59%</text:p>
          </table:table-cell>
          <table:table-cell office:value-type="float" office:value="1911.5085408345369" table:number-columns-spanned="2" table:number-rows-spanned="1" table:style-name="ce8">
            <text:p>1,912</text:p>
          </table:table-cell>
          <table:covered-table-cell/>
          <table:table-cell office:value-type="float" office:value="22492721" table:style-name="ce3">
            <text:p>22,492,721</text:p>
          </table:table-cell>
          <table:table-cell office:value-type="float" office:value="36047946" table:style-name="ce3">
            <text:p>36,047,946</text:p>
          </table:table-cell>
          <table:table-cell office:value-type="float" office:value="60685548" table:style-name="ce3">
            <text:p>60,685,5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漢來大飯店</text:p>
          </table:table-cell>
          <table:covered-table-cell table:number-columns-repeated="4"/>
          <table:table-cell office:value-type="string" office:string-value="漢來大飯店" table:formula="of:=SUBSTITUTE([.A49];&quot;*&quot;;&quot;&quot;)" table:style-name="ce6">
            <text:p>漢來大飯店</text:p>
          </table:table-cell>
          <table:table-cell office:value-type="string" table:style-name="ce6">
            <text:p>Kaohsiung</text:p>
          </table:table-cell>
          <table:table-cell office:value-type="float" office:value="535" table:style-name="ce3">
            <text:p>535</text:p>
          </table:table-cell>
          <table:table-cell office:value-type="float" office:value="11305" table:number-columns-spanned="2" table:number-rows-spanned="1" table:style-name="ce8">
            <text:p>11,305</text:p>
          </table:table-cell>
          <table:covered-table-cell/>
          <table:table-cell office:value-type="percentage" office:value="0.70436137071651095" table:style-name="ce4">
            <text:p>70.44%</text:p>
          </table:table-cell>
          <table:table-cell office:value-type="float" office:value="2941.0827952233531" table:number-columns-spanned="2" table:number-rows-spanned="1" table:style-name="ce8">
            <text:p>2,941</text:p>
          </table:table-cell>
          <table:covered-table-cell/>
          <table:table-cell office:value-type="float" office:value="33248941" table:style-name="ce3">
            <text:p>33,248,941</text:p>
          </table:table-cell>
          <table:table-cell office:value-type="float" office:value="65319744" table:style-name="ce3">
            <text:p>65,319,744</text:p>
          </table:table-cell>
          <table:table-cell office:value-type="float" office:value="115521374" table:style-name="ce3">
            <text:p>115,521,37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高雄福華大飯店</text:p>
          </table:table-cell>
          <table:covered-table-cell table:number-columns-repeated="4"/>
          <table:table-cell office:value-type="string" office:string-value="高雄福華大飯店" table:formula="of:=SUBSTITUTE([.A50];&quot;*&quot;;&quot;&quot;)" table:style-name="ce6">
            <text:p>高雄福華大飯店</text:p>
          </table:table-cell>
          <table:table-cell office:value-type="string" table:style-name="ce6">
            <text:p>Kaohsiung</text:p>
          </table:table-cell>
          <table:table-cell office:value-type="float" office:value="271" table:style-name="ce3">
            <text:p>271</text:p>
          </table:table-cell>
          <table:table-cell office:value-type="float" office:value="5615" table:number-columns-spanned="2" table:number-rows-spanned="1" table:style-name="ce8">
            <text:p>5,615</text:p>
          </table:table-cell>
          <table:covered-table-cell/>
          <table:table-cell office:value-type="percentage" office:value="0.69065190651906516" table:style-name="ce4">
            <text:p>69.07%</text:p>
          </table:table-cell>
          <table:table-cell office:value-type="float" office:value="2225.9465716829918" table:number-columns-spanned="2" table:number-rows-spanned="1" table:style-name="ce8">
            <text:p>2,226</text:p>
          </table:table-cell>
          <table:covered-table-cell/>
          <table:table-cell office:value-type="float" office:value="12498690" table:style-name="ce3">
            <text:p>12,498,690</text:p>
          </table:table-cell>
          <table:table-cell office:value-type="float" office:value="18321929" table:style-name="ce3">
            <text:p>18,321,929</text:p>
          </table:table-cell>
          <table:table-cell office:value-type="float" office:value="34355147" table:style-name="ce3">
            <text:p>34,355,1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君鴻國際酒店</text:p>
          </table:table-cell>
          <table:covered-table-cell table:number-columns-repeated="4"/>
          <table:table-cell office:value-type="string" office:string-value="君鴻國際酒店" table:formula="of:=SUBSTITUTE([.A51];&quot;*&quot;;&quot;&quot;)" table:style-name="ce6">
            <text:p>君鴻國際酒店</text:p>
          </table:table-cell>
          <table:table-cell office:value-type="string" table:style-name="ce6">
            <text:p>Kaohsiung</text:p>
          </table:table-cell>
          <table:table-cell office:value-type="float" office:value="585" table:style-name="ce3">
            <text:p>585</text:p>
          </table:table-cell>
          <table:table-cell office:value-type="float" office:value="10939" table:number-columns-spanned="2" table:number-rows-spanned="1" table:style-name="ce8">
            <text:p>10,939</text:p>
          </table:table-cell>
          <table:covered-table-cell/>
          <table:table-cell office:value-type="percentage" office:value="0.62330484330484326" table:style-name="ce4">
            <text:p>62.33%</text:p>
          </table:table-cell>
          <table:table-cell office:value-type="float" office:value="2192.1396837005209" table:number-columns-spanned="2" table:number-rows-spanned="1" table:style-name="ce8">
            <text:p>2,192</text:p>
          </table:table-cell>
          <table:covered-table-cell/>
          <table:table-cell office:value-type="float" office:value="23979816" table:style-name="ce3">
            <text:p>23,979,816</text:p>
          </table:table-cell>
          <table:table-cell office:value-type="float" office:value="24100868" table:style-name="ce3">
            <text:p>24,100,868</text:p>
          </table:table-cell>
          <table:table-cell office:value-type="float" office:value="59418676" table:style-name="ce3">
            <text:p>59,418,6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寒軒國際大飯店</text:p>
          </table:table-cell>
          <table:covered-table-cell table:number-columns-repeated="4"/>
          <table:table-cell office:value-type="string" office:string-value="寒軒國際大飯店" table:formula="of:=SUBSTITUTE([.A52];&quot;*&quot;;&quot;&quot;)" table:style-name="ce6">
            <text:p>寒軒國際大飯店</text:p>
          </table:table-cell>
          <table:table-cell office:value-type="string" table:style-name="ce6">
            <text:p>Kaohsiung</text:p>
          </table:table-cell>
          <table:table-cell office:value-type="float" office:value="380" table:style-name="ce3">
            <text:p>380</text:p>
          </table:table-cell>
          <table:table-cell office:value-type="float" office:value="7633" table:number-columns-spanned="2" table:number-rows-spanned="1" table:style-name="ce8">
            <text:p>7,633</text:p>
          </table:table-cell>
          <table:covered-table-cell/>
          <table:table-cell office:value-type="percentage" office:value="0.66956140350877191" table:style-name="ce4">
            <text:p>66.96%</text:p>
          </table:table-cell>
          <table:table-cell office:value-type="float" office:value="1862.667234377047" table:number-columns-spanned="2" table:number-rows-spanned="1" table:style-name="ce8">
            <text:p>1,863</text:p>
          </table:table-cell>
          <table:covered-table-cell/>
          <table:table-cell office:value-type="float" office:value="14217739" table:style-name="ce3">
            <text:p>14,217,739</text:p>
          </table:table-cell>
          <table:table-cell office:value-type="float" office:value="15831834" table:style-name="ce3">
            <text:p>15,831,834</text:p>
          </table:table-cell>
          <table:table-cell office:value-type="float" office:value="30836488" table:style-name="ce3">
            <text:p>30,836,4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麗尊大酒店</text:p>
          </table:table-cell>
          <table:covered-table-cell table:number-columns-repeated="4"/>
          <table:table-cell office:value-type="string" office:string-value="麗尊大酒店" table:formula="of:=SUBSTITUTE([.A53];&quot;*&quot;;&quot;&quot;)" table:style-name="ce6">
            <text:p>麗尊大酒店</text:p>
          </table:table-cell>
          <table:table-cell office:value-type="string" table:style-name="ce6">
            <text:p>Kaohsiung</text:p>
          </table:table-cell>
          <table:table-cell office:value-type="float" office:value="198" table:style-name="ce3">
            <text:p>198</text:p>
          </table:table-cell>
          <table:table-cell office:value-type="float" office:value="3876" table:number-columns-spanned="2" table:number-rows-spanned="1" table:style-name="ce8">
            <text:p>3,876</text:p>
          </table:table-cell>
          <table:covered-table-cell/>
          <table:table-cell office:value-type="percentage" office:value="0.65252525252525251" table:style-name="ce4">
            <text:p>65.25%</text:p>
          </table:table-cell>
          <table:table-cell office:value-type="float" office:value="2184.9153766769859" table:number-columns-spanned="2" table:number-rows-spanned="1" table:style-name="ce8">
            <text:p>2,185</text:p>
          </table:table-cell>
          <table:covered-table-cell/>
          <table:table-cell office:value-type="float" office:value="8468732" table:style-name="ce3">
            <text:p>8,468,732</text:p>
          </table:table-cell>
          <table:table-cell office:value-type="float" office:value="19052153" table:style-name="ce3">
            <text:p>19,052,153</text:p>
          </table:table-cell>
          <table:table-cell office:value-type="float" office:value="29485365" table:style-name="ce3">
            <text:p>29,485,3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義大皇家酒店</text:p>
          </table:table-cell>
          <table:covered-table-cell table:number-columns-repeated="4"/>
          <table:table-cell office:value-type="string" office:string-value="義大皇家酒店" table:formula="of:=SUBSTITUTE([.A54];&quot;*&quot;;&quot;&quot;)" table:style-name="ce6">
            <text:p>義大皇家酒店</text:p>
          </table:table-cell>
          <table:table-cell office:value-type="string" table:style-name="ce6">
            <text:p>Kaohsiung</text:p>
          </table:table-cell>
          <table:table-cell office:value-type="float" office:value="656" table:style-name="ce3">
            <text:p>656</text:p>
          </table:table-cell>
          <table:table-cell office:value-type="float" office:value="10504" table:number-columns-spanned="2" table:number-rows-spanned="1" table:style-name="ce8">
            <text:p>10,504</text:p>
          </table:table-cell>
          <table:covered-table-cell/>
          <table:table-cell office:value-type="percentage" office:value="0.53373983739837394" table:style-name="ce4">
            <text:p>53.37%</text:p>
          </table:table-cell>
          <table:table-cell office:value-type="float" office:value="2847" table:number-columns-spanned="2" table:number-rows-spanned="1" table:style-name="ce8">
            <text:p>2,847</text:p>
          </table:table-cell>
          <table:covered-table-cell/>
          <table:table-cell office:value-type="float" office:value="29904888" table:style-name="ce3">
            <text:p>29,904,888</text:p>
          </table:table-cell>
          <table:table-cell office:value-type="float" office:value="22893158" table:style-name="ce3">
            <text:p>22,893,158</text:p>
          </table:table-cell>
          <table:table-cell office:value-type="float" office:value="56545968" table:style-name="ce3">
            <text:p>56,545,9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福容大飯店 高雄</text:p>
          </table:table-cell>
          <table:covered-table-cell table:number-columns-repeated="4"/>
          <table:table-cell office:value-type="string" office:string-value="福容大飯店 高雄" table:formula="of:=SUBSTITUTE([.A55];&quot;*&quot;;&quot;&quot;)" table:style-name="ce6">
            <text:p>福容大飯店 高雄</text:p>
          </table:table-cell>
          <table:table-cell office:value-type="string" table:style-name="ce6">
            <text:p>Kaohsiung</text:p>
          </table:table-cell>
          <table:table-cell office:value-type="float" office:value="250" table:style-name="ce3">
            <text:p>250</text:p>
          </table:table-cell>
          <table:table-cell office:value-type="float" office:value="5519" table:number-columns-spanned="2" table:number-rows-spanned="1" table:style-name="ce8">
            <text:p>5,519</text:p>
          </table:table-cell>
          <table:covered-table-cell/>
          <table:table-cell office:value-type="percentage" office:value="0.73586666666666667" table:style-name="ce4">
            <text:p>73.59%</text:p>
          </table:table-cell>
          <table:table-cell office:value-type="float" office:value="1573.357673491575" table:number-columns-spanned="2" table:number-rows-spanned="1" table:style-name="ce8">
            <text:p>1,573</text:p>
          </table:table-cell>
          <table:covered-table-cell/>
          <table:table-cell office:value-type="float" office:value="8683361" table:style-name="ce3">
            <text:p>8,683,361</text:p>
          </table:table-cell>
          <table:table-cell office:value-type="float" office:value="4991636" table:style-name="ce3">
            <text:p>4,991,636</text:p>
          </table:table-cell>
          <table:table-cell office:value-type="float" office:value="13694549" table:style-name="ce3">
            <text:p>13,694,5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晶英國際行館</text:p>
          </table:table-cell>
          <table:covered-table-cell table:number-columns-repeated="4"/>
          <table:table-cell office:value-type="string" office:string-value="晶英國際行館" table:formula="of:=SUBSTITUTE([.A56];&quot;*&quot;;&quot;&quot;)" table:style-name="ce6">
            <text:p>晶英國際行館</text:p>
          </table:table-cell>
          <table:table-cell office:value-type="string" table:style-name="ce6">
            <text:p>Kaohsiung</text:p>
          </table:table-cell>
          <table:table-cell office:value-type="float" office:value="147" table:style-name="ce3">
            <text:p>147</text:p>
          </table:table-cell>
          <table:table-cell office:value-type="float" office:value="1136" table:number-columns-spanned="2" table:number-rows-spanned="1" table:style-name="ce8">
            <text:p>1,136</text:p>
          </table:table-cell>
          <table:covered-table-cell/>
          <table:table-cell office:value-type="percentage" office:value="0.25759637188208617" table:style-name="ce4">
            <text:p>25.76%</text:p>
          </table:table-cell>
          <table:table-cell office:value-type="float" office:value="6631.5123239436616" table:number-columns-spanned="2" table:number-rows-spanned="1" table:style-name="ce8">
            <text:p>6,632</text:p>
          </table:table-cell>
          <table:covered-table-cell/>
          <table:table-cell office:value-type="float" office:value="7533398" table:style-name="ce3">
            <text:p>7,533,398</text:p>
          </table:table-cell>
          <table:table-cell office:value-type="float" office:value="9781826" table:style-name="ce3">
            <text:p>9,781,826</text:p>
          </table:table-cell>
          <table:table-cell office:value-type="float" office:value="19939251" table:style-name="ce3">
            <text:p>19,939,2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全國大飯店</text:p>
          </table:table-cell>
          <table:covered-table-cell table:number-columns-repeated="4"/>
          <table:table-cell office:value-type="string" office:string-value="全國大飯店" table:formula="of:=SUBSTITUTE([.A57];&quot;*&quot;;&quot;&quot;)" table:style-name="ce6">
            <text:p>全國大飯店</text:p>
          </table:table-cell>
          <table:table-cell office:value-type="string" table:style-name="ce6">
            <text:p>Taichung</text:p>
          </table:table-cell>
          <table:table-cell office:value-type="float" office:value="178" table:style-name="ce3">
            <text:p>178</text:p>
          </table:table-cell>
          <table:table-cell office:value-type="float" office:value="3444" table:number-columns-spanned="2" table:number-rows-spanned="1" table:style-name="ce8">
            <text:p>3,444</text:p>
          </table:table-cell>
          <table:covered-table-cell/>
          <table:table-cell office:value-type="percentage" office:value="0.64494382022471908" table:style-name="ce4">
            <text:p>64.49%</text:p>
          </table:table-cell>
          <table:table-cell office:value-type="float" office:value="2050.2049941927989" table:number-columns-spanned="2" table:number-rows-spanned="1" table:style-name="ce8">
            <text:p>2,050</text:p>
          </table:table-cell>
          <table:covered-table-cell/>
          <table:table-cell office:value-type="float" office:value="7060906" table:style-name="ce3">
            <text:p>7,060,906</text:p>
          </table:table-cell>
          <table:table-cell office:value-type="float" office:value="17316347" table:style-name="ce3">
            <text:p>17,316,347</text:p>
          </table:table-cell>
          <table:table-cell office:value-type="float" office:value="26637113" table:style-name="ce3">
            <text:p>26,637,1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長榮桂冠酒店(台中)</text:p>
          </table:table-cell>
          <table:covered-table-cell table:number-columns-repeated="4"/>
          <table:table-cell office:value-type="string" office:string-value="長榮桂冠酒店(台中)" table:formula="of:=SUBSTITUTE([.A58];&quot;*&quot;;&quot;&quot;)" table:style-name="ce6">
            <text:p>長榮桂冠酒店(台中)</text:p>
          </table:table-cell>
          <table:table-cell office:value-type="string" table:style-name="ce6">
            <text:p>Taichung</text:p>
          </table:table-cell>
          <table:table-cell office:value-type="float" office:value="354" table:style-name="ce3">
            <text:p>354</text:p>
          </table:table-cell>
          <table:table-cell office:value-type="float" office:value="7422" table:number-columns-spanned="2" table:number-rows-spanned="1" table:style-name="ce8">
            <text:p>7,422</text:p>
          </table:table-cell>
          <table:covered-table-cell/>
          <table:table-cell office:value-type="percentage" office:value="0.69887005649717515" table:style-name="ce4">
            <text:p>69.89%</text:p>
          </table:table-cell>
          <table:table-cell office:value-type="float" office:value="2235.8802209647001" table:number-columns-spanned="2" table:number-rows-spanned="1" table:style-name="ce8">
            <text:p>2,236</text:p>
          </table:table-cell>
          <table:covered-table-cell/>
          <table:table-cell office:value-type="float" office:value="16594703" table:style-name="ce3">
            <text:p>16,594,703</text:p>
          </table:table-cell>
          <table:table-cell office:value-type="float" office:value="23625238" table:style-name="ce3">
            <text:p>23,625,238</text:p>
          </table:table-cell>
          <table:table-cell office:value-type="float" office:value="45270319" table:style-name="ce3">
            <text:p>45,270,3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中福華大飯店</text:p>
          </table:table-cell>
          <table:covered-table-cell table:number-columns-repeated="4"/>
          <table:table-cell office:value-type="string" office:string-value="台中福華大飯店" table:formula="of:=SUBSTITUTE([.A59];&quot;*&quot;;&quot;&quot;)" table:style-name="ce6">
            <text:p>台中福華大飯店</text:p>
          </table:table-cell>
          <table:table-cell office:value-type="string" table:style-name="ce6">
            <text:p>Taichung</text:p>
          </table:table-cell>
          <table:table-cell office:value-type="float" office:value="155" table:style-name="ce3">
            <text:p>155</text:p>
          </table:table-cell>
          <table:table-cell office:value-type="float" office:value="3261" table:number-columns-spanned="2" table:number-rows-spanned="1" table:style-name="ce8">
            <text:p>3,261</text:p>
          </table:table-cell>
          <table:covered-table-cell/>
          <table:table-cell office:value-type="percentage" office:value="0.70129032258064516" table:style-name="ce4">
            <text:p>70.13%</text:p>
          </table:table-cell>
          <table:table-cell office:value-type="float" office:value="2589.5939895737511" table:number-columns-spanned="2" table:number-rows-spanned="1" table:style-name="ce8">
            <text:p>2,590</text:p>
          </table:table-cell>
          <table:covered-table-cell/>
          <table:table-cell office:value-type="float" office:value="8444666" table:style-name="ce3">
            <text:p>8,444,666</text:p>
          </table:table-cell>
          <table:table-cell office:value-type="float" office:value="11378058" table:style-name="ce3">
            <text:p>11,378,058</text:p>
          </table:table-cell>
          <table:table-cell office:value-type="float" office:value="22496291" table:style-name="ce3">
            <text:p>22,496,2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中金典酒店</text:p>
          </table:table-cell>
          <table:covered-table-cell table:number-columns-repeated="4"/>
          <table:table-cell office:value-type="string" office:string-value="台中金典酒店" table:formula="of:=SUBSTITUTE([.A60];&quot;*&quot;;&quot;&quot;)" table:style-name="ce6">
            <text:p>台中金典酒店</text:p>
          </table:table-cell>
          <table:table-cell office:value-type="string" table:style-name="ce6">
            <text:p>Taichung</text:p>
          </table:table-cell>
          <table:table-cell office:value-type="float" office:value="222" table:style-name="ce3">
            <text:p>222</text:p>
          </table:table-cell>
          <table:table-cell office:value-type="float" office:value="5168" table:number-columns-spanned="2" table:number-rows-spanned="1" table:style-name="ce8">
            <text:p>5,168</text:p>
          </table:table-cell>
          <table:covered-table-cell/>
          <table:table-cell office:value-type="percentage" office:value="0.77597597597597601" table:style-name="ce4">
            <text:p>77.60%</text:p>
          </table:table-cell>
          <table:table-cell office:value-type="float" office:value="2868.5054179566559" table:number-columns-spanned="2" table:number-rows-spanned="1" table:style-name="ce8">
            <text:p>2,869</text:p>
          </table:table-cell>
          <table:covered-table-cell/>
          <table:table-cell office:value-type="float" office:value="14824436" table:style-name="ce3">
            <text:p>14,824,436</text:p>
          </table:table-cell>
          <table:table-cell office:value-type="float" office:value="23267496" table:style-name="ce3">
            <text:p>23,267,496</text:p>
          </table:table-cell>
          <table:table-cell office:value-type="float" office:value="50592643" table:style-name="ce3">
            <text:p>50,592,6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海灣藝術酒店</text:p>
          </table:table-cell>
          <table:covered-table-cell table:number-columns-repeated="4"/>
          <table:table-cell office:value-type="string" office:string-value="海灣藝術酒店" table:formula="of:=SUBSTITUTE([.A61];&quot;*&quot;;&quot;&quot;)" table:style-name="ce6">
            <text:p>海灣藝術酒店</text:p>
          </table:table-cell>
          <table:table-cell office:value-type="string" table:style-name="ce6">
            <text:p>Taichung</text:p>
          </table:table-cell>
          <table:table-cell office:value-type="float" office:value="228" table:style-name="ce3">
            <text:p>228</text:p>
          </table:table-cell>
          <table:table-cell office:value-type="float" office:value="2420" table:number-columns-spanned="2" table:number-rows-spanned="1" table:style-name="ce8">
            <text:p>2,420</text:p>
          </table:table-cell>
          <table:covered-table-cell/>
          <table:table-cell office:value-type="percentage" office:value="0.35380116959064328" table:style-name="ce4">
            <text:p>35.38%</text:p>
          </table:table-cell>
          <table:table-cell office:value-type="float" office:value="1447.481404958678" table:number-columns-spanned="2" table:number-rows-spanned="1" table:style-name="ce8">
            <text:p>1,447</text:p>
          </table:table-cell>
          <table:covered-table-cell/>
          <table:table-cell office:value-type="float" office:value="3502905" table:style-name="ce3">
            <text:p>3,502,905</text:p>
          </table:table-cell>
          <table:table-cell office:value-type="float" office:value="761654" table:style-name="ce3">
            <text:p>761,654</text:p>
          </table:table-cell>
          <table:table-cell office:value-type="float" office:value="4458202" table:style-name="ce3">
            <text:p>4,458,2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裕元花園酒店</text:p>
          </table:table-cell>
          <table:covered-table-cell table:number-columns-repeated="4"/>
          <table:table-cell office:value-type="string" office:string-value="裕元花園酒店" table:formula="of:=SUBSTITUTE([.A62];&quot;*&quot;;&quot;&quot;)" table:style-name="ce6">
            <text:p>裕元花園酒店</text:p>
          </table:table-cell>
          <table:table-cell office:value-type="string" table:style-name="ce6">
            <text:p>Taichung</text:p>
          </table:table-cell>
          <table:table-cell office:value-type="float" office:value="149" table:style-name="ce3">
            <text:p>149</text:p>
          </table:table-cell>
          <table:table-cell office:value-type="float" office:value="3282" table:number-columns-spanned="2" table:number-rows-spanned="1" table:style-name="ce8">
            <text:p>3,282</text:p>
          </table:table-cell>
          <table:covered-table-cell/>
          <table:table-cell office:value-type="percentage" office:value="0.73422818791946309" table:style-name="ce4">
            <text:p>73.42%</text:p>
          </table:table-cell>
          <table:table-cell office:value-type="float" office:value="3196.9536867763559" table:number-columns-spanned="2" table:number-rows-spanned="1" table:style-name="ce8">
            <text:p>3,197</text:p>
          </table:table-cell>
          <table:covered-table-cell/>
          <table:table-cell office:value-type="float" office:value="10492402" table:style-name="ce3">
            <text:p>10,492,402</text:p>
          </table:table-cell>
          <table:table-cell office:value-type="float" office:value="27452528" table:style-name="ce3">
            <text:p>27,452,528</text:p>
          </table:table-cell>
          <table:table-cell office:value-type="float" office:value="42759464" table:style-name="ce3">
            <text:p>42,759,4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台中港酒店</text:p>
          </table:table-cell>
          <table:covered-table-cell table:number-columns-repeated="4"/>
          <table:table-cell office:value-type="string" office:string-value="台中港酒店" table:formula="of:=SUBSTITUTE([.A63];&quot;*&quot;;&quot;&quot;)" table:style-name="ce6">
            <text:p>台中港酒店</text:p>
          </table:table-cell>
          <table:table-cell office:value-type="string" table:style-name="ce6">
            <text:p>Taichung</text:p>
          </table:table-cell>
          <table:table-cell office:value-type="float" office:value="200" table:style-name="ce3">
            <text:p>200</text:p>
          </table:table-cell>
          <table:table-cell office:value-type="float" office:value="4554" table:number-columns-spanned="2" table:number-rows-spanned="1" table:style-name="ce8">
            <text:p>4,554</text:p>
          </table:table-cell>
          <table:covered-table-cell/>
          <table:table-cell office:value-type="percentage" office:value="0.75900000000000001" table:style-name="ce4">
            <text:p>75.90%</text:p>
          </table:table-cell>
          <table:table-cell office:value-type="float" office:value="2539.3021519543258" table:number-columns-spanned="2" table:number-rows-spanned="1" table:style-name="ce8">
            <text:p>2,539</text:p>
          </table:table-cell>
          <table:covered-table-cell/>
          <table:table-cell office:value-type="float" office:value="11563982" table:style-name="ce3">
            <text:p>11,563,982</text:p>
          </table:table-cell>
          <table:table-cell office:value-type="float" office:value="3056741" table:style-name="ce3">
            <text:p>3,056,741</text:p>
          </table:table-cell>
          <table:table-cell office:value-type="float" office:value="15888125" table:style-name="ce3">
            <text:p>15,888,12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花蓮亞士都飯店</text:p>
          </table:table-cell>
          <table:covered-table-cell table:number-columns-repeated="4"/>
          <table:table-cell office:value-type="string" office:string-value="花蓮亞士都飯店" table:formula="of:=SUBSTITUTE([.A64];&quot;*&quot;;&quot;&quot;)" table:style-name="ce6">
            <text:p>花蓮亞士都飯店</text:p>
          </table:table-cell>
          <table:table-cell office:value-type="string" table:style-name="ce6">
            <text:p>Hualien</text:p>
          </table:table-cell>
          <table:table-cell office:value-type="float" office:value="167" table:style-name="ce3">
            <text:p>167</text:p>
          </table:table-cell>
          <table:table-cell office:value-type="float" office:value="1767" table:number-columns-spanned="2" table:number-rows-spanned="1" table:style-name="ce8">
            <text:p>1,767</text:p>
          </table:table-cell>
          <table:covered-table-cell/>
          <table:table-cell office:value-type="percentage" office:value="0.35269461077844311" table:style-name="ce4">
            <text:p>35.27%</text:p>
          </table:table-cell>
          <table:table-cell office:value-type="float" office:value="1134.002263723826" table:number-columns-spanned="2" table:number-rows-spanned="1" table:style-name="ce8">
            <text:p>1,134</text:p>
          </table:table-cell>
          <table:covered-table-cell/>
          <table:table-cell office:value-type="float" office:value="2003782" table:style-name="ce3">
            <text:p>2,003,782</text:p>
          </table:table-cell>
          <table:table-cell office:value-type="float" office:value="850000" table:style-name="ce3">
            <text:p>850,000</text:p>
          </table:table-cell>
          <table:table-cell office:value-type="float" office:value="2876782" table:style-name="ce3">
            <text:p>2,876,78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花蓮翰品酒店</text:p>
          </table:table-cell>
          <table:covered-table-cell table:number-columns-repeated="4"/>
          <table:table-cell office:value-type="string" office:string-value="花蓮翰品酒店" table:formula="of:=SUBSTITUTE([.A65];&quot;*&quot;;&quot;&quot;)" table:style-name="ce6">
            <text:p>花蓮翰品酒店</text:p>
          </table:table-cell>
          <table:table-cell office:value-type="string" table:style-name="ce6">
            <text:p>Hualien</text:p>
          </table:table-cell>
          <table:table-cell office:value-type="float" office:value="197" table:style-name="ce3">
            <text:p>197</text:p>
          </table:table-cell>
          <table:table-cell office:value-type="float" office:value="4574" table:number-columns-spanned="2" table:number-rows-spanned="1" table:style-name="ce8">
            <text:p>4,574</text:p>
          </table:table-cell>
          <table:covered-table-cell/>
          <table:table-cell office:value-type="percentage" office:value="0.77394247038917086" table:style-name="ce4">
            <text:p>77.39%</text:p>
          </table:table-cell>
          <table:table-cell office:value-type="float" office:value="2343.952339309139" table:number-columns-spanned="2" table:number-rows-spanned="1" table:style-name="ce8">
            <text:p>2,344</text:p>
          </table:table-cell>
          <table:covered-table-cell/>
          <table:table-cell office:value-type="float" office:value="10721238" table:style-name="ce3">
            <text:p>10,721,238</text:p>
          </table:table-cell>
          <table:table-cell office:value-type="float" office:value="12637264" table:style-name="ce3">
            <text:p>12,637,264</text:p>
          </table:table-cell>
          <table:table-cell office:value-type="float" office:value="24371659" table:style-name="ce3">
            <text:p>24,371,65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美侖大飯店</text:p>
          </table:table-cell>
          <table:covered-table-cell table:number-columns-repeated="4"/>
          <table:table-cell office:value-type="string" office:string-value="美侖大飯店" table:formula="of:=SUBSTITUTE([.A66];&quot;*&quot;;&quot;&quot;)" table:style-name="ce6">
            <text:p>美侖大飯店</text:p>
          </table:table-cell>
          <table:table-cell office:value-type="string" table:style-name="ce6">
            <text:p>Hualien</text:p>
          </table:table-cell>
          <table:table-cell office:value-type="float" office:value="343" table:style-name="ce3">
            <text:p>343</text:p>
          </table:table-cell>
          <table:table-cell office:value-type="float" office:value="7092" table:number-columns-spanned="2" table:number-rows-spanned="1" table:style-name="ce8">
            <text:p>7,092</text:p>
          </table:table-cell>
          <table:covered-table-cell/>
          <table:table-cell office:value-type="percentage" office:value="0.68921282798833816" table:style-name="ce4">
            <text:p>68.92%</text:p>
          </table:table-cell>
          <table:table-cell office:value-type="float" office:value="2139.3119007332211" table:number-columns-spanned="2" table:number-rows-spanned="1" table:style-name="ce8">
            <text:p>2,139</text:p>
          </table:table-cell>
          <table:covered-table-cell/>
          <table:table-cell office:value-type="float" office:value="15172000" table:style-name="ce3">
            <text:p>15,172,000</text:p>
          </table:table-cell>
          <table:table-cell office:value-type="float" office:value="10612077" table:style-name="ce3">
            <text:p>10,612,077</text:p>
          </table:table-cell>
          <table:table-cell office:value-type="float" office:value="26557924" table:style-name="ce3">
            <text:p>26,557,9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遠雄悅來大飯店</text:p>
          </table:table-cell>
          <table:covered-table-cell table:number-columns-repeated="4"/>
          <table:table-cell office:value-type="string" office:string-value="遠雄悅來大飯店" table:formula="of:=SUBSTITUTE([.A67];&quot;*&quot;;&quot;&quot;)" table:style-name="ce6">
            <text:p>遠雄悅來大飯店</text:p>
          </table:table-cell>
          <table:table-cell office:value-type="string" table:style-name="ce6">
            <text:p>Hualien</text:p>
          </table:table-cell>
          <table:table-cell office:value-type="float" office:value="381" table:style-name="ce3">
            <text:p>381</text:p>
          </table:table-cell>
          <table:table-cell office:value-type="float" office:value="6670" table:number-columns-spanned="2" table:number-rows-spanned="1" table:style-name="ce8">
            <text:p>6,670</text:p>
          </table:table-cell>
          <table:covered-table-cell/>
          <table:table-cell office:value-type="percentage" office:value="0.58355205599300086" table:style-name="ce4">
            <text:p>58.36%</text:p>
          </table:table-cell>
          <table:table-cell office:value-type="float" office:value="3247.6443778110938" table:number-columns-spanned="2" table:number-rows-spanned="1" table:style-name="ce8">
            <text:p>3,248</text:p>
          </table:table-cell>
          <table:covered-table-cell/>
          <table:table-cell office:value-type="float" office:value="21661788" table:style-name="ce3">
            <text:p>21,661,788</text:p>
          </table:table-cell>
          <table:table-cell office:value-type="float" office:value="13265109" table:style-name="ce3">
            <text:p>13,265,109</text:p>
          </table:table-cell>
          <table:table-cell office:value-type="float" office:value="41413433" table:style-name="ce3">
            <text:p>41,413,4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瑞穗天合國際觀光酒店</text:p>
          </table:table-cell>
          <table:covered-table-cell table:number-columns-repeated="4"/>
          <table:table-cell office:value-type="string" office:string-value="瑞穗天合國際觀光酒店" table:formula="of:=SUBSTITUTE([.A68];&quot;*&quot;;&quot;&quot;)" table:style-name="ce6">
            <text:p>瑞穗天合國際觀光酒店</text:p>
          </table:table-cell>
          <table:table-cell office:value-type="string" table:style-name="ce6">
            <text:p>Hualien</text:p>
          </table:table-cell>
          <table:table-cell office:value-type="float" office:value="198" table:style-name="ce3">
            <text:p>198</text:p>
          </table:table-cell>
          <table:table-cell office:value-type="float" office:value="3573" table:number-columns-spanned="2" table:number-rows-spanned="1" table:style-name="ce8">
            <text:p>3,573</text:p>
          </table:table-cell>
          <table:covered-table-cell/>
          <table:table-cell office:value-type="percentage" office:value="0.60151515151515156" table:style-name="ce4">
            <text:p>60.15%</text:p>
          </table:table-cell>
          <table:table-cell office:value-type="float" office:value="6610.472991883571" table:number-columns-spanned="2" table:number-rows-spanned="1" table:style-name="ce8">
            <text:p>6,610</text:p>
          </table:table-cell>
          <table:covered-table-cell/>
          <table:table-cell office:value-type="float" office:value="23619220" table:style-name="ce3">
            <text:p>23,619,220</text:p>
          </table:table-cell>
          <table:table-cell office:value-type="float" office:value="11621429" table:style-name="ce3">
            <text:p>11,621,429</text:p>
          </table:table-cell>
          <table:table-cell office:value-type="float" office:value="40513987" table:style-name="ce3">
            <text:p>40,513,9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晶悅國際飯店</text:p>
          </table:table-cell>
          <table:covered-table-cell table:number-columns-repeated="4"/>
          <table:table-cell office:value-type="string" office:string-value="晶悅國際飯店" table:formula="of:=SUBSTITUTE([.A69];&quot;*&quot;;&quot;&quot;)" table:style-name="ce6">
            <text:p>晶悅國際飯店</text:p>
          </table:table-cell>
          <table:table-cell office:value-type="string" table:style-name="ce6">
            <text:p>Taoyuan-Hsinchu-Miaoli</text:p>
          </table:table-cell>
          <table:table-cell office:value-type="float" office:value="388" table:style-name="ce3">
            <text:p>388</text:p>
          </table:table-cell>
          <table:table-cell office:value-type="float" office:value="7219" table:number-columns-spanned="2" table:number-rows-spanned="1" table:style-name="ce8">
            <text:p>7,219</text:p>
          </table:table-cell>
          <table:covered-table-cell/>
          <table:table-cell office:value-type="percentage" office:value="0.62018900343642613" table:style-name="ce4">
            <text:p>62.02%</text:p>
          </table:table-cell>
          <table:table-cell office:value-type="float" office:value="1669.228563512952" table:number-columns-spanned="2" table:number-rows-spanned="1" table:style-name="ce8">
            <text:p>1,669</text:p>
          </table:table-cell>
          <table:covered-table-cell/>
          <table:table-cell office:value-type="float" office:value="12050161" table:style-name="ce3">
            <text:p>12,050,161</text:p>
          </table:table-cell>
          <table:table-cell office:value-type="float" office:value="4880279" table:style-name="ce3">
            <text:p>4,880,279</text:p>
          </table:table-cell>
          <table:table-cell office:value-type="float" office:value="17825642" table:style-name="ce3">
            <text:p>17,825,6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尊爵天際大飯店</text:p>
          </table:table-cell>
          <table:covered-table-cell table:number-columns-repeated="4"/>
          <table:table-cell office:value-type="string" office:string-value="尊爵天際大飯店" table:formula="of:=SUBSTITUTE([.A70];&quot;*&quot;;&quot;&quot;)" table:style-name="ce6">
            <text:p>尊爵天際大飯店</text:p>
          </table:table-cell>
          <table:table-cell office:value-type="string" table:style-name="ce6">
            <text:p>Taoyuan-Hsinchu-Miaoli</text:p>
          </table:table-cell>
          <table:table-cell office:value-type="float" office:value="250" table:style-name="ce3">
            <text:p>250</text:p>
          </table:table-cell>
          <table:table-cell office:value-type="float" office:value="6197" table:number-columns-spanned="2" table:number-rows-spanned="1" table:style-name="ce8">
            <text:p>6,197</text:p>
          </table:table-cell>
          <table:covered-table-cell/>
          <table:table-cell office:value-type="percentage" office:value="0.8262666666666667" table:style-name="ce4">
            <text:p>82.63%</text:p>
          </table:table-cell>
          <table:table-cell office:value-type="float" office:value="2183.1411973535578" table:number-columns-spanned="2" table:number-rows-spanned="1" table:style-name="ce8">
            <text:p>2,183</text:p>
          </table:table-cell>
          <table:covered-table-cell/>
          <table:table-cell office:value-type="float" office:value="13528926" table:style-name="ce3">
            <text:p>13,528,926</text:p>
          </table:table-cell>
          <table:table-cell office:value-type="float" office:value="26943863" table:style-name="ce3">
            <text:p>26,943,863</text:p>
          </table:table-cell>
          <table:table-cell office:value-type="float" office:value="41025339" table:style-name="ce3">
            <text:p>41,025,3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南方莊園渡假飯店</text:p>
          </table:table-cell>
          <table:covered-table-cell table:number-columns-repeated="4"/>
          <table:table-cell office:value-type="string" office:string-value="南方莊園渡假飯店" table:formula="of:=SUBSTITUTE([.A71];&quot;*&quot;;&quot;&quot;)" table:style-name="ce6">
            <text:p>南方莊園渡假飯店</text:p>
          </table:table-cell>
          <table:table-cell office:value-type="string" table:style-name="ce6">
            <text:p>Taoyuan-Hsinchu-Miaoli</text:p>
          </table:table-cell>
          <table:table-cell office:value-type="float" office:value="111" table:style-name="ce3">
            <text:p>111</text:p>
          </table:table-cell>
          <table:table-cell office:value-type="float" office:value="2444" table:number-columns-spanned="2" table:number-rows-spanned="1" table:style-name="ce8">
            <text:p>2,444</text:p>
          </table:table-cell>
          <table:covered-table-cell/>
          <table:table-cell office:value-type="percentage" office:value="0.73393393393393391" table:style-name="ce4">
            <text:p>73.39%</text:p>
          </table:table-cell>
          <table:table-cell office:value-type="float" office:value="4442.5208674304422" table:number-columns-spanned="2" table:number-rows-spanned="1" table:style-name="ce8">
            <text:p>4,443</text:p>
          </table:table-cell>
          <table:covered-table-cell/>
          <table:table-cell office:value-type="float" office:value="10857521" table:style-name="ce3">
            <text:p>10,857,521</text:p>
          </table:table-cell>
          <table:table-cell office:value-type="float" office:value="11387866" table:style-name="ce3">
            <text:p>11,387,866</text:p>
          </table:table-cell>
          <table:table-cell office:value-type="float" office:value="27191919" table:style-name="ce3">
            <text:p>27,191,9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北諾富特華航桃園機場飯店</text:p>
          </table:table-cell>
          <table:covered-table-cell table:number-columns-repeated="4"/>
          <table:table-cell office:value-type="string" office:string-value="台北諾富特華航桃園機場飯店" table:formula="of:=SUBSTITUTE([.A72];&quot;*&quot;;&quot;&quot;)" table:style-name="ce6">
            <text:p>台北諾富特華航桃園機場飯店</text:p>
          </table:table-cell>
          <table:table-cell office:value-type="string" table:style-name="ce6">
            <text:p>Taoyuan-Hsinchu-Miaoli</text:p>
          </table:table-cell>
          <table:table-cell office:value-type="float" office:value="516" table:style-name="ce3">
            <text:p>516</text:p>
          </table:table-cell>
          <table:table-cell office:value-type="float" office:value="10284" table:number-columns-spanned="2" table:number-rows-spanned="1" table:style-name="ce8">
            <text:p>10,284</text:p>
          </table:table-cell>
          <table:covered-table-cell/>
          <table:table-cell office:value-type="percentage" office:value="0.66434108527131785" table:style-name="ce4">
            <text:p>66.43%</text:p>
          </table:table-cell>
          <table:table-cell office:value-type="float" office:value="2767.051730844029" table:number-columns-spanned="2" table:number-rows-spanned="1" table:style-name="ce8">
            <text:p>2,767</text:p>
          </table:table-cell>
          <table:covered-table-cell/>
          <table:table-cell office:value-type="float" office:value="28456360" table:style-name="ce3">
            <text:p>28,456,360</text:p>
          </table:table-cell>
          <table:table-cell office:value-type="float" office:value="11424900" table:style-name="ce3">
            <text:p>11,424,900</text:p>
          </table:table-cell>
          <table:table-cell office:value-type="float" office:value="44738089" table:style-name="ce3">
            <text:p>44,738,0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桃園喜來登酒店</text:p>
          </table:table-cell>
          <table:covered-table-cell table:number-columns-repeated="4"/>
          <table:table-cell office:value-type="string" office:string-value="桃園喜來登酒店" table:formula="of:=SUBSTITUTE([.A73];&quot;*&quot;;&quot;&quot;)" table:style-name="ce6">
            <text:p>桃園喜來登酒店</text:p>
          </table:table-cell>
          <table:table-cell office:value-type="string" table:style-name="ce6">
            <text:p>Taoyuan-Hsinchu-Miaoli</text:p>
          </table:table-cell>
          <table:table-cell office:value-type="float" office:value="187" table:style-name="ce3">
            <text:p>187</text:p>
          </table:table-cell>
          <table:table-cell office:value-type="float" office:value="858" table:number-columns-spanned="2" table:number-rows-spanned="1" table:style-name="ce8">
            <text:p>858</text:p>
          </table:table-cell>
          <table:covered-table-cell/>
          <table:table-cell office:value-type="percentage" office:value="0.15294117647058819" table:style-name="ce4">
            <text:p>15.29%</text:p>
          </table:table-cell>
          <table:table-cell office:value-type="float" office:value="1077.1806526806531" table:number-columns-spanned="2" table:number-rows-spanned="1" table:style-name="ce8">
            <text:p>1,077</text:p>
          </table:table-cell>
          <table:covered-table-cell/>
          <table:table-cell office:value-type="float" office:value="924221" table:style-name="ce3">
            <text:p>924,221</text:p>
          </table:table-cell>
          <table:table-cell office:value-type="float" office:value="5258179" table:style-name="ce3">
            <text:p>5,258,179</text:p>
          </table:table-cell>
          <table:table-cell office:value-type="float" office:value="6739601" table:style-name="ce3">
            <text:p>6,739,60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新竹喜來登大飯店</text:p>
          </table:table-cell>
          <table:covered-table-cell table:number-columns-repeated="4"/>
          <table:table-cell office:value-type="string" office:string-value="新竹喜來登大飯店" table:formula="of:=SUBSTITUTE([.A74];&quot;*&quot;;&quot;&quot;)" table:style-name="ce6">
            <text:p>新竹喜來登大飯店</text:p>
          </table:table-cell>
          <table:table-cell office:value-type="string" table:style-name="ce6">
            <text:p>Taoyuan-Hsinchu-Miaoli</text:p>
          </table:table-cell>
          <table:table-cell office:value-type="float" office:value="386" table:style-name="ce3">
            <text:p>386</text:p>
          </table:table-cell>
          <table:table-cell office:value-type="float" office:value="9930" table:number-columns-spanned="2" table:number-rows-spanned="1" table:style-name="ce8">
            <text:p>9,930</text:p>
          </table:table-cell>
          <table:covered-table-cell/>
          <table:table-cell office:value-type="percentage" office:value="0.8575129533678757" table:style-name="ce4">
            <text:p>85.75%</text:p>
          </table:table-cell>
          <table:table-cell office:value-type="float" office:value="3693.0095669687821" table:number-columns-spanned="2" table:number-rows-spanned="1" table:style-name="ce8">
            <text:p>3,693</text:p>
          </table:table-cell>
          <table:covered-table-cell/>
          <table:table-cell office:value-type="float" office:value="36671585" table:style-name="ce3">
            <text:p>36,671,585</text:p>
          </table:table-cell>
          <table:table-cell office:value-type="float" office:value="41657207" table:style-name="ce3">
            <text:p>41,657,207</text:p>
          </table:table-cell>
          <table:table-cell office:value-type="float" office:value="88632734" table:style-name="ce3">
            <text:p>88,632,7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新竹老爺大酒店</text:p>
          </table:table-cell>
          <table:covered-table-cell table:number-columns-repeated="4"/>
          <table:table-cell office:value-type="string" office:string-value="新竹老爺大酒店" table:formula="of:=SUBSTITUTE([.A75];&quot;*&quot;;&quot;&quot;)" table:style-name="ce6">
            <text:p>新竹老爺大酒店</text:p>
          </table:table-cell>
          <table:table-cell office:value-type="string" table:style-name="ce6">
            <text:p>Taoyuan-Hsinchu-Miaoli</text:p>
          </table:table-cell>
          <table:table-cell office:value-type="float" office:value="208" table:style-name="ce3">
            <text:p>208</text:p>
          </table:table-cell>
          <table:table-cell office:value-type="float" office:value="4013" table:number-columns-spanned="2" table:number-rows-spanned="1" table:style-name="ce8">
            <text:p>4,013</text:p>
          </table:table-cell>
          <table:covered-table-cell/>
          <table:table-cell office:value-type="percentage" office:value="0.64310897435897441" table:style-name="ce4">
            <text:p>64.31%</text:p>
          </table:table-cell>
          <table:table-cell office:value-type="float" office:value="3002.358086219785" table:number-columns-spanned="2" table:number-rows-spanned="1" table:style-name="ce8">
            <text:p>3,002</text:p>
          </table:table-cell>
          <table:covered-table-cell/>
          <table:table-cell office:value-type="float" office:value="12048463" table:style-name="ce3">
            <text:p>12,048,463</text:p>
          </table:table-cell>
          <table:table-cell office:value-type="float" office:value="12872668" table:style-name="ce3">
            <text:p>12,872,668</text:p>
          </table:table-cell>
          <table:table-cell office:value-type="float" office:value="26090704" table:style-name="ce3">
            <text:p>26,090,7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新竹國賓大飯店</text:p>
          </table:table-cell>
          <table:covered-table-cell table:number-columns-repeated="4"/>
          <table:table-cell office:value-type="string" office:string-value="新竹國賓大飯店" table:formula="of:=SUBSTITUTE([.A76];&quot;*&quot;;&quot;&quot;)" table:style-name="ce6">
            <text:p>新竹國賓大飯店</text:p>
          </table:table-cell>
          <table:table-cell office:value-type="string" table:style-name="ce6">
            <text:p>Taoyuan-Hsinchu-Miaoli</text:p>
          </table:table-cell>
          <table:table-cell office:value-type="float" office:value="257" table:style-name="ce3">
            <text:p>257</text:p>
          </table:table-cell>
          <table:table-cell office:value-type="float" office:value="5896" table:number-columns-spanned="2" table:number-rows-spanned="1" table:style-name="ce8">
            <text:p>5,896</text:p>
          </table:table-cell>
          <table:covered-table-cell/>
          <table:table-cell office:value-type="percentage" office:value="0.76472114137483782" table:style-name="ce4">
            <text:p>76.47%</text:p>
          </table:table-cell>
          <table:table-cell office:value-type="float" office:value="2956.696065128901" table:number-columns-spanned="2" table:number-rows-spanned="1" table:style-name="ce8">
            <text:p>2,957</text:p>
          </table:table-cell>
          <table:covered-table-cell/>
          <table:table-cell office:value-type="float" office:value="17432680" table:style-name="ce3">
            <text:p>17,432,680</text:p>
          </table:table-cell>
          <table:table-cell office:value-type="float" office:value="37349358" table:style-name="ce3">
            <text:p>37,349,358</text:p>
          </table:table-cell>
          <table:table-cell office:value-type="float" office:value="60046930" table:style-name="ce3">
            <text:p>60,046,9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尊爵大飯店</text:p>
          </table:table-cell>
          <table:covered-table-cell table:number-columns-repeated="4"/>
          <table:table-cell office:value-type="string" office:string-value="尊爵大飯店" table:formula="of:=SUBSTITUTE([.A77];&quot;*&quot;;&quot;&quot;)" table:style-name="ce6">
            <text:p>尊爵大飯店</text:p>
          </table:table-cell>
          <table:table-cell office:value-type="string" table:style-name="ce6">
            <text:p>Taoyuan-Hsinchu-Miaoli</text:p>
          </table:table-cell>
          <table:table-cell office:value-type="float" office:value="231" table:style-name="ce3">
            <text:p>231</text:p>
          </table:table-cell>
          <table:table-cell office:value-type="float" office:value="4038" table:number-columns-spanned="2" table:number-rows-spanned="1" table:style-name="ce8">
            <text:p>4,038</text:p>
          </table:table-cell>
          <table:covered-table-cell/>
          <table:table-cell office:value-type="percentage" office:value="0.58268398268398269" table:style-name="ce4">
            <text:p>58.27%</text:p>
          </table:table-cell>
          <table:table-cell office:value-type="float" office:value="2322.5599306587419" table:number-columns-spanned="2" table:number-rows-spanned="1" table:style-name="ce8">
            <text:p>2,323</text:p>
          </table:table-cell>
          <table:covered-table-cell/>
          <table:table-cell office:value-type="float" office:value="9378497" table:style-name="ce3">
            <text:p>9,378,497</text:p>
          </table:table-cell>
          <table:table-cell office:value-type="float" office:value="15164465" table:style-name="ce3">
            <text:p>15,164,465</text:p>
          </table:table-cell>
          <table:table-cell office:value-type="float" office:value="26357447" table:style-name="ce3">
            <text:p>26,357,4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古華花園飯店</text:p>
          </table:table-cell>
          <table:covered-table-cell table:number-columns-repeated="4"/>
          <table:table-cell office:value-type="string" office:string-value="古華花園飯店" table:formula="of:=SUBSTITUTE([.A78];&quot;*&quot;;&quot;&quot;)" table:style-name="ce6">
            <text:p>古華花園飯店</text:p>
          </table:table-cell>
          <table:table-cell office:value-type="string" table:style-name="ce6">
            <text:p>Taoyuan-Hsinchu-Miaoli</text:p>
          </table:table-cell>
          <table:table-cell office:value-type="float" office:value="255" table:style-name="ce3">
            <text:p>255</text:p>
          </table:table-cell>
          <table:table-cell office:value-type="float" office:value="6195" table:number-columns-spanned="2" table:number-rows-spanned="1" table:style-name="ce8">
            <text:p>6,195</text:p>
          </table:table-cell>
          <table:covered-table-cell/>
          <table:table-cell office:value-type="percentage" office:value="0.80980392156862746" table:style-name="ce4">
            <text:p>80.98%</text:p>
          </table:table-cell>
          <table:table-cell office:value-type="float" office:value="2861.134463276836" table:number-columns-spanned="2" table:number-rows-spanned="1" table:style-name="ce8">
            <text:p>2,861</text:p>
          </table:table-cell>
          <table:covered-table-cell/>
          <table:table-cell office:value-type="float" office:value="17724728" table:style-name="ce3">
            <text:p>17,724,728</text:p>
          </table:table-cell>
          <table:table-cell office:value-type="float" office:value="17603245" table:style-name="ce3">
            <text:p>17,603,245</text:p>
          </table:table-cell>
          <table:table-cell office:value-type="float" office:value="37168212" table:style-name="ce3">
            <text:p>37,168,21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福容大飯店 <text:s text:c="2"/>桃園</text:p>
          </table:table-cell>
          <table:covered-table-cell table:number-columns-repeated="4"/>
          <table:table-cell office:value-type="string" office:string-value="福容大飯店   桃園" table:formula="of:=SUBSTITUTE([.A79];&quot;*&quot;;&quot;&quot;)" table:style-name="ce6">
            <text:p>福容大飯店 <text:s text:c="2"/>桃園</text:p>
          </table:table-cell>
          <table:table-cell office:value-type="string" table:style-name="ce6">
            <text:p>Taoyuan-Hsinchu-Miaoli</text:p>
          </table:table-cell>
          <table:table-cell office:value-type="float" office:value="182" table:style-name="ce3">
            <text:p>182</text:p>
          </table:table-cell>
          <table:table-cell office:value-type="float" office:value="3855" table:number-columns-spanned="2" table:number-rows-spanned="1" table:style-name="ce8">
            <text:p>3,855</text:p>
          </table:table-cell>
          <table:covered-table-cell/>
          <table:table-cell office:value-type="percentage" office:value="0.70604395604395609" table:style-name="ce4">
            <text:p>70.60%</text:p>
          </table:table-cell>
          <table:table-cell office:value-type="float" office:value="1928.317250324254" table:number-columns-spanned="2" table:number-rows-spanned="1" table:style-name="ce8">
            <text:p>1,928</text:p>
          </table:table-cell>
          <table:covered-table-cell/>
          <table:table-cell office:value-type="float" office:value="7433663" table:style-name="ce3">
            <text:p>7,433,663</text:p>
          </table:table-cell>
          <table:table-cell office:value-type="float" office:value="5047669" table:style-name="ce3">
            <text:p>5,047,669</text:p>
          </table:table-cell>
          <table:table-cell office:value-type="float" office:value="12880971" table:style-name="ce3">
            <text:p>12,880,9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福容大飯店 林口</text:p>
          </table:table-cell>
          <table:covered-table-cell table:number-columns-repeated="4"/>
          <table:table-cell office:value-type="string" office:string-value="福容大飯店 林口" table:formula="of:=SUBSTITUTE([.A80];&quot;*&quot;;&quot;&quot;)" table:style-name="ce6">
            <text:p>福容大飯店 林口</text:p>
          </table:table-cell>
          <table:table-cell office:value-type="string" table:style-name="ce6">
            <text:p>Taoyuan-Hsinchu-Miaoli</text:p>
          </table:table-cell>
          <table:table-cell office:value-type="float" office:value="149" table:style-name="ce3">
            <text:p>149</text:p>
          </table:table-cell>
          <table:table-cell office:value-type="float" office:value="2708" table:number-columns-spanned="2" table:number-rows-spanned="1" table:style-name="ce8">
            <text:p>2,708</text:p>
          </table:table-cell>
          <table:covered-table-cell/>
          <table:table-cell office:value-type="percentage" office:value="0.60581655480984342" table:style-name="ce4">
            <text:p>60.58%</text:p>
          </table:table-cell>
          <table:table-cell office:value-type="float" office:value="2967.0070162481538" table:number-columns-spanned="2" table:number-rows-spanned="1" table:style-name="ce8">
            <text:p>2,967</text:p>
          </table:table-cell>
          <table:covered-table-cell/>
          <table:table-cell office:value-type="float" office:value="8034655" table:style-name="ce3">
            <text:p>8,034,655</text:p>
          </table:table-cell>
          <table:table-cell office:value-type="float" office:value="3418932" table:style-name="ce3">
            <text:p>3,418,932</text:p>
          </table:table-cell>
          <table:table-cell office:value-type="float" office:value="11513193" table:style-name="ce3">
            <text:p>11,513,1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豐邑喜來登大飯店</text:p>
          </table:table-cell>
          <table:covered-table-cell table:number-columns-repeated="4"/>
          <table:table-cell office:value-type="string" office:string-value="豐邑喜來登大飯店" table:formula="of:=SUBSTITUTE([.A81];&quot;*&quot;;&quot;&quot;)" table:style-name="ce6">
            <text:p>豐邑喜來登大飯店</text:p>
          </table:table-cell>
          <table:table-cell office:value-type="string" table:style-name="ce6">
            <text:p>Taoyuan-Hsinchu-Miaoli</text:p>
          </table:table-cell>
          <table:table-cell office:value-type="float" office:value="384" table:style-name="ce3">
            <text:p>384</text:p>
          </table:table-cell>
          <table:table-cell office:value-type="float" office:value="2482" table:number-columns-spanned="2" table:number-rows-spanned="1" table:style-name="ce8">
            <text:p>2,482</text:p>
          </table:table-cell>
          <table:covered-table-cell/>
          <table:table-cell office:value-type="percentage" office:value="0.2154513888888889" table:style-name="ce4">
            <text:p>21.55%</text:p>
          </table:table-cell>
          <table:table-cell office:value-type="float" office:value="3693.7534246575342" table:number-columns-spanned="2" table:number-rows-spanned="1" table:style-name="ce8">
            <text:p>3,694</text:p>
          </table:table-cell>
          <table:covered-table-cell/>
          <table:table-cell office:value-type="float" office:value="9167896" table:style-name="ce3">
            <text:p>9,167,896</text:p>
          </table:table-cell>
          <table:table-cell office:value-type="float" office:value="5250325" table:style-name="ce3">
            <text:p>5,250,325</text:p>
          </table:table-cell>
          <table:table-cell office:value-type="float" office:value="15694720" table:style-name="ce3">
            <text:p>15,694,7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馥藝金鬱金香酒店</text:p>
          </table:table-cell>
          <table:covered-table-cell table:number-columns-repeated="4"/>
          <table:table-cell office:value-type="string" office:string-value="馥藝金鬱金香酒店" table:formula="of:=SUBSTITUTE([.A82];&quot;*&quot;;&quot;&quot;)" table:style-name="ce6">
            <text:p>馥藝金鬱金香酒店</text:p>
          </table:table-cell>
          <table:table-cell office:value-type="string" table:style-name="ce6">
            <text:p>Taoyuan-Hsinchu-Miaoli</text:p>
          </table:table-cell>
          <table:table-cell office:value-type="float" office:value="191" table:style-name="ce3">
            <text:p>191</text:p>
          </table:table-cell>
          <table:table-cell office:value-type="float" office:value="3950" table:number-columns-spanned="2" table:number-rows-spanned="1" table:style-name="ce8">
            <text:p>3,950</text:p>
          </table:table-cell>
          <table:covered-table-cell/>
          <table:table-cell office:value-type="percentage" office:value="0.68935427574171027" table:style-name="ce4">
            <text:p>68.94%</text:p>
          </table:table-cell>
          <table:table-cell office:value-type="float" office:value="1806.7562025316461" table:number-columns-spanned="2" table:number-rows-spanned="1" table:style-name="ce8">
            <text:p>1,807</text:p>
          </table:table-cell>
          <table:covered-table-cell/>
          <table:table-cell office:value-type="float" office:value="7136687" table:style-name="ce3">
            <text:p>7,136,687</text:p>
          </table:table-cell>
          <table:table-cell office:value-type="float" office:value="4939760" table:style-name="ce3">
            <text:p>4,939,760</text:p>
          </table:table-cell>
          <table:table-cell office:value-type="float" office:value="12528562" table:style-name="ce3">
            <text:p>12,528,56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陽明山中國麗緻大飯店</text:p>
          </table:table-cell>
          <table:covered-table-cell table:number-columns-repeated="4"/>
          <table:table-cell office:value-type="string" office:string-value="陽明山中國麗緻大飯店" table:formula="of:=SUBSTITUTE([.A83];&quot;*&quot;;&quot;&quot;)" table:style-name="ce6">
            <text:p>陽明山中國麗緻大飯店</text:p>
          </table:table-cell>
          <table:table-cell office:value-type="string" table:style-name="ce6">
            <text:p>Scenery</text:p>
          </table:table-cell>
          <table:table-cell office:value-type="float" office:value="47" table:style-name="ce3">
            <text:p>47</text:p>
          </table:table-cell>
          <table:table-cell office:value-type="float" office:value="398" table:number-columns-spanned="2" table:number-rows-spanned="1" table:style-name="ce8">
            <text:p>398</text:p>
          </table:table-cell>
          <table:covered-table-cell/>
          <table:table-cell office:value-type="percentage" office:value="0.28226950354609931" table:style-name="ce4">
            <text:p>28.23%</text:p>
          </table:table-cell>
          <table:table-cell office:value-type="float" office:value="4045.3065326633159" table:number-columns-spanned="2" table:number-rows-spanned="1" table:style-name="ce8">
            <text:p>4,045</text:p>
          </table:table-cell>
          <table:covered-table-cell/>
          <table:table-cell office:value-type="float" office:value="1610032" table:style-name="ce3">
            <text:p>1,610,032</text:p>
          </table:table-cell>
          <table:table-cell office:value-type="float" office:value="2092784" table:style-name="ce3">
            <text:p>2,092,784</text:p>
          </table:table-cell>
          <table:table-cell office:value-type="float" office:value="5622028" table:style-name="ce3">
            <text:p>5,622,0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趣淘漫旅</text:p>
          </table:table-cell>
          <table:covered-table-cell table:number-columns-repeated="4"/>
          <table:table-cell office:value-type="string" office:string-value="趣淘漫旅" table:formula="of:=SUBSTITUTE([.A84];&quot;*&quot;;&quot;&quot;)" table:style-name="ce6">
            <text:p>趣淘漫旅</text:p>
          </table:table-cell>
          <table:table-cell office:value-type="string" table:style-name="ce6">
            <text:p>Scenery</text:p>
          </table:table-cell>
          <table:table-cell office:value-type="float" office:value="198" table:style-name="ce3">
            <text:p>198</text:p>
          </table:table-cell>
          <table:table-cell office:value-type="float" office:value="2942" table:number-columns-spanned="2" table:number-rows-spanned="1" table:style-name="ce8">
            <text:p>2,942</text:p>
          </table:table-cell>
          <table:covered-table-cell/>
          <table:table-cell office:value-type="percentage" office:value="0.49528619528619527" table:style-name="ce4">
            <text:p>49.53%</text:p>
          </table:table-cell>
          <table:table-cell office:value-type="float" office:value="2984.8399048266492" table:number-columns-spanned="2" table:number-rows-spanned="1" table:style-name="ce8">
            <text:p>2,985</text:p>
          </table:table-cell>
          <table:covered-table-cell/>
          <table:table-cell office:value-type="float" office:value="8781399" table:style-name="ce3">
            <text:p>8,781,399</text:p>
          </table:table-cell>
          <table:table-cell office:value-type="float" office:value="4510168" table:style-name="ce3">
            <text:p>4,510,168</text:p>
          </table:table-cell>
          <table:table-cell office:value-type="float" office:value="15169286" table:style-name="ce3">
            <text:p>15,169,2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高雄圓山大飯店</text:p>
          </table:table-cell>
          <table:covered-table-cell table:number-columns-repeated="4"/>
          <table:table-cell office:value-type="string" office:string-value="高雄圓山大飯店" table:formula="of:=SUBSTITUTE([.A85];&quot;*&quot;;&quot;&quot;)" table:style-name="ce6">
            <text:p>高雄圓山大飯店</text:p>
          </table:table-cell>
          <table:table-cell office:value-type="string" table:style-name="ce6">
            <text:p>Scenery</text:p>
          </table:table-cell>
          <table:table-cell office:value-type="float" office:value="107" table:style-name="ce3">
            <text:p>107</text:p>
          </table:table-cell>
          <table:table-cell office:value-type="float" office:value="1913" table:number-columns-spanned="2" table:number-rows-spanned="1" table:style-name="ce8">
            <text:p>1,913</text:p>
          </table:table-cell>
          <table:covered-table-cell/>
          <table:table-cell office:value-type="percentage" office:value="0.59595015576323984" table:style-name="ce4">
            <text:p>59.60%</text:p>
          </table:table-cell>
          <table:table-cell office:value-type="float" office:value="2430.1583899634079" table:number-columns-spanned="2" table:number-rows-spanned="1" table:style-name="ce8">
            <text:p>2,430</text:p>
          </table:table-cell>
          <table:covered-table-cell/>
          <table:table-cell office:value-type="float" office:value="4648893" table:style-name="ce3">
            <text:p>4,648,893</text:p>
          </table:table-cell>
          <table:table-cell office:value-type="float" office:value="11758429" table:style-name="ce3">
            <text:p>11,758,429</text:p>
          </table:table-cell>
          <table:table-cell office:value-type="float" office:value="17340258" table:style-name="ce3">
            <text:p>17,340,2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礁溪老爺大酒店</text:p>
          </table:table-cell>
          <table:covered-table-cell table:number-columns-repeated="4"/>
          <table:table-cell office:value-type="string" office:string-value="礁溪老爺大酒店" table:formula="of:=SUBSTITUTE([.A86];&quot;*&quot;;&quot;&quot;)" table:style-name="ce6">
            <text:p>礁溪老爺大酒店</text:p>
          </table:table-cell>
          <table:table-cell office:value-type="string" table:style-name="ce6">
            <text:p>Scenery</text:p>
          </table:table-cell>
          <table:table-cell office:value-type="float" office:value="193" table:style-name="ce3">
            <text:p>193</text:p>
          </table:table-cell>
          <table:table-cell office:value-type="float" office:value="3800" table:number-columns-spanned="2" table:number-rows-spanned="1" table:style-name="ce8">
            <text:p>3,800</text:p>
          </table:table-cell>
          <table:covered-table-cell/>
          <table:table-cell office:value-type="percentage" office:value="0.65630397236614857" table:style-name="ce4">
            <text:p>65.63%</text:p>
          </table:table-cell>
          <table:table-cell office:value-type="float" office:value="6630.479736842105" table:number-columns-spanned="2" table:number-rows-spanned="1" table:style-name="ce8">
            <text:p>6,630</text:p>
          </table:table-cell>
          <table:covered-table-cell/>
          <table:table-cell office:value-type="float" office:value="25195823" table:style-name="ce3">
            <text:p>25,195,823</text:p>
          </table:table-cell>
          <table:table-cell office:value-type="float" office:value="19453067" table:style-name="ce3">
            <text:p>19,453,067</text:p>
          </table:table-cell>
          <table:table-cell office:value-type="float" office:value="53893981" table:style-name="ce3">
            <text:p>53,893,9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涵碧樓大飯店</text:p>
          </table:table-cell>
          <table:covered-table-cell table:number-columns-repeated="4"/>
          <table:table-cell office:value-type="string" office:string-value="涵碧樓大飯店" table:formula="of:=SUBSTITUTE([.A87];&quot;*&quot;;&quot;&quot;)" table:style-name="ce6">
            <text:p>涵碧樓大飯店</text:p>
          </table:table-cell>
          <table:table-cell office:value-type="string" table:style-name="ce6">
            <text:p>Scenery</text:p>
          </table:table-cell>
          <table:table-cell office:value-type="float" office:value="96" table:style-name="ce3">
            <text:p>96</text:p>
          </table:table-cell>
          <table:table-cell office:value-type="float" office:value="2332" table:number-columns-spanned="2" table:number-rows-spanned="1" table:style-name="ce8">
            <text:p>2,332</text:p>
          </table:table-cell>
          <table:covered-table-cell/>
          <table:table-cell office:value-type="percentage" office:value="0.80972222222222223" table:style-name="ce4">
            <text:p>80.97%</text:p>
          </table:table-cell>
          <table:table-cell office:value-type="float" office:value="14010.804888507721" table:number-columns-spanned="2" table:number-rows-spanned="1" table:style-name="ce8">
            <text:p>14,011</text:p>
          </table:table-cell>
          <table:covered-table-cell/>
          <table:table-cell office:value-type="float" office:value="32673197" table:style-name="ce3">
            <text:p>32,673,197</text:p>
          </table:table-cell>
          <table:table-cell office:value-type="float" office:value="4873090" table:style-name="ce3">
            <text:p>4,873,090</text:p>
          </table:table-cell>
          <table:table-cell office:value-type="float" office:value="40526119" table:style-name="ce3">
            <text:p>40,526,1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雲品溫泉酒店日月潭</text:p>
          </table:table-cell>
          <table:covered-table-cell table:number-columns-repeated="4"/>
          <table:table-cell office:value-type="string" office:string-value="雲品溫泉酒店日月潭" table:formula="of:=SUBSTITUTE([.A88];&quot;*&quot;;&quot;&quot;)" table:style-name="ce6">
            <text:p>雲品溫泉酒店日月潭</text:p>
          </table:table-cell>
          <table:table-cell office:value-type="string" table:style-name="ce6">
            <text:p>Scenery</text:p>
          </table:table-cell>
          <table:table-cell office:value-type="float" office:value="211" table:style-name="ce3">
            <text:p>211</text:p>
          </table:table-cell>
          <table:table-cell office:value-type="float" office:value="4430" table:number-columns-spanned="2" table:number-rows-spanned="1" table:style-name="ce8">
            <text:p>4,430</text:p>
          </table:table-cell>
          <table:covered-table-cell/>
          <table:table-cell office:value-type="percentage" office:value="0.69984202211690361" table:style-name="ce4">
            <text:p>69.98%</text:p>
          </table:table-cell>
          <table:table-cell office:value-type="float" office:value="8137.3119638826183" table:number-columns-spanned="2" table:number-rows-spanned="1" table:style-name="ce8">
            <text:p>8,137</text:p>
          </table:table-cell>
          <table:covered-table-cell/>
          <table:table-cell office:value-type="float" office:value="36048292" table:style-name="ce3">
            <text:p>36,048,292</text:p>
          </table:table-cell>
          <table:table-cell office:value-type="float" office:value="20683219" table:style-name="ce3">
            <text:p>20,683,219</text:p>
          </table:table-cell>
          <table:table-cell office:value-type="float" office:value="60494522" table:style-name="ce3">
            <text:p>60,494,52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日月行館</text:p>
          </table:table-cell>
          <table:covered-table-cell table:number-columns-repeated="4"/>
          <table:table-cell office:value-type="string" office:string-value="日月行館" table:formula="of:=SUBSTITUTE([.A89];&quot;*&quot;;&quot;&quot;)" table:style-name="ce6">
            <text:p>日月行館</text:p>
          </table:table-cell>
          <table:table-cell office:value-type="string" table:style-name="ce6">
            <text:p>Scenery</text:p>
          </table:table-cell>
          <table:table-cell office:value-type="float" office:value="92" table:style-name="ce3">
            <text:p>92</text:p>
          </table:table-cell>
          <table:table-cell office:value-type="float" office:value="782" table:number-columns-spanned="2" table:number-rows-spanned="1" table:style-name="ce8">
            <text:p>782</text:p>
          </table:table-cell>
          <table:covered-table-cell/>
          <table:table-cell office:value-type="percentage" office:value="0.28333333333333333" table:style-name="ce4">
            <text:p>28.33%</text:p>
          </table:table-cell>
          <table:table-cell office:value-type="float" office:value="10011.400255754481" table:number-columns-spanned="2" table:number-rows-spanned="1" table:style-name="ce8">
            <text:p>10,011</text:p>
          </table:table-cell>
          <table:covered-table-cell/>
          <table:table-cell office:value-type="float" office:value="7828915" table:style-name="ce3">
            <text:p>7,828,915</text:p>
          </table:table-cell>
          <table:table-cell office:value-type="float" office:value="2016932" table:style-name="ce3">
            <text:p>2,016,932</text:p>
          </table:table-cell>
          <table:table-cell office:value-type="float" office:value="9972893" table:style-name="ce3">
            <text:p>9,972,8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凱撒大飯店</text:p>
          </table:table-cell>
          <table:covered-table-cell table:number-columns-repeated="4"/>
          <table:table-cell office:value-type="string" office:string-value="凱撒大飯店" table:formula="of:=SUBSTITUTE([.A90];&quot;*&quot;;&quot;&quot;)" table:style-name="ce6">
            <text:p>凱撒大飯店</text:p>
          </table:table-cell>
          <table:table-cell office:value-type="string" table:style-name="ce6">
            <text:p>Scenery</text:p>
          </table:table-cell>
          <table:table-cell office:value-type="float" office:value="281" table:style-name="ce3">
            <text:p>281</text:p>
          </table:table-cell>
          <table:table-cell office:value-type="float" office:value="8133" table:number-columns-spanned="2" table:number-rows-spanned="1" table:style-name="ce8">
            <text:p>8,133</text:p>
          </table:table-cell>
          <table:covered-table-cell/>
          <table:table-cell office:value-type="percentage" office:value="0.96476868327402132" table:style-name="ce4">
            <text:p>96.48%</text:p>
          </table:table-cell>
          <table:table-cell office:value-type="float" office:value="4591.6547399483588" table:number-columns-spanned="2" table:number-rows-spanned="1" table:style-name="ce8">
            <text:p>4,592</text:p>
          </table:table-cell>
          <table:covered-table-cell/>
          <table:table-cell office:value-type="float" office:value="37343928" table:style-name="ce3">
            <text:p>37,343,928</text:p>
          </table:table-cell>
          <table:table-cell office:value-type="float" office:value="13835426" table:style-name="ce3">
            <text:p>13,835,426</text:p>
          </table:table-cell>
          <table:table-cell office:value-type="float" office:value="53556245" table:style-name="ce3">
            <text:p>53,556,24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墾丁福華渡假飯店</text:p>
          </table:table-cell>
          <table:covered-table-cell table:number-columns-repeated="4"/>
          <table:table-cell office:value-type="string" office:string-value="墾丁福華渡假飯店" table:formula="of:=SUBSTITUTE([.A91];&quot;*&quot;;&quot;&quot;)" table:style-name="ce6">
            <text:p>墾丁福華渡假飯店</text:p>
          </table:table-cell>
          <table:table-cell office:value-type="string" table:style-name="ce6">
            <text:p>Scenery</text:p>
          </table:table-cell>
          <table:table-cell office:value-type="float" office:value="458" table:style-name="ce3">
            <text:p>458</text:p>
          </table:table-cell>
          <table:table-cell office:value-type="float" office:value="9844" table:number-columns-spanned="2" table:number-rows-spanned="1" table:style-name="ce8">
            <text:p>9,844</text:p>
          </table:table-cell>
          <table:covered-table-cell/>
          <table:table-cell office:value-type="percentage" office:value="0.71644832605531295" table:style-name="ce4">
            <text:p>71.64%</text:p>
          </table:table-cell>
          <table:table-cell office:value-type="float" office:value="3256.0508939455508" table:number-columns-spanned="2" table:number-rows-spanned="1" table:style-name="ce8">
            <text:p>3,256</text:p>
          </table:table-cell>
          <table:covered-table-cell/>
          <table:table-cell office:value-type="float" office:value="32052565" table:style-name="ce3">
            <text:p>32,052,565</text:p>
          </table:table-cell>
          <table:table-cell office:value-type="float" office:value="11873964" table:style-name="ce3">
            <text:p>11,873,964</text:p>
          </table:table-cell>
          <table:table-cell office:value-type="float" office:value="46664858" table:style-name="ce3">
            <text:p>46,664,8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東方渡假酒店</text:p>
          </table:table-cell>
          <table:covered-table-cell table:number-columns-repeated="4"/>
          <table:table-cell office:value-type="string" office:string-value="東方渡假酒店" table:formula="of:=SUBSTITUTE([.A92];&quot;*&quot;;&quot;&quot;)" table:style-name="ce6">
            <text:p>東方渡假酒店</text:p>
          </table:table-cell>
          <table:table-cell office:value-type="string" table:style-name="ce6">
            <text:p>Scenery</text:p>
          </table:table-cell>
          <table:table-cell office:value-type="float" office:value="112" table:style-name="ce3">
            <text:p>112</text:p>
          </table:table-cell>
          <table:table-cell office:value-type="float" office:value="809" table:number-columns-spanned="2" table:number-rows-spanned="1" table:style-name="ce8">
            <text:p>809</text:p>
          </table:table-cell>
          <table:covered-table-cell/>
          <table:table-cell office:value-type="percentage" office:value="0.2407738095238095" table:style-name="ce4">
            <text:p>24.08%</text:p>
          </table:table-cell>
          <table:table-cell office:value-type="float" office:value="2567.3003708281831" table:number-columns-spanned="2" table:number-rows-spanned="1" table:style-name="ce8">
            <text:p>2,567</text:p>
          </table:table-cell>
          <table:covered-table-cell/>
          <table:table-cell office:value-type="float" office:value="2076946" table:style-name="ce3">
            <text:p>2,076,946</text:p>
          </table:table-cell>
          <table:table-cell office:value-type="float" office:value="1577382" table:style-name="ce3">
            <text:p>1,577,382</text:p>
          </table:table-cell>
          <table:table-cell office:value-type="float" office:value="3654328" table:style-name="ce3">
            <text:p>3,654,3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知本老爺大酒店</text:p>
          </table:table-cell>
          <table:covered-table-cell table:number-columns-repeated="4"/>
          <table:table-cell office:value-type="string" office:string-value="知本老爺大酒店" table:formula="of:=SUBSTITUTE([.A93];&quot;*&quot;;&quot;&quot;)" table:style-name="ce6">
            <text:p>知本老爺大酒店</text:p>
          </table:table-cell>
          <table:table-cell office:value-type="string" table:style-name="ce6">
            <text:p>Scenery</text:p>
          </table:table-cell>
          <table:table-cell office:value-type="float" office:value="182" table:style-name="ce3">
            <text:p>182</text:p>
          </table:table-cell>
          <table:table-cell office:value-type="float" office:value="3238" table:number-columns-spanned="2" table:number-rows-spanned="1" table:style-name="ce8">
            <text:p>3,238</text:p>
          </table:table-cell>
          <table:covered-table-cell/>
          <table:table-cell office:value-type="percentage" office:value="0.59304029304029304" table:style-name="ce4">
            <text:p>59.30%</text:p>
          </table:table-cell>
          <table:table-cell office:value-type="float" office:value="3817.9749845583692" table:number-columns-spanned="2" table:number-rows-spanned="1" table:style-name="ce8">
            <text:p>3,818</text:p>
          </table:table-cell>
          <table:covered-table-cell/>
          <table:table-cell office:value-type="float" office:value="12362603" table:style-name="ce3">
            <text:p>12,362,603</text:p>
          </table:table-cell>
          <table:table-cell office:value-type="float" office:value="7877907" table:style-name="ce3">
            <text:p>7,877,907</text:p>
          </table:table-cell>
          <table:table-cell office:value-type="float" office:value="23550688" table:style-name="ce3">
            <text:p>23,550,6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太魯閣晶英酒店</text:p>
          </table:table-cell>
          <table:covered-table-cell table:number-columns-repeated="4"/>
          <table:table-cell office:value-type="string" office:string-value="太魯閣晶英酒店" table:formula="of:=SUBSTITUTE([.A94];&quot;*&quot;;&quot;&quot;)" table:style-name="ce6">
            <text:p>太魯閣晶英酒店</text:p>
          </table:table-cell>
          <table:table-cell office:value-type="string" table:style-name="ce6">
            <text:p>Scenery</text:p>
          </table:table-cell>
          <table:table-cell office:value-type="float" office:value="160" table:style-name="ce3">
            <text:p>160</text:p>
          </table:table-cell>
          <table:table-cell office:value-type="float" office:value="3659" table:number-columns-spanned="2" table:number-rows-spanned="1" table:style-name="ce8">
            <text:p>3,659</text:p>
          </table:table-cell>
          <table:covered-table-cell/>
          <table:table-cell office:value-type="percentage" office:value="0.7622916666666667" table:style-name="ce4">
            <text:p>76.23%</text:p>
          </table:table-cell>
          <table:table-cell office:value-type="float" office:value="7433.1609729434267" table:number-columns-spanned="2" table:number-rows-spanned="1" table:style-name="ce8">
            <text:p>7,433</text:p>
          </table:table-cell>
          <table:covered-table-cell/>
          <table:table-cell office:value-type="float" office:value="27197936" table:style-name="ce3">
            <text:p>27,197,936</text:p>
          </table:table-cell>
          <table:table-cell office:value-type="float" office:value="9452087" table:style-name="ce3">
            <text:p>9,452,087</text:p>
          </table:table-cell>
          <table:table-cell office:value-type="float" office:value="40498884" table:style-name="ce3">
            <text:p>40,498,8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福容大飯店 福隆</text:p>
          </table:table-cell>
          <table:covered-table-cell table:number-columns-repeated="4"/>
          <table:table-cell office:value-type="string" office:string-value="福容大飯店 福隆" table:formula="of:=SUBSTITUTE([.A95];&quot;*&quot;;&quot;&quot;)" table:style-name="ce6">
            <text:p>福容大飯店 福隆</text:p>
          </table:table-cell>
          <table:table-cell office:value-type="string" table:style-name="ce6">
            <text:p>Scenery</text:p>
          </table:table-cell>
          <table:table-cell office:value-type="float" office:value="174" table:style-name="ce3">
            <text:p>174</text:p>
          </table:table-cell>
          <table:table-cell office:value-type="float" office:value="2555" table:number-columns-spanned="2" table:number-rows-spanned="1" table:style-name="ce8">
            <text:p>2,555</text:p>
          </table:table-cell>
          <table:covered-table-cell/>
          <table:table-cell office:value-type="percentage" office:value="0.48946360153256713" table:style-name="ce4">
            <text:p>48.95%</text:p>
          </table:table-cell>
          <table:table-cell office:value-type="float" office:value="4837.6309197651663" table:number-columns-spanned="2" table:number-rows-spanned="1" table:style-name="ce8">
            <text:p>4,838</text:p>
          </table:table-cell>
          <table:covered-table-cell/>
          <table:table-cell office:value-type="float" office:value="12360147" table:style-name="ce3">
            <text:p>12,360,147</text:p>
          </table:table-cell>
          <table:table-cell office:value-type="float" office:value="6863428" table:style-name="ce3">
            <text:p>6,863,428</text:p>
          </table:table-cell>
          <table:table-cell office:value-type="float" office:value="20045694" table:style-name="ce3">
            <text:p>20,045,69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龍谷大飯店</text:p>
          </table:table-cell>
          <table:covered-table-cell table:number-columns-repeated="4"/>
          <table:table-cell office:value-type="string" office:string-value="龍谷大飯店" table:formula="of:=SUBSTITUTE([.A96];&quot;*&quot;;&quot;&quot;)" table:style-name="ce6">
            <text:p>龍谷大飯店</text:p>
          </table:table-cell>
          <table:table-cell office:value-type="string" table:style-name="ce6">
            <text:p>Scenery</text:p>
          </table:table-cell>
          <table:table-cell office:value-type="float" office:value="189" table:style-name="ce3">
            <text:p>189</text:p>
          </table:table-cell>
          <table:table-cell office:value-type="float" office:value="1285" table:number-columns-spanned="2" table:number-rows-spanned="1" table:style-name="ce8">
            <text:p>1,285</text:p>
          </table:table-cell>
          <table:covered-table-cell/>
          <table:table-cell office:value-type="percentage" office:value="0.22663139329806001" table:style-name="ce4">
            <text:p>22.66%</text:p>
          </table:table-cell>
          <table:table-cell office:value-type="float" office:value="1911.814785992218" table:number-columns-spanned="2" table:number-rows-spanned="1" table:style-name="ce8">
            <text:p>1,912</text:p>
          </table:table-cell>
          <table:covered-table-cell/>
          <table:table-cell office:value-type="float" office:value="2456682" table:style-name="ce3">
            <text:p>2,456,682</text:p>
          </table:table-cell>
          <table:table-cell office:value-type="float" office:value="1044168" table:style-name="ce3">
            <text:p>1,044,168</text:p>
          </table:table-cell>
          <table:table-cell office:value-type="float" office:value="3874267" table:style-name="ce3">
            <text:p>3,874,2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阿里山賓館</text:p>
          </table:table-cell>
          <table:covered-table-cell table:number-columns-repeated="4"/>
          <table:table-cell office:value-type="string" office:string-value="阿里山賓館" table:formula="of:=SUBSTITUTE([.A97];&quot;*&quot;;&quot;&quot;)" table:style-name="ce6">
            <text:p>阿里山賓館</text:p>
          </table:table-cell>
          <table:table-cell office:value-type="string" table:style-name="ce6">
            <text:p>Scenery</text:p>
          </table:table-cell>
          <table:table-cell office:value-type="float" office:value="35" table:style-name="ce3">
            <text:p>35</text:p>
          </table:table-cell>
          <table:table-cell office:value-type="float" office:value="402" table:number-columns-spanned="2" table:number-rows-spanned="1" table:style-name="ce8">
            <text:p>402</text:p>
          </table:table-cell>
          <table:covered-table-cell/>
          <table:table-cell office:value-type="percentage" office:value="0.38285714285714278" table:style-name="ce4">
            <text:p>38.29%</text:p>
          </table:table-cell>
          <table:table-cell office:value-type="float" office:value="5500.4900497512444" table:number-columns-spanned="2" table:number-rows-spanned="1" table:style-name="ce8">
            <text:p>5,500</text:p>
          </table:table-cell>
          <table:covered-table-cell/>
          <table:table-cell office:value-type="float" office:value="2211197" table:style-name="ce3">
            <text:p>2,211,197</text:p>
          </table:table-cell>
          <table:table-cell office:value-type="float" office:value="0" table:style-name="ce3">
            <text:p>0</text:p>
          </table:table-cell>
          <table:table-cell office:value-type="float" office:value="2211197" table:style-name="ce3">
            <text:p>2,211,1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名都觀光渡假大飯店</text:p>
          </table:table-cell>
          <table:covered-table-cell table:number-columns-repeated="4"/>
          <table:table-cell office:value-type="string" office:string-value="名都觀光渡假大飯店" table:formula="of:=SUBSTITUTE([.A98];&quot;*&quot;;&quot;&quot;)" table:style-name="ce6">
            <text:p>名都觀光渡假大飯店</text:p>
          </table:table-cell>
          <table:table-cell office:value-type="string" table:style-name="ce6">
            <text:p>Scenery</text:p>
          </table:table-cell>
          <table:table-cell office:value-type="float" office:value="97" table:style-name="ce3">
            <text:p>97</text:p>
          </table:table-cell>
          <table:table-cell office:value-type="float" office:value="1654" table:number-columns-spanned="2" table:number-rows-spanned="1" table:style-name="ce8">
            <text:p>1,654</text:p>
          </table:table-cell>
          <table:covered-table-cell/>
          <table:table-cell office:value-type="percentage" office:value="0.56838487972508589" table:style-name="ce4">
            <text:p>56.84%</text:p>
          </table:table-cell>
          <table:table-cell office:value-type="float" office:value="1030.0108827085851" table:number-columns-spanned="2" table:number-rows-spanned="1" table:style-name="ce8">
            <text:p>1,030</text:p>
          </table:table-cell>
          <table:covered-table-cell/>
          <table:table-cell office:value-type="float" office:value="1703638" table:style-name="ce3">
            <text:p>1,703,638</text:p>
          </table:table-cell>
          <table:table-cell office:value-type="float" office:value="3103217" table:style-name="ce3">
            <text:p>3,103,217</text:p>
          </table:table-cell>
          <table:table-cell office:value-type="float" office:value="4919776" table:style-name="ce3">
            <text:p>4,919,7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阿里山賓館(新館)</text:p>
          </table:table-cell>
          <table:covered-table-cell table:number-columns-repeated="4"/>
          <table:table-cell office:value-type="string" office:string-value="阿里山賓館(新館)" table:formula="of:=SUBSTITUTE([.A99];&quot;*&quot;;&quot;&quot;)" table:style-name="ce6">
            <text:p>阿里山賓館(新館)</text:p>
          </table:table-cell>
          <table:table-cell office:value-type="string" table:style-name="ce6">
            <text:p>Scenery</text:p>
          </table:table-cell>
          <table:table-cell office:value-type="float" office:value="102" table:style-name="ce3">
            <text:p>102</text:p>
          </table:table-cell>
          <table:table-cell office:value-type="float" office:value="2042" table:number-columns-spanned="2" table:number-rows-spanned="1" table:style-name="ce8">
            <text:p>2,042</text:p>
          </table:table-cell>
          <table:covered-table-cell/>
          <table:table-cell office:value-type="percentage" office:value="0.66732026143790846" table:style-name="ce4">
            <text:p>66.73%</text:p>
          </table:table-cell>
          <table:table-cell office:value-type="float" office:value="5286.8976493633691" table:number-columns-spanned="2" table:number-rows-spanned="1" table:style-name="ce8">
            <text:p>5,287</text:p>
          </table:table-cell>
          <table:covered-table-cell/>
          <table:table-cell office:value-type="float" office:value="10795845" table:style-name="ce3">
            <text:p>10,795,845</text:p>
          </table:table-cell>
          <table:table-cell office:value-type="float" office:value="6431919" table:style-name="ce3">
            <text:p>6,431,919</text:p>
          </table:table-cell>
          <table:table-cell office:value-type="float" office:value="18305715" table:style-name="ce3">
            <text:p>18,305,7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墾丁怡灣渡假酒店</text:p>
          </table:table-cell>
          <table:covered-table-cell table:number-columns-repeated="4"/>
          <table:table-cell office:value-type="string" office:string-value="墾丁怡灣渡假酒店" table:formula="of:=SUBSTITUTE([.A100];&quot;*&quot;;&quot;&quot;)" table:style-name="ce6">
            <text:p>墾丁怡灣渡假酒店</text:p>
          </table:table-cell>
          <table:table-cell office:value-type="string" table:style-name="ce6">
            <text:p>Scenery</text:p>
          </table:table-cell>
          <table:table-cell office:value-type="float" office:value="240" table:style-name="ce3">
            <text:p>240</text:p>
          </table:table-cell>
          <table:table-cell office:value-type="float" office:value="2638" table:number-columns-spanned="2" table:number-rows-spanned="1" table:style-name="ce8">
            <text:p>2,638</text:p>
          </table:table-cell>
          <table:covered-table-cell/>
          <table:table-cell office:value-type="percentage" office:value="0.36638888888888888" table:style-name="ce4">
            <text:p>36.64%</text:p>
          </table:table-cell>
          <table:table-cell office:value-type="float" office:value="2754.3404094010621" table:number-columns-spanned="2" table:number-rows-spanned="1" table:style-name="ce8">
            <text:p>2,754</text:p>
          </table:table-cell>
          <table:covered-table-cell/>
          <table:table-cell office:value-type="float" office:value="7265950" table:style-name="ce3">
            <text:p>7,265,950</text:p>
          </table:table-cell>
          <table:table-cell office:value-type="float" office:value="311824" table:style-name="ce3">
            <text:p>311,824</text:p>
          </table:table-cell>
          <table:table-cell office:value-type="float" office:value="8000452" table:style-name="ce3">
            <text:p>8,000,4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福容大飯店 <text:s text:c="3"/>淡水漁人碼頭</text:p>
          </table:table-cell>
          <table:covered-table-cell table:number-columns-repeated="4"/>
          <table:table-cell office:value-type="string" office:string-value="福容大飯店    淡水漁人碼頭" table:formula="of:=SUBSTITUTE([.A101];&quot;*&quot;;&quot;&quot;)" table:style-name="ce6">
            <text:p>福容大飯店 <text:s text:c="3"/>淡水漁人碼頭</text:p>
          </table:table-cell>
          <table:table-cell office:value-type="string" table:style-name="ce6">
            <text:p>Others</text:p>
          </table:table-cell>
          <table:table-cell office:value-type="float" office:value="198" table:style-name="ce3">
            <text:p>198</text:p>
          </table:table-cell>
          <table:table-cell office:value-type="float" office:value="3403" table:number-columns-spanned="2" table:number-rows-spanned="1" table:style-name="ce8">
            <text:p>3,403</text:p>
          </table:table-cell>
          <table:covered-table-cell/>
          <table:table-cell office:value-type="percentage" office:value="0.5728956228956229" table:style-name="ce4">
            <text:p>57.29%</text:p>
          </table:table-cell>
          <table:table-cell office:value-type="float" office:value="4482.5885982956224" table:number-columns-spanned="2" table:number-rows-spanned="1" table:style-name="ce8">
            <text:p>4,483</text:p>
          </table:table-cell>
          <table:covered-table-cell/>
          <table:table-cell office:value-type="float" office:value="15254249" table:style-name="ce3">
            <text:p>15,254,249</text:p>
          </table:table-cell>
          <table:table-cell office:value-type="float" office:value="18255026" table:style-name="ce3">
            <text:p>18,255,026</text:p>
          </table:table-cell>
          <table:table-cell office:value-type="float" office:value="35976079" table:style-name="ce3">
            <text:p>35,976,0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大板根渡假酒店</text:p>
          </table:table-cell>
          <table:covered-table-cell table:number-columns-repeated="4"/>
          <table:table-cell office:value-type="string" office:string-value="大板根渡假酒店" table:formula="of:=SUBSTITUTE([.A102];&quot;*&quot;;&quot;&quot;)" table:style-name="ce6">
            <text:p>大板根渡假酒店</text:p>
          </table:table-cell>
          <table:table-cell office:value-type="string" table:style-name="ce6">
            <text:p>Others</text:p>
          </table:table-cell>
          <table:table-cell office:value-type="float" office:value="95" table:style-name="ce3">
            <text:p>95</text:p>
          </table:table-cell>
          <table:table-cell office:value-type="float" office:value="2346" table:number-columns-spanned="2" table:number-rows-spanned="1" table:style-name="ce8">
            <text:p>2,346</text:p>
          </table:table-cell>
          <table:covered-table-cell/>
          <table:table-cell office:value-type="percentage" office:value="0.82315789473684209" table:style-name="ce4">
            <text:p>82.32%</text:p>
          </table:table-cell>
          <table:table-cell office:value-type="float" office:value="4685.0920716112532" table:number-columns-spanned="2" table:number-rows-spanned="1" table:style-name="ce8">
            <text:p>4,685</text:p>
          </table:table-cell>
          <table:covered-table-cell/>
          <table:table-cell office:value-type="float" office:value="10991226" table:style-name="ce3">
            <text:p>10,991,226</text:p>
          </table:table-cell>
          <table:table-cell office:value-type="float" office:value="12772498" table:style-name="ce3">
            <text:p>12,772,498</text:p>
          </table:table-cell>
          <table:table-cell office:value-type="float" office:value="36661394" table:style-name="ce3">
            <text:p>36,661,39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板橋凱撒大飯店</text:p>
          </table:table-cell>
          <table:covered-table-cell table:number-columns-repeated="4"/>
          <table:table-cell office:value-type="string" office:string-value="板橋凱撒大飯店" table:formula="of:=SUBSTITUTE([.A103];&quot;*&quot;;&quot;&quot;)" table:style-name="ce6">
            <text:p>板橋凱撒大飯店</text:p>
          </table:table-cell>
          <table:table-cell office:value-type="string" table:style-name="ce6">
            <text:p>Others</text:p>
          </table:table-cell>
          <table:table-cell office:value-type="float" office:value="400" table:style-name="ce3">
            <text:p>400</text:p>
          </table:table-cell>
          <table:table-cell office:value-type="float" office:value="8375" table:number-columns-spanned="2" table:number-rows-spanned="1" table:style-name="ce8">
            <text:p>8,375</text:p>
          </table:table-cell>
          <table:covered-table-cell/>
          <table:table-cell office:value-type="percentage" office:value="0.69791666666666663" table:style-name="ce4">
            <text:p>69.79%</text:p>
          </table:table-cell>
          <table:table-cell office:value-type="float" office:value="3542.8223283582088" table:number-columns-spanned="2" table:number-rows-spanned="1" table:style-name="ce8">
            <text:p>3,543</text:p>
          </table:table-cell>
          <table:covered-table-cell/>
          <table:table-cell office:value-type="float" office:value="29671137" table:style-name="ce3">
            <text:p>29,671,137</text:p>
          </table:table-cell>
          <table:table-cell office:value-type="float" office:value="15158104" table:style-name="ce3">
            <text:p>15,158,104</text:p>
          </table:table-cell>
          <table:table-cell office:value-type="float" office:value="45029146" table:style-name="ce3">
            <text:p>45,029,1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南大飯店</text:p>
          </table:table-cell>
          <table:covered-table-cell table:number-columns-repeated="4"/>
          <table:table-cell office:value-type="string" office:string-value="台南大飯店" table:formula="of:=SUBSTITUTE([.A104];&quot;*&quot;;&quot;&quot;)" table:style-name="ce6">
            <text:p>台南大飯店</text:p>
          </table:table-cell>
          <table:table-cell office:value-type="string" table:style-name="ce6">
            <text:p>Others</text:p>
          </table:table-cell>
          <table:table-cell office:value-type="float" office:value="152" table:style-name="ce3">
            <text:p>152</text:p>
          </table:table-cell>
          <table:table-cell office:value-type="float" office:value="2799" table:number-columns-spanned="2" table:number-rows-spanned="1" table:style-name="ce8">
            <text:p>2,799</text:p>
          </table:table-cell>
          <table:covered-table-cell/>
          <table:table-cell office:value-type="percentage" office:value="0.6138157894736842" table:style-name="ce4">
            <text:p>61.38%</text:p>
          </table:table-cell>
          <table:table-cell office:value-type="float" office:value="2049.3744194355131" table:number-columns-spanned="2" table:number-rows-spanned="1" table:style-name="ce8">
            <text:p>2,049</text:p>
          </table:table-cell>
          <table:covered-table-cell/>
          <table:table-cell office:value-type="float" office:value="5736199" table:style-name="ce3">
            <text:p>5,736,199</text:p>
          </table:table-cell>
          <table:table-cell office:value-type="float" office:value="8709782" table:style-name="ce3">
            <text:p>8,709,782</text:p>
          </table:table-cell>
          <table:table-cell office:value-type="float" office:value="15611565" table:style-name="ce3">
            <text:p>15,611,5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大億麗緻酒店</text:p>
          </table:table-cell>
          <table:covered-table-cell table:number-columns-repeated="4"/>
          <table:table-cell office:value-type="string" office:string-value="大億麗緻酒店" table:formula="of:=SUBSTITUTE([.A105];&quot;*&quot;;&quot;&quot;)" table:style-name="ce6">
            <text:p>大億麗緻酒店</text:p>
          </table:table-cell>
          <table:table-cell office:value-type="string" table:style-name="ce6">
            <text:p>Others</text:p>
          </table:table-cell>
          <table:table-cell office:value-type="float" office:value="315" table:style-name="ce3">
            <text:p>315</text:p>
          </table:table-cell>
          <table:table-cell office:value-type="float" office:value="6428" table:number-columns-spanned="2" table:number-rows-spanned="1" table:style-name="ce8">
            <text:p>6,428</text:p>
          </table:table-cell>
          <table:covered-table-cell/>
          <table:table-cell office:value-type="percentage" office:value="0.68021164021164027" table:style-name="ce4">
            <text:p>68.02%</text:p>
          </table:table-cell>
          <table:table-cell office:value-type="float" office:value="3015.1880833851901" table:number-columns-spanned="2" table:number-rows-spanned="1" table:style-name="ce8">
            <text:p>3,015</text:p>
          </table:table-cell>
          <table:covered-table-cell/>
          <table:table-cell office:value-type="float" office:value="19381629" table:style-name="ce3">
            <text:p>19,381,629</text:p>
          </table:table-cell>
          <table:table-cell office:value-type="float" office:value="23467812" table:style-name="ce3">
            <text:p>23,467,812</text:p>
          </table:table-cell>
          <table:table-cell office:value-type="float" office:value="47891216" table:style-name="ce3">
            <text:p>47,891,21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糖長榮酒店(台南)</text:p>
          </table:table-cell>
          <table:covered-table-cell table:number-columns-repeated="4"/>
          <table:table-cell office:value-type="string" office:string-value="台糖長榮酒店(台南)" table:formula="of:=SUBSTITUTE([.A106];&quot;*&quot;;&quot;&quot;)" table:style-name="ce6">
            <text:p>台糖長榮酒店(台南)</text:p>
          </table:table-cell>
          <table:table-cell office:value-type="string" table:style-name="ce6">
            <text:p>Others</text:p>
          </table:table-cell>
          <table:table-cell office:value-type="float" office:value="197" table:style-name="ce3">
            <text:p>197</text:p>
          </table:table-cell>
          <table:table-cell office:value-type="float" office:value="5161" table:number-columns-spanned="2" table:number-rows-spanned="1" table:style-name="ce8">
            <text:p>5,161</text:p>
          </table:table-cell>
          <table:covered-table-cell/>
          <table:table-cell office:value-type="percentage" office:value="0.87326565143824031" table:style-name="ce4">
            <text:p>87.33%</text:p>
          </table:table-cell>
          <table:table-cell office:value-type="float" office:value="2316.286766130595" table:number-columns-spanned="2" table:number-rows-spanned="1" table:style-name="ce8">
            <text:p>2,316</text:p>
          </table:table-cell>
          <table:covered-table-cell/>
          <table:table-cell office:value-type="float" office:value="11954356" table:style-name="ce3">
            <text:p>11,954,356</text:p>
          </table:table-cell>
          <table:table-cell office:value-type="float" office:value="20305090" table:style-name="ce3">
            <text:p>20,305,090</text:p>
          </table:table-cell>
          <table:table-cell office:value-type="float" office:value="33767942" table:style-name="ce3">
            <text:p>33,767,9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香格里拉台南遠東國際大飯店</text:p>
          </table:table-cell>
          <table:covered-table-cell table:number-columns-repeated="4"/>
          <table:table-cell office:value-type="string" office:string-value="香格里拉台南遠東國際大飯店" table:formula="of:=SUBSTITUTE([.A107];&quot;*&quot;;&quot;&quot;)" table:style-name="ce6">
            <text:p>香格里拉台南遠東國際大飯店</text:p>
          </table:table-cell>
          <table:table-cell office:value-type="string" table:style-name="ce6">
            <text:p>Others</text:p>
          </table:table-cell>
          <table:table-cell office:value-type="float" office:value="333" table:style-name="ce3">
            <text:p>333</text:p>
          </table:table-cell>
          <table:table-cell office:value-type="float" office:value="7186" table:number-columns-spanned="2" table:number-rows-spanned="1" table:style-name="ce8">
            <text:p>7,186</text:p>
          </table:table-cell>
          <table:covered-table-cell/>
          <table:table-cell office:value-type="percentage" office:value="0.71931931931931936" table:style-name="ce4">
            <text:p>71.93%</text:p>
          </table:table-cell>
          <table:table-cell office:value-type="float" office:value="3545.2173671026999" table:number-columns-spanned="2" table:number-rows-spanned="1" table:style-name="ce8">
            <text:p>3,545</text:p>
          </table:table-cell>
          <table:covered-table-cell/>
          <table:table-cell office:value-type="float" office:value="25475932" table:style-name="ce3">
            <text:p>25,475,932</text:p>
          </table:table-cell>
          <table:table-cell office:value-type="float" office:value="23205700" table:style-name="ce3">
            <text:p>23,205,700</text:p>
          </table:table-cell>
          <table:table-cell office:value-type="float" office:value="54756584" table:style-name="ce3">
            <text:p>54,756,5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台南大員皇冠假日酒店</text:p>
          </table:table-cell>
          <table:covered-table-cell table:number-columns-repeated="4"/>
          <table:table-cell office:value-type="string" office:string-value="台南大員皇冠假日酒店" table:formula="of:=SUBSTITUTE([.A108];&quot;*&quot;;&quot;&quot;)" table:style-name="ce6">
            <text:p>台南大員皇冠假日酒店</text:p>
          </table:table-cell>
          <table:table-cell office:value-type="string" table:style-name="ce6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4426" table:number-columns-spanned="2" table:number-rows-spanned="1" table:style-name="ce8">
            <text:p>4,426</text:p>
          </table:table-cell>
          <table:covered-table-cell/>
          <table:table-cell office:value-type="percentage" office:value="0.63867243867243872" table:style-name="ce4">
            <text:p>63.87%</text:p>
          </table:table-cell>
          <table:table-cell office:value-type="float" office:value="3050.7882964301848" table:number-columns-spanned="2" table:number-rows-spanned="1" table:style-name="ce8">
            <text:p>3,051</text:p>
          </table:table-cell>
          <table:covered-table-cell/>
          <table:table-cell office:value-type="float" office:value="13502789" table:style-name="ce3">
            <text:p>13,502,789</text:p>
          </table:table-cell>
          <table:table-cell office:value-type="float" office:value="16174668" table:style-name="ce3">
            <text:p>16,174,668</text:p>
          </table:table-cell>
          <table:table-cell office:value-type="float" office:value="32793725" table:style-name="ce3">
            <text:p>32,793,72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蘭城晶英酒店</text:p>
          </table:table-cell>
          <table:covered-table-cell table:number-columns-repeated="4"/>
          <table:table-cell office:value-type="string" office:string-value="蘭城晶英酒店" table:formula="of:=SUBSTITUTE([.A109];&quot;*&quot;;&quot;&quot;)" table:style-name="ce6">
            <text:p>蘭城晶英酒店</text:p>
          </table:table-cell>
          <table:table-cell office:value-type="string" table:style-name="ce6">
            <text:p>Others</text:p>
          </table:table-cell>
          <table:table-cell office:value-type="float" office:value="193" table:style-name="ce3">
            <text:p>193</text:p>
          </table:table-cell>
          <table:table-cell office:value-type="float" office:value="4179" table:number-columns-spanned="2" table:number-rows-spanned="1" table:style-name="ce8">
            <text:p>4,179</text:p>
          </table:table-cell>
          <table:covered-table-cell/>
          <table:table-cell office:value-type="percentage" office:value="0.72176165803108805" table:style-name="ce4">
            <text:p>72.18%</text:p>
          </table:table-cell>
          <table:table-cell office:value-type="float" office:value="9352.6434553720992" table:number-columns-spanned="2" table:number-rows-spanned="1" table:style-name="ce8">
            <text:p>9,353</text:p>
          </table:table-cell>
          <table:covered-table-cell/>
          <table:table-cell office:value-type="float" office:value="39084697" table:style-name="ce3">
            <text:p>39,084,697</text:p>
          </table:table-cell>
          <table:table-cell office:value-type="float" office:value="33070270" table:style-name="ce3">
            <text:p>33,070,270</text:p>
          </table:table-cell>
          <table:table-cell office:value-type="float" office:value="82682844" table:style-name="ce3">
            <text:p>82,682,84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長榮鳳凰酒店(礁溪)</text:p>
          </table:table-cell>
          <table:covered-table-cell table:number-columns-repeated="4"/>
          <table:table-cell office:value-type="string" office:string-value="長榮鳳凰酒店(礁溪)" table:formula="of:=SUBSTITUTE([.A110];&quot;*&quot;;&quot;&quot;)" table:style-name="ce6">
            <text:p>長榮鳳凰酒店(礁溪)</text:p>
          </table:table-cell>
          <table:table-cell office:value-type="string" table:style-name="ce6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4345" table:number-columns-spanned="2" table:number-rows-spanned="1" table:style-name="ce8">
            <text:p>4,345</text:p>
          </table:table-cell>
          <table:covered-table-cell/>
          <table:table-cell office:value-type="percentage" office:value="0.62698412698412698" table:style-name="ce4">
            <text:p>62.70%</text:p>
          </table:table-cell>
          <table:table-cell office:value-type="float" office:value="5535.2303797468358" table:number-columns-spanned="2" table:number-rows-spanned="1" table:style-name="ce8">
            <text:p>5,535</text:p>
          </table:table-cell>
          <table:covered-table-cell/>
          <table:table-cell office:value-type="float" office:value="24050576" table:style-name="ce3">
            <text:p>24,050,576</text:p>
          </table:table-cell>
          <table:table-cell office:value-type="float" office:value="19739336" table:style-name="ce3">
            <text:p>19,739,336</text:p>
          </table:table-cell>
          <table:table-cell office:value-type="float" office:value="50138211" table:style-name="ce3">
            <text:p>50,138,2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綠舞國際觀光飯店</text:p>
          </table:table-cell>
          <table:covered-table-cell table:number-columns-repeated="4"/>
          <table:table-cell office:value-type="string" office:string-value="綠舞國際觀光飯店" table:formula="of:=SUBSTITUTE([.A111];&quot;*&quot;;&quot;&quot;)" table:style-name="ce6">
            <text:p>綠舞國際觀光飯店</text:p>
          </table:table-cell>
          <table:table-cell office:value-type="string" table:style-name="ce6">
            <text:p>Others</text:p>
          </table:table-cell>
          <table:table-cell office:value-type="float" office:value="104" table:style-name="ce3">
            <text:p>104</text:p>
          </table:table-cell>
          <table:table-cell office:value-type="float" office:value="893" table:number-columns-spanned="2" table:number-rows-spanned="1" table:style-name="ce8">
            <text:p>893</text:p>
          </table:table-cell>
          <table:covered-table-cell/>
          <table:table-cell office:value-type="percentage" office:value="0.2862179487179487" table:style-name="ce4">
            <text:p>28.62%</text:p>
          </table:table-cell>
          <table:table-cell office:value-type="float" office:value="5754.871220604703" table:number-columns-spanned="2" table:number-rows-spanned="1" table:style-name="ce8">
            <text:p>5,755</text:p>
          </table:table-cell>
          <table:covered-table-cell/>
          <table:table-cell office:value-type="float" office:value="5139100" table:style-name="ce3">
            <text:p>5,139,100</text:p>
          </table:table-cell>
          <table:table-cell office:value-type="float" office:value="3143622" table:style-name="ce3">
            <text:p>3,143,622</text:p>
          </table:table-cell>
          <table:table-cell office:value-type="float" office:value="9262834" table:style-name="ce3">
            <text:p>9,262,8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麒麟大飯店</text:p>
          </table:table-cell>
          <table:covered-table-cell table:number-columns-repeated="4"/>
          <table:table-cell office:value-type="string" office:string-value="麒麟大飯店" table:formula="of:=SUBSTITUTE([.A112];&quot;*&quot;;&quot;&quot;)" table:style-name="ce6">
            <text:p>麒麟大飯店</text:p>
          </table:table-cell>
          <table:table-cell office:value-type="string" table:style-name="ce6">
            <text:p>Others</text:p>
          </table:table-cell>
          <table:table-cell office:value-type="float" office:value="167" table:style-name="ce3">
            <text:p>167</text:p>
          </table:table-cell>
          <table:table-cell office:value-type="float" office:value="1232" table:number-columns-spanned="2" table:number-rows-spanned="1" table:style-name="ce8">
            <text:p>1,232</text:p>
          </table:table-cell>
          <table:covered-table-cell/>
          <table:table-cell office:value-type="percentage" office:value="0.24590818363273451" table:style-name="ce4">
            <text:p>24.59%</text:p>
          </table:table-cell>
          <table:table-cell office:value-type="float" office:value="3422.875" table:number-columns-spanned="2" table:number-rows-spanned="1" table:style-name="ce8">
            <text:p>3,423</text:p>
          </table:table-cell>
          <table:covered-table-cell/>
          <table:table-cell office:value-type="float" office:value="4216982" table:style-name="ce3">
            <text:p>4,216,982</text:p>
          </table:table-cell>
          <table:table-cell office:value-type="float" office:value="1846341" table:style-name="ce3">
            <text:p>1,846,341</text:p>
          </table:table-cell>
          <table:table-cell office:value-type="float" office:value="6348811" table:style-name="ce3">
            <text:p>6,348,8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娜路彎大酒店</text:p>
          </table:table-cell>
          <table:covered-table-cell table:number-columns-repeated="4"/>
          <table:table-cell office:value-type="string" office:string-value="娜路彎大酒店" table:formula="of:=SUBSTITUTE([.A113];&quot;*&quot;;&quot;&quot;)" table:style-name="ce6">
            <text:p>娜路彎大酒店</text:p>
          </table:table-cell>
          <table:table-cell office:value-type="string" table:style-name="ce6">
            <text:p>Others</text:p>
          </table:table-cell>
          <table:table-cell office:value-type="float" office:value="276" table:style-name="ce3">
            <text:p>276</text:p>
          </table:table-cell>
          <table:table-cell office:value-type="float" office:value="4256" table:number-columns-spanned="2" table:number-rows-spanned="1" table:style-name="ce8">
            <text:p>4,256</text:p>
          </table:table-cell>
          <table:covered-table-cell/>
          <table:table-cell office:value-type="percentage" office:value="0.51400966183574881" table:style-name="ce4">
            <text:p>51.40%</text:p>
          </table:table-cell>
          <table:table-cell office:value-type="float" office:value="3929.926221804511" table:number-columns-spanned="2" table:number-rows-spanned="1" table:style-name="ce8">
            <text:p>3,930</text:p>
          </table:table-cell>
          <table:covered-table-cell/>
          <table:table-cell office:value-type="float" office:value="16725766" table:style-name="ce3">
            <text:p>16,725,766</text:p>
          </table:table-cell>
          <table:table-cell office:value-type="float" office:value="10020322" table:style-name="ce3">
            <text:p>10,020,322</text:p>
          </table:table-cell>
          <table:table-cell office:value-type="float" office:value="30975227" table:style-name="ce3">
            <text:p>30,975,2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樂樂日暉溫泉酒店</text:p>
          </table:table-cell>
          <table:covered-table-cell table:number-columns-repeated="4"/>
          <table:table-cell office:value-type="string" office:string-value="樂樂日暉溫泉酒店" table:formula="of:=SUBSTITUTE([.A114];&quot;*&quot;;&quot;&quot;)" table:style-name="ce6">
            <text:p>樂樂日暉溫泉酒店</text:p>
          </table:table-cell>
          <table:table-cell office:value-type="string" table:style-name="ce6">
            <text:p>Others</text:p>
          </table:table-cell>
          <table:table-cell office:value-type="float" office:value="48" table:style-name="ce3">
            <text:p>48</text:p>
          </table:table-cell>
          <table:table-cell office:value-type="float" office:value="0" table:number-columns-spanned="2" table:number-rows-spanned="1" table:style-name="ce8">
            <text:p>0</text:p>
          </table:table-cell>
          <table:covered-table-cell/>
          <table:table-cell office:value-type="percentage" office:value="0" table:style-name="ce4">
            <text:p>0.00%</text:p>
          </table:table-cell>
          <table:table-cell office:value-type="float" office:value="0" table:number-columns-spanned="2" table:number-rows-spanned="1" table:style-name="ce8">
            <text:p>0</text:p>
          </table:table-cell>
          <table:covered-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耐斯王子大飯店</text:p>
          </table:table-cell>
          <table:covered-table-cell table:number-columns-repeated="4"/>
          <table:table-cell office:value-type="string" office:string-value="耐斯王子大飯店" table:formula="of:=SUBSTITUTE([.A115];&quot;*&quot;;&quot;&quot;)" table:style-name="ce6">
            <text:p>耐斯王子大飯店</text:p>
          </table:table-cell>
          <table:table-cell office:value-type="string" table:style-name="ce6">
            <text:p>Others</text:p>
          </table:table-cell>
          <table:table-cell office:value-type="float" office:value="245" table:style-name="ce3">
            <text:p>245</text:p>
          </table:table-cell>
          <table:table-cell office:value-type="float" office:value="5446" table:number-columns-spanned="2" table:number-rows-spanned="1" table:style-name="ce8">
            <text:p>5,446</text:p>
          </table:table-cell>
          <table:covered-table-cell/>
          <table:table-cell office:value-type="percentage" office:value="0.74095238095238092" table:style-name="ce4">
            <text:p>74.10%</text:p>
          </table:table-cell>
          <table:table-cell office:value-type="float" office:value="1999.803892765332" table:number-columns-spanned="2" table:number-rows-spanned="1" table:style-name="ce8">
            <text:p>2,000</text:p>
          </table:table-cell>
          <table:covered-table-cell/>
          <table:table-cell office:value-type="float" office:value="10890932" table:style-name="ce3">
            <text:p>10,890,932</text:p>
          </table:table-cell>
          <table:table-cell office:value-type="float" office:value="16714864" table:style-name="ce3">
            <text:p>16,714,864</text:p>
          </table:table-cell>
          <table:table-cell office:value-type="float" office:value="28834584" table:style-name="ce3">
            <text:p>28,834,5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澎湖福朋喜來登酒店</text:p>
          </table:table-cell>
          <table:covered-table-cell table:number-columns-repeated="4"/>
          <table:table-cell office:value-type="string" office:string-value="澎湖福朋喜來登酒店" table:formula="of:=SUBSTITUTE([.A116];&quot;*&quot;;&quot;&quot;)" table:style-name="ce6">
            <text:p>澎湖福朋喜來登酒店</text:p>
          </table:table-cell>
          <table:table-cell office:value-type="string" table:style-name="ce6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7909" table:number-columns-spanned="2" table:number-rows-spanned="1" table:style-name="ce8">
            <text:p>7,909</text:p>
          </table:table-cell>
          <table:covered-table-cell/>
          <table:table-cell office:value-type="percentage" office:value="0.79647532729103732" table:style-name="ce4">
            <text:p>79.65%</text:p>
          </table:table-cell>
          <table:table-cell office:value-type="float" office:value="3108.0199772411179" table:number-columns-spanned="2" table:number-rows-spanned="1" table:style-name="ce8">
            <text:p>3,108</text:p>
          </table:table-cell>
          <table:covered-table-cell/>
          <table:table-cell office:value-type="float" office:value="24581330" table:style-name="ce3">
            <text:p>24,581,330</text:p>
          </table:table-cell>
          <table:table-cell office:value-type="float" office:value="21666331" table:style-name="ce3">
            <text:p>21,666,331</text:p>
          </table:table-cell>
          <table:table-cell office:value-type="float" office:value="51065847" table:style-name="ce3">
            <text:p>51,065,8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瓏山林台北中和飯店</text:p>
          </table:table-cell>
          <table:covered-table-cell table:number-columns-repeated="4"/>
          <table:table-cell office:value-type="string" office:string-value="瓏山林台北中和飯店" table:formula="of:=SUBSTITUTE([.A117];&quot;*&quot;;&quot;&quot;)" table:style-name="ce6">
            <text:p>瓏山林台北中和飯店</text:p>
          </table:table-cell>
          <table:table-cell office:value-type="string" table:style-name="ce6">
            <text:p>Others</text:p>
          </table:table-cell>
          <table:table-cell office:value-type="float" office:value="126" table:style-name="ce3">
            <text:p>126</text:p>
          </table:table-cell>
          <table:table-cell office:value-type="float" office:value="1396" table:number-columns-spanned="2" table:number-rows-spanned="1" table:style-name="ce8">
            <text:p>1,396</text:p>
          </table:table-cell>
          <table:covered-table-cell/>
          <table:table-cell office:value-type="percentage" office:value="0.36931216931216931" table:style-name="ce4">
            <text:p>36.93%</text:p>
          </table:table-cell>
          <table:table-cell office:value-type="float" office:value="2365.7148997134668" table:number-columns-spanned="2" table:number-rows-spanned="1" table:style-name="ce8">
            <text:p>2,366</text:p>
          </table:table-cell>
          <table:covered-table-cell/>
          <table:table-cell office:value-type="float" office:value="3302538" table:style-name="ce3">
            <text:p>3,302,538</text:p>
          </table:table-cell>
          <table:table-cell office:value-type="float" office:value="3221195" table:style-name="ce3">
            <text:p>3,221,195</text:p>
          </table:table-cell>
          <table:table-cell office:value-type="float" office:value="7934892" table:style-name="ce3">
            <text:p>7,934,8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和昇帝景飯店</text:p>
          </table:table-cell>
          <table:covered-table-cell table:number-columns-repeated="4"/>
          <table:table-cell office:value-type="string" office:string-value="和昇帝景飯店" table:formula="of:=SUBSTITUTE([.A118];&quot;*&quot;;&quot;&quot;)" table:style-name="ce6">
            <text:p>和昇帝景飯店</text:p>
          </table:table-cell>
          <table:table-cell office:value-type="string" table:style-name="ce6">
            <text:p>Others</text:p>
          </table:table-cell>
          <table:table-cell office:value-type="float" office:value="60" table:style-name="ce3">
            <text:p>60</text:p>
          </table:table-cell>
          <table:table-cell office:value-type="float" office:value="745" table:number-columns-spanned="2" table:number-rows-spanned="1" table:style-name="ce8">
            <text:p>745</text:p>
          </table:table-cell>
          <table:covered-table-cell/>
          <table:table-cell office:value-type="percentage" office:value="0.41388888888888892" table:style-name="ce4">
            <text:p>41.39%</text:p>
          </table:table-cell>
          <table:table-cell office:value-type="float" office:value="2681.040268456376" table:number-columns-spanned="2" table:number-rows-spanned="1" table:style-name="ce8">
            <text:p>2,681</text:p>
          </table:table-cell>
          <table:covered-table-cell/>
          <table:table-cell office:value-type="float" office:value="1997375" table:style-name="ce3">
            <text:p>1,997,375</text:p>
          </table:table-cell>
          <table:table-cell office:value-type="float" office:value="0" table:style-name="ce3">
            <text:p>0</text:p>
          </table:table-cell>
          <table:table-cell office:value-type="float" office:value="1997974" table:style-name="ce3">
            <text:p>1,997,97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碧特弗大飯店</text:p>
          </table:table-cell>
          <table:covered-table-cell table:number-columns-repeated="4"/>
          <table:table-cell office:value-type="string" office:string-value="碧特弗大飯店" table:formula="of:=SUBSTITUTE([.A119];&quot;*&quot;;&quot;&quot;)" table:style-name="ce6">
            <text:p>碧特弗大飯店</text:p>
          </table:table-cell>
          <table:table-cell office:value-type="string" table:style-name="ce6">
            <text:p>Others</text:p>
          </table:table-cell>
          <table:table-cell office:value-type="float" office:value="54" table:style-name="ce3">
            <text:p>54</text:p>
          </table:table-cell>
          <table:table-cell office:value-type="float" office:value="679" table:number-columns-spanned="2" table:number-rows-spanned="1" table:style-name="ce8">
            <text:p>679</text:p>
          </table:table-cell>
          <table:covered-table-cell/>
          <table:table-cell office:value-type="percentage" office:value="0.41913580246913579" table:style-name="ce4">
            <text:p>41.91%</text:p>
          </table:table-cell>
          <table:table-cell office:value-type="float" office:value="2151.756995581738" table:number-columns-spanned="2" table:number-rows-spanned="1" table:style-name="ce8">
            <text:p>2,152</text:p>
          </table:table-cell>
          <table:covered-table-cell/>
          <table:table-cell office:value-type="float" office:value="1461043" table:style-name="ce3">
            <text:p>1,461,043</text:p>
          </table:table-cell>
          <table:table-cell office:value-type="float" office:value="136904" table:style-name="ce3">
            <text:p>136,904</text:p>
          </table:table-cell>
          <table:table-cell office:value-type="float" office:value="1597947" table:style-name="ce3">
            <text:p>1,597,9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美麗春天大飯店</text:p>
          </table:table-cell>
          <table:covered-table-cell table:number-columns-repeated="4"/>
          <table:table-cell office:value-type="string" office:string-value="美麗春天大飯店" table:formula="of:=SUBSTITUTE([.A120];&quot;*&quot;;&quot;&quot;)" table:style-name="ce6">
            <text:p>美麗春天大飯店</text:p>
          </table:table-cell>
          <table:table-cell office:value-type="string" table:style-name="ce6">
            <text:p>Others</text:p>
          </table:table-cell>
          <table:table-cell office:value-type="float" office:value="34" table:style-name="ce3">
            <text:p>34</text:p>
          </table:table-cell>
          <table:table-cell office:value-type="float" office:value="428" table:number-columns-spanned="2" table:number-rows-spanned="1" table:style-name="ce8">
            <text:p>428</text:p>
          </table:table-cell>
          <table:covered-table-cell/>
          <table:table-cell office:value-type="percentage" office:value="0.41960784313725491" table:style-name="ce4">
            <text:p>41.96%</text:p>
          </table:table-cell>
          <table:table-cell office:value-type="float" office:value="2173.3387850467288" table:number-columns-spanned="2" table:number-rows-spanned="1" table:style-name="ce8">
            <text:p>2,173</text:p>
          </table:table-cell>
          <table:covered-table-cell/>
          <table:table-cell office:value-type="float" office:value="930189" table:style-name="ce3">
            <text:p>930,189</text:p>
          </table:table-cell>
          <table:table-cell office:value-type="float" office:value="181478" table:style-name="ce3">
            <text:p>181,478</text:p>
          </table:table-cell>
          <table:table-cell office:value-type="float" office:value="1111667" table:style-name="ce3">
            <text:p>1,111,6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遠百企業觀光旅館</text:p>
          </table:table-cell>
          <table:covered-table-cell table:number-columns-repeated="4"/>
          <table:table-cell office:value-type="string" office:string-value="遠百企業觀光旅館" table:formula="of:=SUBSTITUTE([.A121];&quot;*&quot;;&quot;&quot;)" table:style-name="ce6">
            <text:p>遠百企業觀光旅館</text:p>
          </table:table-cell>
          <table:table-cell office:value-type="string" table:style-name="ce6">
            <text:p>Others</text:p>
          </table:table-cell>
          <table:table-cell office:value-type="float" office:value="40" table:style-name="ce3">
            <text:p>40</text:p>
          </table:table-cell>
          <table:table-cell office:value-type="float" office:value="70" table:number-columns-spanned="2" table:number-rows-spanned="1" table:style-name="ce8">
            <text:p>70</text:p>
          </table:table-cell>
          <table:covered-table-cell/>
          <table:table-cell office:value-type="percentage" office:value="5.8333333333333327E-2" table:style-name="ce4">
            <text:p>5.83%</text:p>
          </table:table-cell>
          <table:table-cell office:value-type="float" office:value="1000" table:number-columns-spanned="2" table:number-rows-spanned="1" table:style-name="ce8">
            <text:p>1,000</text:p>
          </table:table-cell>
          <table:covered-table-cell/>
          <table:table-cell office:value-type="float" office:value="70000" table:style-name="ce3">
            <text:p>70,000</text:p>
          </table:table-cell>
          <table:table-cell office:value-type="float" office:value="0" table:style-name="ce3">
            <text:p>0</text:p>
          </table:table-cell>
          <table:table-cell office:value-type="float" office:value="70000" table:style-name="ce3">
            <text:p>70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幼獅大飯店</text:p>
          </table:table-cell>
          <table:covered-table-cell table:number-columns-repeated="4"/>
          <table:table-cell office:value-type="string" office:string-value="幼獅大飯店" table:formula="of:=SUBSTITUTE([.A122];&quot;*&quot;;&quot;&quot;)" table:style-name="ce6">
            <text:p>幼獅大飯店</text:p>
          </table:table-cell>
          <table:table-cell office:value-type="string" table:style-name="ce6">
            <text:p>Others</text:p>
          </table:table-cell>
          <table:table-cell office:value-type="float" office:value="55" table:style-name="ce3">
            <text:p>55</text:p>
          </table:table-cell>
          <table:table-cell office:value-type="float" office:value="326" table:number-columns-spanned="2" table:number-rows-spanned="1" table:style-name="ce8">
            <text:p>326</text:p>
          </table:table-cell>
          <table:covered-table-cell/>
          <table:table-cell office:value-type="percentage" office:value="0.1975757575757576" table:style-name="ce4">
            <text:p>19.76%</text:p>
          </table:table-cell>
          <table:table-cell office:value-type="float" office:value="1001.779141104294" table:number-columns-spanned="2" table:number-rows-spanned="1" table:style-name="ce8">
            <text:p>1,002</text:p>
          </table:table-cell>
          <table:covered-table-cell/>
          <table:table-cell office:value-type="float" office:value="326580" table:style-name="ce3">
            <text:p>326,580</text:p>
          </table:table-cell>
          <table:table-cell office:value-type="float" office:value="0" table:style-name="ce3">
            <text:p>0</text:p>
          </table:table-cell>
          <table:table-cell office:value-type="float" office:value="354380" table:style-name="ce3">
            <text:p>354,3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山泉大飯店</text:p>
          </table:table-cell>
          <table:covered-table-cell table:number-columns-repeated="4"/>
          <table:table-cell office:value-type="string" office:string-value="山泉大飯店" table:formula="of:=SUBSTITUTE([.A123];&quot;*&quot;;&quot;&quot;)" table:style-name="ce6">
            <text:p>山泉大飯店</text:p>
          </table:table-cell>
          <table:table-cell office:value-type="string" table:style-name="ce6">
            <text:p>Others</text:p>
          </table:table-cell>
          <table:table-cell office:value-type="float" office:value="167" table:style-name="ce3">
            <text:p>167</text:p>
          </table:table-cell>
          <table:table-cell office:value-type="float" office:value="2016" table:number-columns-spanned="2" table:number-rows-spanned="1" table:style-name="ce8">
            <text:p>2,016</text:p>
          </table:table-cell>
          <table:covered-table-cell/>
          <table:table-cell office:value-type="percentage" office:value="0.4023952095808383" table:style-name="ce4">
            <text:p>40.24%</text:p>
          </table:table-cell>
          <table:table-cell office:value-type="float" office:value="2098.1731150793648" table:number-columns-spanned="2" table:number-rows-spanned="1" table:style-name="ce8">
            <text:p>2,098</text:p>
          </table:table-cell>
          <table:covered-table-cell/>
          <table:table-cell office:value-type="float" office:value="4229917" table:style-name="ce3">
            <text:p>4,229,917</text:p>
          </table:table-cell>
          <table:table-cell office:value-type="float" office:value="108481" table:style-name="ce3">
            <text:p>108,481</text:p>
          </table:table-cell>
          <table:table-cell office:value-type="float" office:value="4566735" table:style-name="ce3">
            <text:p>4,566,7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悅川酒店</text:p>
          </table:table-cell>
          <table:covered-table-cell table:number-columns-repeated="4"/>
          <table:table-cell office:value-type="string" office:string-value="悅川酒店" table:formula="of:=SUBSTITUTE([.A124];&quot;*&quot;;&quot;&quot;)" table:style-name="ce6">
            <text:p>悅川酒店</text:p>
          </table:table-cell>
          <table:table-cell office:value-type="string" table:style-name="ce6">
            <text:p>Others</text:p>
          </table:table-cell>
          <table:table-cell office:value-type="float" office:value="103" table:style-name="ce3">
            <text:p>103</text:p>
          </table:table-cell>
          <table:table-cell office:value-type="float" office:value="2482" table:number-columns-spanned="2" table:number-rows-spanned="1" table:style-name="ce8">
            <text:p>2,482</text:p>
          </table:table-cell>
          <table:covered-table-cell/>
          <table:table-cell office:value-type="percentage" office:value="0.80323624595469256" table:style-name="ce4">
            <text:p>80.32%</text:p>
          </table:table-cell>
          <table:table-cell office:value-type="float" office:value="3337.8376309427881" table:number-columns-spanned="2" table:number-rows-spanned="1" table:style-name="ce8">
            <text:p>3,338</text:p>
          </table:table-cell>
          <table:covered-table-cell/>
          <table:table-cell office:value-type="float" office:value="8284513" table:style-name="ce3">
            <text:p>8,284,513</text:p>
          </table:table-cell>
          <table:table-cell office:value-type="float" office:value="6378116" table:style-name="ce3">
            <text:p>6,378,116</text:p>
          </table:table-cell>
          <table:table-cell office:value-type="float" office:value="14662629" table:style-name="ce3">
            <text:p>14,662,62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台東桂田喜來登酒店</text:p>
          </table:table-cell>
          <table:covered-table-cell table:number-columns-repeated="4"/>
          <table:table-cell office:value-type="string" office:string-value="台東桂田喜來登酒店" table:formula="of:=SUBSTITUTE([.A125];&quot;*&quot;;&quot;&quot;)" table:style-name="ce6">
            <text:p>台東桂田喜來登酒店</text:p>
          </table:table-cell>
          <table:table-cell office:value-type="string" table:style-name="ce6">
            <text:p>Others</text:p>
          </table:table-cell>
          <table:table-cell office:value-type="float" office:value="290" table:style-name="ce3">
            <text:p>290</text:p>
          </table:table-cell>
          <table:table-cell office:value-type="float" office:value="4319" table:number-columns-spanned="2" table:number-rows-spanned="1" table:style-name="ce8">
            <text:p>4,319</text:p>
          </table:table-cell>
          <table:covered-table-cell/>
          <table:table-cell office:value-type="percentage" office:value="0.49643678160919541" table:style-name="ce4">
            <text:p>49.64%</text:p>
          </table:table-cell>
          <table:table-cell office:value-type="float" office:value="2679.070386663579" table:number-columns-spanned="2" table:number-rows-spanned="1" table:style-name="ce8">
            <text:p>2,679</text:p>
          </table:table-cell>
          <table:covered-table-cell/>
          <table:table-cell office:value-type="float" office:value="11570905" table:style-name="ce3">
            <text:p>11,570,905</text:p>
          </table:table-cell>
          <table:table-cell office:value-type="float" office:value="12593224" table:style-name="ce3">
            <text:p>12,593,224</text:p>
          </table:table-cell>
          <table:table-cell office:value-type="float" office:value="24846019" table:style-name="ce3">
            <text:p>24,846,01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長榮桂冠酒店(基隆)</text:p>
          </table:table-cell>
          <table:covered-table-cell table:number-columns-repeated="4"/>
          <table:table-cell office:value-type="string" office:string-value="長榮桂冠酒店(基隆)" table:formula="of:=SUBSTITUTE([.A126];&quot;*&quot;;&quot;&quot;)" table:style-name="ce6">
            <text:p>長榮桂冠酒店(基隆)</text:p>
          </table:table-cell>
          <table:table-cell office:value-type="string" table:style-name="ce6">
            <text:p>Others</text:p>
          </table:table-cell>
          <table:table-cell office:value-type="float" office:value="140" table:style-name="ce3">
            <text:p>140</text:p>
          </table:table-cell>
          <table:table-cell office:value-type="float" office:value="3531" table:number-columns-spanned="2" table:number-rows-spanned="1" table:style-name="ce8">
            <text:p>3,531</text:p>
          </table:table-cell>
          <table:covered-table-cell/>
          <table:table-cell office:value-type="percentage" office:value="0.84071428571428575" table:style-name="ce4">
            <text:p>84.07%</text:p>
          </table:table-cell>
          <table:table-cell office:value-type="float" office:value="2498.1489662984991" table:number-columns-spanned="2" table:number-rows-spanned="1" table:style-name="ce8">
            <text:p>2,498</text:p>
          </table:table-cell>
          <table:covered-table-cell/>
          <table:table-cell office:value-type="float" office:value="8820964" table:style-name="ce3">
            <text:p>8,820,964</text:p>
          </table:table-cell>
          <table:table-cell office:value-type="float" office:value="5816194" table:style-name="ce3">
            <text:p>5,816,194</text:p>
          </table:table-cell>
          <table:table-cell office:value-type="float" office:value="17570666" table:style-name="ce3">
            <text:p>17,570,66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鈺通大飯店</text:p>
          </table:table-cell>
          <table:covered-table-cell table:number-columns-repeated="4"/>
          <table:table-cell office:value-type="string" office:string-value="鈺通大飯店" table:formula="of:=SUBSTITUTE([.A127];&quot;*&quot;;&quot;&quot;)" table:style-name="ce6">
            <text:p>鈺通大飯店</text:p>
          </table:table-cell>
          <table:table-cell office:value-type="string" table:style-name="ce6">
            <text:p>Others</text:p>
          </table:table-cell>
          <table:table-cell office:value-type="float" office:value="120" table:style-name="ce3">
            <text:p>120</text:p>
          </table:table-cell>
          <table:table-cell office:value-type="float" office:value="1112" table:number-columns-spanned="2" table:number-rows-spanned="1" table:style-name="ce8">
            <text:p>1,112</text:p>
          </table:table-cell>
          <table:covered-table-cell/>
          <table:table-cell office:value-type="percentage" office:value="0.30888888888888888" table:style-name="ce4">
            <text:p>30.89%</text:p>
          </table:table-cell>
          <table:table-cell office:value-type="float" office:value="1739.944244604317" table:number-columns-spanned="2" table:number-rows-spanned="1" table:style-name="ce8">
            <text:p>1,740</text:p>
          </table:table-cell>
          <table:covered-table-cell/>
          <table:table-cell office:value-type="float" office:value="1934818" table:style-name="ce3">
            <text:p>1,934,818</text:p>
          </table:table-cell>
          <table:table-cell office:value-type="float" office:value="6074615" table:style-name="ce3">
            <text:p>6,074,615</text:p>
          </table:table-cell>
          <table:table-cell office:value-type="float" office:value="8036553" table:style-name="ce3">
            <text:p>8,036,5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寶華大飯店</text:p>
          </table:table-cell>
          <table:covered-table-cell table:number-columns-repeated="4"/>
          <table:table-cell office:value-type="string" office:string-value="寶華大飯店" table:formula="of:=SUBSTITUTE([.A128];&quot;*&quot;;&quot;&quot;)" table:style-name="ce6">
            <text:p>寶華大飯店</text:p>
          </table:table-cell>
          <table:table-cell office:value-type="string" table:style-name="ce6">
            <text:p>Others</text:p>
          </table:table-cell>
          <table:table-cell office:value-type="float" office:value="78" table:style-name="ce3">
            <text:p>78</text:p>
          </table:table-cell>
          <table:table-cell office:value-type="float" office:value="1501" table:number-columns-spanned="2" table:number-rows-spanned="1" table:style-name="ce8">
            <text:p>1,501</text:p>
          </table:table-cell>
          <table:covered-table-cell/>
          <table:table-cell office:value-type="percentage" office:value="0.64145299145299151" table:style-name="ce4">
            <text:p>64.15%</text:p>
          </table:table-cell>
          <table:table-cell office:value-type="float" office:value="2617.231179213858" table:number-columns-spanned="2" table:number-rows-spanned="1" table:style-name="ce8">
            <text:p>2,617</text:p>
          </table:table-cell>
          <table:covered-table-cell/>
          <table:table-cell office:value-type="float" office:value="3928464" table:style-name="ce3">
            <text:p>3,928,464</text:p>
          </table:table-cell>
          <table:table-cell office:value-type="float" office:value="5160" table:style-name="ce3">
            <text:p>5,160</text:p>
          </table:table-cell>
          <table:table-cell office:value-type="float" office:value="3935624" table:style-name="ce3">
            <text:p>3,935,6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7">
            <text:p>*陸島酒店</text:p>
          </table:table-cell>
          <table:covered-table-cell table:number-columns-repeated="4"/>
          <table:table-cell office:value-type="string" office:string-value="陸島酒店" table:formula="of:=SUBSTITUTE([.A129];&quot;*&quot;;&quot;&quot;)" table:style-name="ce6">
            <text:p>陸島酒店</text:p>
          </table:table-cell>
          <table:table-cell office:value-type="string" table:style-name="ce6">
            <text:p>Others</text:p>
          </table:table-cell>
          <table:table-cell office:value-type="float" office:value="47" table:style-name="ce3">
            <text:p>47</text:p>
          </table:table-cell>
          <table:table-cell office:value-type="float" office:value="664" table:number-columns-spanned="2" table:number-rows-spanned="1" table:style-name="ce8">
            <text:p>664</text:p>
          </table:table-cell>
          <table:covered-table-cell/>
          <table:table-cell office:value-type="percentage" office:value="0.47092198581560291" table:style-name="ce4">
            <text:p>47.09%</text:p>
          </table:table-cell>
          <table:table-cell office:value-type="float" office:value="1621.5346385542171" table:number-columns-spanned="2" table:number-rows-spanned="1" table:style-name="ce8">
            <text:p>1,622</text:p>
          </table:table-cell>
          <table:covered-table-cell/>
          <table:table-cell office:value-type="float" office:value="1076699" table:style-name="ce3">
            <text:p>1,076,699</text:p>
          </table:table-cell>
          <table:table-cell office:value-type="float" office:value="101840" table:style-name="ce3">
            <text:p>101,840</text:p>
          </table:table-cell>
          <table:table-cell office:value-type="float" office:value="1200906" table:style-name="ce3">
            <text:p>1,200,906</text:p>
          </table:table-cell>
          <table:table-cell table:number-columns-repeated="16368"/>
        </table:table-row>
        <table:table-row table:number-rows-repeated="10484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4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>Untitled Spreadsheet</dc:title>
    <dc:description/>
    <dc:subject/>
    <meta:initial-creator>Unknown Creator</meta:initial-creator>
    <dc:creator>emmayianpan</dc:creator>
    <meta:creation-date>2021-01-12T06:31:33Z</meta:creation-date>
    <dc:date>2021-03-24T17:41:35Z</dc:date>
  </office:meta>
</office:document-meta>
</file>